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65d87d" officeooo:paragraph-rsid="0065d87d" style:font-weight-asian="bold" style:font-weight-complex="bold"/>
    </style:style>
    <style:style style:name="P2" style:family="paragraph" style:parent-style-name="Standard">
      <style:text-properties style:text-underline-style="solid" style:text-underline-width="auto" style:text-underline-color="font-color" officeooo:rsid="0065d87d" officeooo:paragraph-rsid="0065d87d"/>
    </style:style>
    <style:style style:name="P3" style:family="paragraph" style:parent-style-name="Standard">
      <style:text-properties officeooo:rsid="0065d87d" officeooo:paragraph-rsid="0065d87d"/>
    </style:style>
    <style:style style:name="P4" style:family="paragraph" style:parent-style-name="Standard">
      <style:text-properties officeooo:rsid="0065d87d" officeooo:paragraph-rsid="0065d87d" fo:background-color="#ffff00"/>
    </style:style>
    <style:style style:name="P5" style:family="paragraph" style:parent-style-name="Standard">
      <style:text-properties fo:color="#ff3333" officeooo:rsid="0065d87d" officeooo:paragraph-rsid="0065d87d"/>
    </style:style>
    <style:style style:name="P6" style:family="paragraph" style:parent-style-name="Standard">
      <style:text-properties fo:color="#000000" officeooo:rsid="00b4cfbd" officeooo:paragraph-rsid="00b4cfbd"/>
    </style:style>
    <style:style style:name="P7" style:family="paragraph" style:parent-style-name="Standard">
      <style:text-properties fo:color="#000000" fo:font-weight="bold" officeooo:rsid="00b4cfbd" officeooo:paragraph-rsid="00b4cfbd" style:font-weight-asian="bold" style:font-weight-complex="bold"/>
    </style:style>
    <style:style style:name="P8" style:family="paragraph" style:parent-style-name="Standard">
      <style:text-properties fo:color="#000000" style:text-line-through-style="solid" style:text-line-through-type="single" officeooo:rsid="00b4cfbd" officeooo:paragraph-rsid="00b4cfbd"/>
    </style:style>
    <style:style style:name="P9" style:family="paragraph" style:parent-style-name="Standard">
      <style:text-properties fo:color="#ff6600" officeooo:rsid="00b4cfbd" officeooo:paragraph-rsid="00b4cfb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ff6600"/>
    </style:style>
    <style:style style:name="T3" style:family="text">
      <style:text-properties style:text-line-through-style="solid" style:text-line-through-type="singl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P.01(0210501000000)(10)(15)(6)(1.9)(MWh)(2.9)(MWh)(5.9)(Mvarh)(6.9)(Mvarh)(7.9)(Mvarh)(8.9)(Mvarh)</text:p>
      <text:p text:style-name="P6">(000.000)(001.609)(000.000)(000.048)(000.000)(000.000)</text:p>
      <text:p text:style-name="P6">P.01(0210501001500)(00)(15)(6)(1.9)(MWh)(2.9)(MWh)(5.9)(Mvarh)(6.9)(Mvarh)(7.9)(Mvarh)(8.9)(Mvarh)</text:p>
      <text:p text:style-name="P7">(000.000)(001.609)(000.000)(000.046)(000.000)(000.000)</text:p>
      <text:p text:style-name="P7">(000.000)(001.609)(000.000)(000.040)(000.000)(000.000)</text:p>
      <text:p text:style-name="P7">(000.000)(001.606)(000.000)(000.039)(000.000)(000.000)</text:p>
      <text:p text:style-name="P7">(000.000)(001.597)(000.000)(000.057)(000.000)(000.000)</text:p>
      <text:p text:style-name="P9">(000.000)(001.591)(000.000)(000.032)(000.000)(000.000)</text:p>
      <text:p text:style-name="P9">(000.000)(001.586)(000.000)(000.047)(000.000)(000.000)</text:p>
      <text:p text:style-name="P9">(000.000)(001.572)(000.000)(000.032)(000.000)(000.000)</text:p>
      <text:p text:style-name="P9">(000.000)(001.563)(000.000)(000.031)(000.000)(000.000)</text:p>
      <text:p text:style-name="P7">(000.000)(001.564)(000.000)(000.039)(000.000)(000.000)</text:p>
      <text:p text:style-name="P7">(000.000)(001.551)(000.000)(000.027)(000.000)(000.000)</text:p>
      <text:p text:style-name="P7">(000.000)(001.524)(000.000)(000.028)(000.000)(000.000)</text:p>
      <text:p text:style-name="P7">(000.000)(001.531)(000.000)(000.028)(000.000)(000.000)</text:p>
      <text:p text:style-name="P8">(000.000)(001.531)(000.000)(000.038)(000.000)(000.000)</text:p>
      <text:p text:style-name="P8">(000.000)(001.520)(000.000)(000.027)(000.000)(000.000)</text:p>
      <text:p text:style-name="P8">(000.000)(001.509)(000.000)(000.042)(000.000)(000.000)</text:p>
      <text:p text:style-name="P8">(000.000)(001.506)(000.000)(000.014)(000.000)(000.000)</text:p>
      <text:p text:style-name="P7">(000.000)(001.494)(000.000)(000.035)(000.000)(000.000)</text:p>
      <text:p text:style-name="P7">(000.000)(001.491)(000.000)(000.028)(000.000)(000.000)</text:p>
      <text:p text:style-name="P7">(000.000)(001.490)(000.000)(000.031)(000.000)(000.000)</text:p>
      <text:p text:style-name="P7">(000.000)(001.490)(000.000)(000.032)(000.000)(000.000)</text:p>
      <text:p text:style-name="P9">(000.000)(001.472)(000.000)(000.010)(000.000)(000.000)</text:p>
      <text:p text:style-name="P9">(000.000)(001.467)(000.000)(000.027)(000.000)(000.000)</text:p>
      <text:p text:style-name="P9">(000.000)(001.467)(000.000)(000.023)(000.000)(000.000)</text:p>
      <text:p text:style-name="P9">(000.000)(001.465)(000.000)(000.011)(000.000)(000.000)</text:p>
      <text:p text:style-name="P7">(000.000)(001.434)(000.000)(000.020)(000.000)(000.000)</text:p>
      <text:p text:style-name="P7">(000.000)(001.424)(000.000)(000.018)(000.000)(000.000)</text:p>
      <text:p text:style-name="P7">(000.000)(001.423)(000.000)(000.014)(000.000)(000.000)</text:p>
      <text:p text:style-name="P7">(000.000)(001.423)(000.000)(000.004)(000.000)(000.000)</text:p>
      <text:p text:style-name="P9">(000.000)(001.410)(000.000)(000.012)(000.000)(000.000)</text:p>
      <text:p text:style-name="P9">(000.000)(001.408)(000.000)(000.026)(000.000)(000.000)</text:p>
      <text:p text:style-name="P9">(000.000)(001.394)(000.000)(000.028)(000.000)(000.000)</text:p>
      <text:p text:style-name="P9">(000.000)(001.389)(000.000)(000.027)(000.000)(000.000)</text:p>
      <text:p text:style-name="P7">(000.000)(001.379)(000.000)(000.016)(000.000)(000.000)</text:p>
      <text:p text:style-name="P7">(000.000)(001.368)(000.000)(000.028)(000.000)(000.000)</text:p>
      <text:p text:style-name="P7">(000.000)(001.361)(000.000)(000.023)(000.000)(000.000)</text:p>
      <text:p text:style-name="P7">(000.000)(001.362)(000.000)(000.027)(000.000)(000.000)</text:p>
      <text:p text:style-name="P8">(000.000)(001.359)(000.000)(000.024)(000.000)(000.000)</text:p>
      <text:p text:style-name="P8">(000.000)(001.341)(000.000)(000.025)(000.000)(000.000)</text:p>
      <text:p text:style-name="P8">(000.000)(001.341)(000.000)(000.025)(000.000)(000.000)</text:p>
      <text:p text:style-name="P8">(000.000)(001.342)(000.000)(000.026)(000.000)(000.000)</text:p>
      <text:p text:style-name="P9">(000.000)(001.341)(000.000)(000.020)(000.000)(000.000)</text:p>
      <text:p text:style-name="P9">(000.000)(001.341)(000.000)(000.019)(000.000)(000.000)</text:p>
      <text:p text:style-name="P9">(000.000)(001.342)(000.000)(000.019)(000.000)(000.000)</text:p>
      <text:p text:style-name="P9">(000.000)(001.348)(000.000)(000.018)(000.000)(000.000)</text:p>
      <text:p text:style-name="P7">(000.000)(001.386)(000.000)(000.027)(000.000)(000.000)</text:p>
      <text:p text:style-name="P7">(000.000)(001.421)(000.000)(000.028)(000.000)(000.000)</text:p>
      <text:p text:style-name="P7">(000.000)(001.405)(000.000)(000.028)(000.000)(000.000)</text:p>
      <text:p text:style-name="P7"><text:soft-page-break/>(000.000)(001.393)(000.000)(000.027)(000.000)(000.000)</text:p>
      <text:p text:style-name="P9">(000.000)(001.393)(000.000)(000.028)(000.000)(000.000)</text:p>
      <text:p text:style-name="P9">(000.000)(001.422)(000.000)(000.028)(000.000)(000.000)</text:p>
      <text:p text:style-name="P9">(000.000)(001.490)(000.000)(000.031)(000.000)(000.000)</text:p>
      <text:p text:style-name="P9">(000.000)(001.511)(000.000)(000.032)(000.000)(000.000)</text:p>
      <text:p text:style-name="P7">(000.000)(001.510)(000.000)(000.033)(000.000)(000.000)</text:p>
      <text:p text:style-name="P7">(000.000)(001.520)(000.000)(000.032)(000.000)(000.000)</text:p>
      <text:p text:style-name="P7">(000.000)(001.556)(000.000)(000.034)(000.000)(000.000)</text:p>
      <text:p text:style-name="P7">(000.000)(001.566)(000.000)(000.035)(000.000)(000.000)</text:p>
      <text:p text:style-name="P9">(000.000)(001.603)(000.000)(000.036)(000.000)(000.000)</text:p>
      <text:p text:style-name="P9">(000.000)(001.602)(000.000)(000.036)(000.000)(000.000)</text:p>
      <text:p text:style-name="P9">(000.000)(001.602)(000.000)(000.036)(000.000)(000.000)</text:p>
      <text:p text:style-name="P9">(000.000)(001.601)(000.000)(000.036)(000.000)(000.000)</text:p>
      <text:p text:style-name="P7">(000.000)(001.603)(000.000)(000.037)(000.000)(000.000)</text:p>
      <text:p text:style-name="P7">(000.000)(001.603)(000.000)(000.037)(000.000)(000.000)</text:p>
      <text:p text:style-name="P7">(000.000)(001.604)(000.000)(000.037)(000.000)(000.000)</text:p>
      <text:p text:style-name="P7">(000.000)(001.605)(000.000)(000.037)(000.000)(000.000)</text:p>
      <text:p text:style-name="P9">(000.000)(001.606)(000.000)(000.038)(000.000)(000.000)</text:p>
      <text:p text:style-name="P9">(000.000)(001.605)(000.000)(000.037)(000.000)(000.000)</text:p>
      <text:p text:style-name="P9">(000.000)(001.606)(000.000)(000.038)(000.000)(000.000)</text:p>
      <text:p text:style-name="P9">(000.000)(001.656)(000.000)(000.037)(000.000)(000.000)</text:p>
      <text:p text:style-name="P7">(000.000)(001.605)(000.000)(000.037)(000.000)(000.000)</text:p>
      <text:p text:style-name="P7">(000.000)(001.606)(000.000)(000.036)(000.000)(000.000)</text:p>
      <text:p text:style-name="P7">(000.000)(001.605)(000.000)(000.037)(000.000)(000.000)</text:p>
      <text:p text:style-name="P7">(000.000)(001.634)(000.000)(000.037)(000.000)(000.000)</text:p>
      <text:p text:style-name="P9">(000.000)(001.647)(000.000)(000.037)(000.000)(000.000)</text:p>
      <text:p text:style-name="P9">(000.000)(001.605)(000.000)(000.036)(000.000)(000.000)</text:p>
      <text:p text:style-name="P9">(000.000)(001.606)(000.000)(000.036)(000.000)(000.000)</text:p>
      <text:p text:style-name="P9">(000.000)(001.606)(000.000)(000.036)(000.000)(000.000)</text:p>
      <text:p text:style-name="P7">(000.000)(001.605)(000.000)(000.036)(000.000)(000.000)</text:p>
      <text:p text:style-name="P7">(000.000)(001.605)(000.000)(000.040)(000.000)(000.000)</text:p>
      <text:p text:style-name="P7">(000.000)(001.604)(000.000)(000.036)(000.000)(000.000)</text:p>
      <text:p text:style-name="P7">(000.000)(001.604)(000.000)(000.036)(000.000)(000.000)</text:p>
      <text:p text:style-name="P9">(000.000)(001.599)(000.000)(000.037)(000.000)(000.000)</text:p>
      <text:p text:style-name="P9">(000.000)(001.573)(000.000)(000.035)(000.000)(000.000)</text:p>
      <text:p text:style-name="P9">(000.000)(001.571)(000.000)(000.034)(000.000)(000.000)</text:p>
      <text:p text:style-name="P9">(000.000)(001.570)(000.000)(000.035)(000.000)(000.000)</text:p>
      <text:p text:style-name="P7">(000.000)(001.569)(000.000)(000.034)(000.000)(000.000)</text:p>
      <text:p text:style-name="P7">(000.000)(001.525)(000.000)(000.033)(000.000)(000.000)</text:p>
      <text:p text:style-name="P7">(000.000)(001.514)(000.000)(000.033)(000.000)(000.000)</text:p>
      <text:p text:style-name="P7">(000.000)(001.516)(000.000)(000.032)(000.000)(000.000)</text:p>
      <text:p text:style-name="P9">(000.000)(001.514)(000.000)(000.033)(000.000)(000.000)</text:p>
      <text:p text:style-name="P9">(000.000)(001.514)(000.000)(000.033)(000.000)(000.000)</text:p>
      <text:p text:style-name="P9">(000.000)(001.513)(000.000)(000.033)(000.000)(000.000)</text:p>
      <text:p text:style-name="P9">(000.000)(001.476)(000.000)(000.032)(000.000)(000.000)</text:p>
      <text:p text:style-name="P7">(000.000)(001.447)(000.000)(000.031)(000.000)(000.000)</text:p>
      <text:p text:style-name="P7">(000.000)(001.448)(000.000)(000.030)(000.000)(000.000)</text:p>
      <text:p text:style-name="P7">(000.000)(001.448)(000.000)(000.031)(000.000)(000.000)</text:p>
      <text:p text:style-name="P7">(000.000)(001.447)(000.000)(000.031)(000.000)(000.000)</text:p>
      <text:p text:style-name="P7"/>
      <text:p text:style-name="P6">P.01(0210502001500)(00)(15)(6)(1.9)(MWh)(2.9)(MWh)(5.9)(Mvarh)(6.9)(Mvarh)(7.9)(Mvarh)(8.9)(Mvarh)</text:p>
      <text:p text:style-name="P6"><text:soft-page-break/>(000.000)(001.423)(000.000)(000.030)(000.000)(000.000)</text:p>
      <text:p text:style-name="P6">(000.000)(001.412)(000.000)(000.029)(000.000)(000.000)</text:p>
      <text:p text:style-name="P6">(000.000)(001.394)(000.000)(000.028)(000.000)(000.000)</text:p>
      <text:p text:style-name="P6">(000.000)(001.395)(000.000)(000.028)(000.000)(000.000)</text:p>
      <text:p text:style-name="P6">(000.000)(001.381)(000.000)(000.028)(000.000)(000.000)</text:p>
      <text:p text:style-name="P6">(000.000)(001.369)(000.000)(000.027)(000.000)(000.000)</text:p>
      <text:p text:style-name="P6">(000.000)(001.369)(000.000)(000.027)(000.000)(000.000)</text:p>
      <text:p text:style-name="P6">(000.000)(001.369)(000.000)(000.028)(000.000)(000.000)</text:p>
      <text:p text:style-name="P6">(000.000)(001.351)(000.000)(000.023)(000.000)(000.000)</text:p>
      <text:p text:style-name="P6">(000.000)(001.342)(000.000)(000.021)(000.000)(000.000)</text:p>
      <text:p text:style-name="P6">(000.000)(001.341)(000.000)(000.021)(000.000)(000.000)</text:p>
      <text:p text:style-name="P6">(000.000)(001.327)(000.000)(000.012)(000.000)(000.000)</text:p>
      <text:p text:style-name="P6">(000.000)(001.317)(000.000)(000.007)(000.000)(000.000)</text:p>
      <text:p text:style-name="P6">(000.000)(001.317)(000.000)(000.010)(000.000)(000.000)</text:p>
      <text:p text:style-name="P6">(000.000)(001.309)(000.000)(000.010)(000.000)(000.000)</text:p>
      <text:p text:style-name="P6">(000.000)(001.291)(000.000)(000.002)(000.000)(000.000)</text:p>
      <text:p text:style-name="P6">(000.000)(001.291)(000.000)(000.005)(000.000)(000.000)</text:p>
      <text:p text:style-name="P6">(000.000)(001.265)(000.000)(000.002)(000.000)(000.000)</text:p>
      <text:p text:style-name="P6">(000.000)(001.262)(000.000)(000.002)(000.000)(000.000)</text:p>
      <text:p text:style-name="P6">(000.000)(001.261)(000.000)(000.013)(000.000)(000.000)</text:p>
      <text:p text:style-name="P6">(000.000)(001.244)(000.000)(000.002)(000.000)(000.000)</text:p>
      <text:p text:style-name="P6">(000.000)(001.240)(000.000)(000.000)(000.000)(000.000)</text:p>
      <text:p text:style-name="P6">(000.000)(001.239)(000.000)(000.001)(000.000)(000.000)</text:p>
      <text:p text:style-name="P6">(000.000)(001.221)(000.000)(000.013)(000.000)(000.000)</text:p>
      <text:p text:style-name="P6">(000.000)(001.208)(000.000)(000.024)(000.000)(000.000)</text:p>
      <text:p text:style-name="P6">(000.000)(001.207)(000.000)(000.006)(000.000)(000.000)</text:p>
      <text:p text:style-name="P6">(000.000)(001.207)(000.000)(000.004)(000.000)(000.000)</text:p>
      <text:p text:style-name="P6">(000.000)(001.208)(000.000)(000.002)(000.000)(000.000)</text:p>
      <text:p text:style-name="P6">(000.000)(001.207)(000.000)(000.000)(000.000)(000.000)</text:p>
      <text:p text:style-name="P6">(000.000)(001.207)(000.000)(000.009)(000.000)(000.000)</text:p>
      <text:p text:style-name="P6">(000.000)(001.207)(000.000)(000.000)(000.000)(000.000)</text:p>
      <text:p text:style-name="P6">(000.000)(001.205)(000.000)(000.006)(000.000)(000.000)</text:p>
      <text:p text:style-name="P6">(000.000)(001.181)(000.000)(000.020)(000.000)(000.000)</text:p>
      <text:p text:style-name="P6">(000.000)(001.176)(000.000)(000.020)(000.000)(000.000)</text:p>
      <text:p text:style-name="P6">(000.000)(001.164)(000.000)(000.018)(000.000)(000.000)</text:p>
      <text:p text:style-name="P6">(000.000)(000.866)(000.000)(000.018)(000.002)(000.000)</text:p>
      <text:p text:style-name="P6">(000.000)(001.077)(000.000)(000.024)(000.000)(000.000)</text:p>
      <text:p text:style-name="P6">(000.000)(001.167)(000.000)(000.017)(000.000)(000.000)</text:p>
      <text:p text:style-name="P6">(000.000)(001.137)(000.000)(000.020)(000.000)(000.000)</text:p>
      <text:p text:style-name="P6">(000.000)(001.168)(000.000)(000.020)(000.000)(000.000)</text:p>
      <text:p text:style-name="P6">(000.000)(001.168)(000.000)(000.020)(000.000)(000.000)</text:p>
      <text:p text:style-name="P6">(000.000)(001.150)(000.000)(000.020)(000.000)(000.000)</text:p>
      <text:p text:style-name="P6">(000.000)(001.150)(000.000)(000.019)(000.000)(000.000)</text:p>
      <text:p text:style-name="P6">(000.000)(001.150)(000.000)(000.019)(000.000)(000.000)</text:p>
      <text:p text:style-name="P6">(000.000)(001.165)(000.000)(000.020)(000.000)(000.000)</text:p>
      <text:p text:style-name="P6">(000.000)(001.177)(000.000)(000.019)(000.000)(000.000)</text:p>
      <text:p text:style-name="P6">(000.000)(001.198)(000.000)(000.000)(000.000)(000.000)</text:p>
      <text:p text:style-name="P6">(000.000)(001.220)(000.000)(000.000)(000.000)(000.000)</text:p>
      <text:p text:style-name="P6">(000.000)(001.266)(000.000)(000.008)(000.000)(000.000)</text:p>
      <text:p text:style-name="P6">(000.000)(001.272)(000.000)(000.000)(000.000)(000.000)</text:p>
      <text:p text:style-name="P6">(000.000)(001.299)(000.000)(000.001)(000.000)(000.000)</text:p>
      <text:p text:style-name="P6">(000.000)(001.350)(000.000)(000.021)(000.000)(000.000)</text:p>
      <text:p text:style-name="P6"><text:soft-page-break/>(000.000)(001.369)(000.000)(000.026)(000.000)(000.000)</text:p>
      <text:p text:style-name="P6">(000.000)(001.415)(000.000)(000.029)(000.000)(000.000)</text:p>
      <text:p text:style-name="P6">(000.000)(001.393)(000.000)(000.027)(000.000)(000.000)</text:p>
      <text:p text:style-name="P6">(000.000)(001.418)(000.000)(000.028)(000.000)(000.000)</text:p>
      <text:p text:style-name="P6">(000.000)(001.504)(000.000)(000.031)(000.000)(000.000)</text:p>
      <text:p text:style-name="P6">(000.000)(001.502)(000.000)(000.032)(000.000)(000.000)</text:p>
      <text:p text:style-name="P6">(000.000)(001.487)(000.000)(000.031)(000.000)(000.000)</text:p>
      <text:p text:style-name="P6">(000.000)(001.495)(000.000)(000.032)(000.000)(000.000)</text:p>
      <text:p text:style-name="P6">(000.000)(001.529)(000.000)(000.034)(000.000)(000.000)</text:p>
      <text:p text:style-name="P6">(000.000)(001.531)(000.000)(000.033)(000.000)(000.000)</text:p>
      <text:p text:style-name="P6">(000.000)(001.532)(000.000)(000.034)(000.000)(000.000)</text:p>
      <text:p text:style-name="P6">(000.000)(001.571)(000.000)(000.035)(000.000)(000.000)</text:p>
      <text:p text:style-name="P6">(000.000)(001.580)(000.000)(000.035)(000.000)(000.000)</text:p>
      <text:p text:style-name="P6">(000.000)(001.578)(000.000)(000.037)(000.000)(000.000)</text:p>
      <text:p text:style-name="P6">(000.000)(001.579)(000.000)(000.036)(000.000)(000.000)</text:p>
      <text:p text:style-name="P6">(000.000)(001.579)(000.000)(000.035)(000.000)(000.000)</text:p>
      <text:p text:style-name="P6">(000.000)(001.582)(000.000)(000.035)(000.000)(000.000)</text:p>
      <text:p text:style-name="P6">(000.000)(001.604)(000.000)(000.036)(000.000)(000.000)</text:p>
      <text:p text:style-name="P6">(000.000)(001.603)(000.000)(000.036)(000.000)(000.000)</text:p>
      <text:p text:style-name="P6">(000.000)(001.602)(000.000)(000.035)(000.000)(000.000)</text:p>
      <text:p text:style-name="P6">(000.000)(001.601)(000.000)(000.036)(000.000)(000.000)</text:p>
      <text:p text:style-name="P6">(000.000)(001.599)(000.000)(000.034)(000.000)(000.000)</text:p>
      <text:p text:style-name="P6">(000.000)(001.579)(000.000)(000.034)(000.000)(000.000)</text:p>
      <text:p text:style-name="P6">(000.000)(001.571)(000.000)(000.034)(000.000)(000.000)</text:p>
      <text:p text:style-name="P6">(000.000)(001.570)(000.000)(000.033)(000.000)(000.000)</text:p>
      <text:p text:style-name="P6">(000.000)(001.568)(000.000)(000.036)(000.000)(000.000)</text:p>
      <text:p text:style-name="P6">(000.000)(001.525)(000.000)(000.033)(000.000)(000.000)</text:p>
      <text:p text:style-name="P6">(000.000)(001.522)(000.000)(000.032)(000.000)(000.000)</text:p>
      <text:p text:style-name="P6">(000.000)(001.521)(000.000)(000.033)(000.000)(000.000)</text:p>
      <text:p text:style-name="P6">(000.000)(001.522)(000.000)(000.033)(000.000)(000.000)</text:p>
      <text:p text:style-name="P6">(000.000)(001.515)(000.000)(000.032)(000.000)(000.000)</text:p>
      <text:p text:style-name="P6">(000.000)(001.466)(000.000)(000.032)(000.000)(000.000)</text:p>
      <text:p text:style-name="P6">(000.000)(001.436)(000.000)(000.029)(000.000)(000.000)</text:p>
      <text:p text:style-name="P6">(000.000)(001.441)(000.000)(000.030)(000.000)(000.000)</text:p>
      <text:p text:style-name="P6">(000.000)(001.455)(000.000)(000.030)(000.000)(000.000)</text:p>
      <text:p text:style-name="P6">(000.000)(001.455)(000.000)(000.030)(000.000)(000.000)</text:p>
      <text:p text:style-name="P6">(000.000)(001.444)(000.000)(000.030)(000.000)(000.000)</text:p>
      <text:p text:style-name="P6">(000.000)(001.440)(000.000)(000.030)(000.000)(000.000)</text:p>
      <text:p text:style-name="P6">(000.000)(001.445)(000.000)(000.030)(000.000)(000.000)</text:p>
      <text:p text:style-name="P6">(000.000)(001.450)(000.000)(000.031)(000.000)(000.000)</text:p>
      <text:p text:style-name="P6">(000.000)(001.372)(000.000)(000.026)(000.000)(000.000)</text:p>
      <text:p text:style-name="P6">(000.000)(001.361)(000.000)(000.026)(000.000)(000.000)</text:p>
      <text:p text:style-name="P6">(000.000)(001.362)(000.000)(000.026)(000.000)(000.000)</text:p>
      <text:p text:style-name="P6">(000.000)(001.362)(000.000)(000.027)(000.000)(000.000)</text:p>
      <text:p text:style-name="P6"/>
      <text:p text:style-name="P6"/>
      <text:p text:style-name="P6">P.01(0210503001500)(00)(15)(6)(1.9)(MWh)(2.9)(MWh)(5.9)(Mvarh)(6.9)(Mvarh)(7.9)(Mvarh)(8.9)(Mvarh)</text:p>
      <text:p text:style-name="P6">(000.000)(001.361)(000.000)(000.023)(000.000)(000.000)</text:p>
      <text:p text:style-name="P6">(000.000)(001.354)(000.000)(000.027)(000.000)(000.000)</text:p>
      <text:p text:style-name="P6">(000.000)(001.334)(000.000)(000.018)(000.000)(000.000)</text:p>
      <text:p text:style-name="P6">(000.000)(001.333)(000.000)(000.019)(000.000)(000.000)</text:p>
      <text:p text:style-name="P6"><text:soft-page-break/>(000.000)(001.299)(000.000)(000.002)(000.000)(000.000)</text:p>
      <text:p text:style-name="P6">(000.000)(001.292)(000.000)(000.000)(000.000)(000.000)</text:p>
      <text:p text:style-name="P6">(000.000)(001.292)(000.000)(000.000)(000.000)(000.000)</text:p>
      <text:p text:style-name="P6">(000.000)(001.292)(000.000)(000.000)(000.000)(000.000)</text:p>
      <text:p text:style-name="P6">(000.000)(001.263)(000.000)(000.000)(000.000)(000.000)</text:p>
      <text:p text:style-name="P6">(000.000)(001.248)(000.000)(000.000)(000.000)(000.000)</text:p>
      <text:p text:style-name="P6">(000.000)(001.249)(000.000)(000.000)(000.000)(000.000)</text:p>
      <text:p text:style-name="P6">(000.000)(001.239)(000.000)(000.000)(000.000)(000.000)</text:p>
      <text:p text:style-name="P6">(000.000)(001.202)(000.000)(000.001)(000.000)(000.000)</text:p>
      <text:p text:style-name="P6">(000.000)(001.202)(000.000)(000.000)(000.000)(000.000)</text:p>
      <text:p text:style-name="P6">(000.000)(001.225)(000.000)(000.000)(000.000)(000.000)</text:p>
      <text:p text:style-name="P6">(000.000)(001.228)(000.000)(000.003)(000.000)(000.000)</text:p>
      <text:p text:style-name="P6">(000.000)(001.208)(000.000)(000.000)(000.000)(000.000)</text:p>
      <text:p text:style-name="P6">(000.000)(001.204)(000.000)(000.000)(000.000)(000.000)</text:p>
      <text:p text:style-name="P6">(000.000)(001.205)(000.000)(000.001)(000.000)(000.000)</text:p>
      <text:p text:style-name="P6">(000.000)(001.204)(000.000)(000.016)(000.000)(000.000)</text:p>
      <text:p text:style-name="P6">(000.000)(001.204)(000.000)(000.004)(000.000)(000.000)</text:p>
      <text:p text:style-name="P6">(000.000)(001.204)(000.000)(000.004)(000.000)(000.000)</text:p>
      <text:p text:style-name="P6">(000.000)(001.202)(000.000)(000.006)(000.000)(000.000)</text:p>
      <text:p text:style-name="P6">(000.000)(001.202)(000.000)(000.010)(000.000)(000.000)</text:p>
      <text:p text:style-name="P6">(000.000)(001.142)(000.000)(000.020)(000.000)(000.000)</text:p>
      <text:p text:style-name="P6">(000.000)(001.133)(000.000)(000.019)(000.000)(000.000)</text:p>
      <text:p text:style-name="P6">(000.000)(001.134)(000.000)(000.020)(000.000)(000.000)</text:p>
      <text:p text:style-name="P6">(000.000)(001.134)(000.000)(000.021)(000.000)(000.000)</text:p>
      <text:p text:style-name="P6">(000.000)(001.134)(000.000)(000.020)(000.000)(000.000)</text:p>
      <text:p text:style-name="P6">(000.000)(001.134)(000.000)(000.021)(000.000)(000.000)</text:p>
      <text:p text:style-name="P6">(000.000)(001.133)(000.000)(000.021)(000.000)(000.000)</text:p>
      <text:p text:style-name="P6">(000.000)(001.115)(000.000)(000.019)(000.000)(000.000)</text:p>
      <text:p text:style-name="P6">(000.000)(001.107)(000.000)(000.022)(000.000)(000.000)</text:p>
      <text:p text:style-name="P6">(000.000)(001.107)(000.000)(000.020)(000.000)(000.000)</text:p>
      <text:p text:style-name="P6">(000.000)(001.105)(000.000)(000.019)(000.000)(000.000)</text:p>
      <text:p text:style-name="P6">(000.000)(001.080)(000.000)(000.017)(000.000)(000.000)</text:p>
      <text:p text:style-name="P6">(000.000)(001.037)(000.000)(000.016)(000.000)(000.000)</text:p>
      <text:p text:style-name="P6">(000.000)(001.051)(000.000)(000.017)(000.000)(000.000)</text:p>
      <text:p text:style-name="P6">(000.000)(001.073)(000.000)(000.018)(000.000)(000.000)</text:p>
      <text:p text:style-name="P6">(000.000)(001.073)(000.000)(000.017)(000.000)(000.000)</text:p>
      <text:p text:style-name="P6">(000.000)(001.074)(000.000)(000.018)(000.000)(000.000)</text:p>
      <text:p text:style-name="P6">(000.000)(001.073)(000.000)(000.017)(000.000)(000.000)</text:p>
      <text:p text:style-name="P6">(000.000)(001.073)(000.000)(000.018)(000.000)(000.000)</text:p>
      <text:p text:style-name="P6">(000.000)(001.080)(000.000)(000.016)(000.000)(000.000)</text:p>
      <text:p text:style-name="P6">(000.000)(001.114)(000.000)(000.018)(000.000)(000.000)</text:p>
      <text:p text:style-name="P6">(000.000)(001.127)(000.000)(000.019)(000.000)(000.000)</text:p>
      <text:p text:style-name="P6">(000.000)(001.134)(000.000)(000.018)(000.000)(000.000)</text:p>
      <text:p text:style-name="P6">(000.000)(001.175)(000.000)(000.018)(000.000)(000.000)</text:p>
      <text:p text:style-name="P6">(000.000)(001.236)(000.000)(000.003)(000.000)(000.000)</text:p>
      <text:p text:style-name="P6">(000.000)(001.245)(000.000)(000.000)(000.000)(000.000)</text:p>
      <text:p text:style-name="P6">(000.000)(001.244)(000.000)(000.000)(000.000)(000.000)</text:p>
      <text:p text:style-name="P6">(000.000)(001.245)(000.000)(000.000)(000.000)(000.000)</text:p>
      <text:p text:style-name="P6">(000.000)(001.284)(000.000)(000.008)(000.000)(000.000)</text:p>
      <text:p text:style-name="P6">(000.000)(001.381)(000.000)(000.028)(000.000)(000.000)</text:p>
      <text:p text:style-name="P6">(000.000)(001.392)(000.000)(000.028)(000.000)(000.000)</text:p>
      <text:p text:style-name="P6">(000.000)(001.461)(000.000)(000.030)(000.000)(000.000)</text:p>
      <text:p text:style-name="P6"><text:soft-page-break/>(000.000)(001.483)(000.000)(000.032)(000.000)(000.000)</text:p>
      <text:p text:style-name="P6">(000.000)(001.482)(000.000)(000.031)(000.000)(000.000)</text:p>
      <text:p text:style-name="P6">(000.000)(001.531)(000.000)(000.034)(000.000)(000.000)</text:p>
      <text:p text:style-name="P6">(000.000)(001.578)(000.000)(000.035)(000.000)(000.000)</text:p>
      <text:p text:style-name="P6">(000.000)(001.579)(000.000)(000.035)(000.000)(000.000)</text:p>
      <text:p text:style-name="P6">(000.000)(001.603)(000.000)(000.037)(000.000)(000.000)</text:p>
      <text:p text:style-name="P6">(000.000)(001.603)(000.000)(000.036)(000.000)(000.000)</text:p>
      <text:p text:style-name="P6">(000.000)(001.602)(000.000)(000.037)(000.000)(000.000)</text:p>
      <text:p text:style-name="P6">(000.000)(001.603)(000.000)(000.037)(000.000)(000.000)</text:p>
      <text:p text:style-name="P6">(000.000)(001.603)(000.000)(000.036)(000.000)(000.000)</text:p>
      <text:p text:style-name="P6">(000.000)(001.602)(000.000)(000.036)(000.000)(000.000)</text:p>
      <text:p text:style-name="P6">(000.000)(001.640)(000.000)(000.036)(000.000)(000.000)</text:p>
      <text:p text:style-name="P6">(000.000)(001.602)(000.000)(000.036)(000.000)(000.000)</text:p>
      <text:p text:style-name="P6">(000.000)(001.602)(000.000)(000.036)(000.000)(000.000)</text:p>
      <text:p text:style-name="P6">(000.000)(001.602)(000.000)(000.036)(000.000)(000.000)</text:p>
      <text:p text:style-name="P6">(000.000)(001.612)(000.000)(000.035)(000.000)(000.000)</text:p>
      <text:p text:style-name="P6">(000.000)(001.669)(000.000)(000.036)(000.000)(000.000)</text:p>
      <text:p text:style-name="P6">(000.000)(001.660)(000.000)(000.035)(000.000)(000.000)</text:p>
      <text:p text:style-name="P6">(000.000)(001.602)(000.000)(000.037)(000.000)(000.000)</text:p>
      <text:p text:style-name="P6">(000.000)(001.602)(000.000)(000.036)(000.000)(000.000)</text:p>
      <text:p text:style-name="P6">(000.000)(001.602)(000.000)(000.036)(000.000)(000.000)</text:p>
      <text:p text:style-name="P6">(000.000)(001.602)(000.000)(000.038)(000.000)(000.000)</text:p>
      <text:p text:style-name="P6">(000.000)(001.602)(000.000)(000.036)(000.000)(000.000)</text:p>
      <text:p text:style-name="P6">(000.000)(001.602)(000.000)(000.036)(000.000)(000.000)</text:p>
      <text:p text:style-name="P6">(000.000)(001.602)(000.000)(000.037)(000.000)(000.000)</text:p>
      <text:p text:style-name="P6">(000.000)(001.602)(000.000)(000.036)(000.000)(000.000)</text:p>
      <text:p text:style-name="P6">(000.000)(001.600)(000.000)(000.037)(000.000)(000.000)</text:p>
      <text:p text:style-name="P6">(000.000)(001.565)(000.000)(000.036)(000.000)(000.000)</text:p>
      <text:p text:style-name="P6">(000.000)(001.547)(000.000)(000.034)(000.000)(000.000)</text:p>
      <text:p text:style-name="P6">(000.000)(001.547)(000.000)(000.034)(000.000)(000.000)</text:p>
      <text:p text:style-name="P6">(000.000)(001.541)(000.000)(000.035)(000.000)(000.000)</text:p>
      <text:p text:style-name="P6">(000.000)(001.514)(000.000)(000.032)(000.000)(000.000)</text:p>
      <text:p text:style-name="P6">(000.000)(001.515)(000.000)(000.033)(000.000)(000.000)</text:p>
      <text:p text:style-name="P6">(000.000)(001.514)(000.000)(000.033)(000.000)(000.000)</text:p>
      <text:p text:style-name="P6">(000.000)(001.498)(000.000)(000.032)(000.000)(000.000)</text:p>
      <text:p text:style-name="P6">(000.000)(001.455)(000.000)(000.031)(000.000)(000.000)</text:p>
      <text:p text:style-name="P6">(000.000)(001.456)(000.000)(000.029)(000.000)(000.000)</text:p>
      <text:p text:style-name="P6">(000.000)(001.455)(000.000)(000.030)(000.000)(000.000)</text:p>
      <text:p text:style-name="P6">(000.000)(001.455)(000.000)(000.030)(000.000)(000.000)</text:p>
      <text:p text:style-name="P6">(000.000)(001.437)(000.000)(000.029)(000.000)(000.000)</text:p>
      <text:p text:style-name="P6"/>
      <text:p text:style-name="P6">P.01(0210504001500)(00)(15)(6)(1.9)(MWh)(2.9)(MWh)(5.9)(Mvarh)(6.9)(Mvarh)(7.9)(Mvarh)(8.9)(Mvarh)</text:p>
      <text:p text:style-name="P6">(000.000)(001.436)(000.000)(000.030)(000.000)(000.000)</text:p>
      <text:p text:style-name="P6">(000.000)(001.394)(000.000)(000.029)(000.000)(000.000)</text:p>
      <text:p text:style-name="P6">(000.000)(001.375)(000.000)(000.028)(000.000)(000.000)</text:p>
      <text:p text:style-name="P6">(000.000)(001.371)(000.000)(000.027)(000.000)(000.000)</text:p>
      <text:p text:style-name="P6">(000.000)(001.334)(000.000)(000.024)(000.000)(000.000)</text:p>
      <text:p text:style-name="P6">(000.000)(001.335)(000.000)(000.025)(000.000)(000.000)</text:p>
      <text:p text:style-name="P6">(000.000)(001.334)(000.000)(000.025)(000.000)(000.000)</text:p>
      <text:p text:style-name="P6">(000.000)(001.334)(000.000)(000.025)(000.000)(000.000)</text:p>
      <text:p text:style-name="P6">(000.000)(001.334)(000.000)(000.022)(000.000)(000.000)</text:p>
      <text:p text:style-name="P6"><text:soft-page-break/>(000.000)(001.334)(000.000)(000.021)(000.000)(000.000)</text:p>
      <text:p text:style-name="P6">(000.000)(001.334)(000.000)(000.020)(000.000)(000.000)</text:p>
      <text:p text:style-name="P6">(000.000)(001.334)(000.000)(000.022)(000.000)(000.000)</text:p>
      <text:p text:style-name="P6">(000.000)(001.334)(000.000)(000.021)(000.000)(000.000)</text:p>
      <text:p text:style-name="P6">(000.000)(001.333)(000.000)(000.016)(000.000)(000.000)</text:p>
      <text:p text:style-name="P6">(000.000)(001.334)(000.000)(000.026)(000.000)(000.000)</text:p>
      <text:p text:style-name="P6">(000.000)(001.333)(000.000)(000.022)(000.000)(000.000)</text:p>
      <text:p text:style-name="P6">(000.000)(001.301)(000.000)(000.010)(000.000)(000.000)</text:p>
      <text:p text:style-name="P6">(000.000)(001.284)(000.000)(000.006)(000.000)(000.000)</text:p>
      <text:p text:style-name="P6">(000.000)(001.283)(000.000)(000.007)(000.000)(000.000)</text:p>
      <text:p text:style-name="P6">(000.000)(001.283)(000.000)(000.003)(000.000)(000.000)</text:p>
      <text:p text:style-name="P6">(000.000)(001.283)(000.000)(000.014)(000.000)(000.000)</text:p>
      <text:p text:style-name="P6">(000.000)(001.283)(000.000)(000.006)(000.000)(000.000)</text:p>
      <text:p text:style-name="P6">(000.000)(001.283)(000.000)(000.013)(000.000)(000.000)</text:p>
      <text:p text:style-name="P6">(000.000)(001.283)(000.000)(000.004)(000.000)(000.000)</text:p>
      <text:p text:style-name="P6">(000.000)(001.283)(000.000)(000.013)(000.000)(000.000)</text:p>
      <text:p text:style-name="P6">(000.000)(001.283)(000.000)(000.004)(000.000)(000.000)</text:p>
      <text:p text:style-name="P6">(000.000)(001.283)(000.000)(000.011)(000.000)(000.000)</text:p>
      <text:p text:style-name="P6">(000.000)(001.283)(000.000)(000.009)(000.000)(000.000)</text:p>
      <text:p text:style-name="P6">(000.000)(001.283)(000.000)(000.009)(000.000)(000.000)</text:p>
      <text:p text:style-name="P6">(000.000)(001.282)(000.000)(000.010)(000.000)(000.000)</text:p>
      <text:p text:style-name="P6">(000.000)(001.283)(000.000)(000.009)(000.000)(000.000)</text:p>
      <text:p text:style-name="P6">(000.000)(001.282)(000.000)(000.015)(000.000)(000.000)</text:p>
      <text:p text:style-name="P6">(000.000)(001.283)(000.000)(000.011)(000.000)(000.000)</text:p>
      <text:p text:style-name="P6">(000.000)(001.282)(000.000)(000.007)(000.000)(000.000)</text:p>
      <text:p text:style-name="P6">(000.000)(001.283)(000.000)(000.006)(000.000)(000.000)</text:p>
      <text:p text:style-name="P6">(000.000)(001.315)(000.000)(000.007)(000.000)(000.000)</text:p>
      <text:p text:style-name="P6">(000.000)(001.290)(000.000)(000.005)(000.000)(000.000)</text:p>
      <text:p text:style-name="P6">(000.000)(001.314)(000.000)(000.009)(000.000)(000.000)</text:p>
      <text:p text:style-name="P6">(000.000)(001.332)(000.000)(000.015)(000.000)(000.000)</text:p>
      <text:p text:style-name="P6">(000.000)(001.332)(000.000)(000.014)(000.000)(000.000)</text:p>
      <text:p text:style-name="P6">(000.000)(001.331)(000.000)(000.012)(000.000)(000.000)</text:p>
      <text:p text:style-name="P6">(000.000)(001.332)(000.000)(000.007)(000.000)(000.000)</text:p>
      <text:p text:style-name="P6">(000.000)(001.333)(000.000)(000.011)(000.000)(000.000)</text:p>
      <text:p text:style-name="P6">(000.000)(001.380)(000.000)(000.024)(000.000)(000.000)</text:p>
      <text:p text:style-name="P6">(000.000)(001.467)(000.000)(000.030)(000.000)(000.000)</text:p>
      <text:p text:style-name="P6">(000.000)(001.457)(000.000)(000.029)(000.000)(000.000)</text:p>
      <text:p text:style-name="P6">(000.000)(001.443)(000.000)(000.029)(000.000)(000.000)</text:p>
      <text:p text:style-name="P6">(000.000)(001.467)(000.000)(000.029)(000.000)(000.000)</text:p>
      <text:p text:style-name="P6">(000.000)(001.519)(000.000)(000.032)(000.000)(000.000)</text:p>
      <text:p text:style-name="P6">(000.000)(001.562)(000.000)(000.034)(000.000)(000.000)</text:p>
      <text:p text:style-name="P6">(000.000)(001.574)(000.000)(000.035)(000.000)(000.000)</text:p>
      <text:p text:style-name="P6">(000.000)(001.604)(000.000)(000.036)(000.000)(000.000)</text:p>
      <text:p text:style-name="P6">(000.000)(001.610)(000.000)(000.040)(000.000)(000.000)</text:p>
      <text:p text:style-name="P6">(000.000)(001.610)(000.000)(000.040)(000.000)(000.000)</text:p>
      <text:p text:style-name="P6">(000.000)(001.612)(000.000)(000.037)(000.000)(000.000)</text:p>
      <text:p text:style-name="P6">(000.000)(001.613)(000.000)(000.037)(000.000)(000.000)</text:p>
      <text:p text:style-name="P6">(000.000)(001.613)(000.000)(000.037)(000.000)(000.000)</text:p>
      <text:p text:style-name="P6">(000.000)(001.612)(000.000)(000.037)(000.000)(000.000)</text:p>
      <text:p text:style-name="P6">(000.000)(001.611)(000.000)(000.037)(000.000)(000.000)</text:p>
      <text:p text:style-name="P6">(000.000)(001.612)(000.000)(000.037)(000.000)(000.000)</text:p>
      <text:p text:style-name="P6">(000.000)(001.613)(000.000)(000.037)(000.000)(000.000)</text:p>
      <text:p text:style-name="P6"><text:soft-page-break/>(000.000)(001.613)(000.000)(000.038)(000.000)(000.000)</text:p>
      <text:p text:style-name="P6">(000.000)(001.630)(000.000)(000.038)(000.000)(000.000)</text:p>
      <text:p text:style-name="P6">(000.000)(001.641)(000.000)(000.037)(000.000)(000.000)</text:p>
      <text:p text:style-name="P6">(000.000)(001.613)(000.000)(000.037)(000.000)(000.000)</text:p>
      <text:p text:style-name="P6">(000.000)(001.613)(000.000)(000.038)(000.000)(000.000)</text:p>
      <text:p text:style-name="P6">(000.000)(001.613)(000.000)(000.037)(000.000)(000.000)</text:p>
      <text:p text:style-name="P6">(000.000)(001.656)(000.000)(000.036)(000.000)(000.000)</text:p>
      <text:p text:style-name="P6">(000.000)(001.682)(000.000)(000.037)(000.000)(000.000)</text:p>
      <text:p text:style-name="P6">(000.000)(001.703)(000.000)(000.036)(000.000)(000.000)</text:p>
      <text:p text:style-name="P6">(000.000)(001.720)(000.000)(000.036)(000.000)(000.000)</text:p>
      <text:p text:style-name="P6">(000.000)(001.736)(000.000)(000.036)(000.000)(000.000)</text:p>
      <text:p text:style-name="P6">(000.000)(001.721)(000.000)(000.037)(000.000)(000.000)</text:p>
      <text:p text:style-name="P6">(000.000)(001.675)(000.000)(000.039)(000.000)(000.000)</text:p>
      <text:p text:style-name="P6">(000.000)(001.806)(000.000)(000.036)(000.000)(000.000)</text:p>
      <text:p text:style-name="P6">(000.000)(001.815)(000.000)(000.036)(000.000)(000.000)</text:p>
      <text:p text:style-name="P6">(000.000)(001.833)(000.000)(000.036)(000.000)(000.000)</text:p>
      <text:p text:style-name="P6">(000.000)(001.838)(000.000)(000.038)(000.000)(000.000)</text:p>
      <text:p text:style-name="P6">(000.000)(001.855)(000.000)(000.042)(000.000)(000.000)</text:p>
      <text:p text:style-name="P6">(000.000)(001.867)(000.000)(000.070)(000.000)(000.000)</text:p>
      <text:p text:style-name="P6">(000.000)(001.879)(000.000)(000.094)(000.000)(000.000)</text:p>
      <text:p text:style-name="P6">(000.000)(001.927)(000.000)(000.134)(000.000)(000.000)</text:p>
      <text:p text:style-name="P6">(000.000)(001.654)(000.000)(000.038)(000.000)(000.000)</text:p>
      <text:p text:style-name="P6">(000.000)(001.897)(000.000)(000.120)(000.000)(000.000)</text:p>
      <text:p text:style-name="P6">(000.000)(001.904)(000.000)(000.135)(000.000)(000.000)</text:p>
      <text:p text:style-name="P6">(000.000)(001.904)(000.000)(000.141)(000.000)(000.000)</text:p>
      <text:p text:style-name="P6">(000.000)(001.905)(000.000)(000.134)(000.000)(000.000)</text:p>
      <text:p text:style-name="P6">(000.000)(001.904)(000.000)(000.137)(000.000)(000.000)</text:p>
      <text:p text:style-name="P6">(000.000)(001.904)(000.000)(000.138)(000.000)(000.000)</text:p>
      <text:p text:style-name="P6">(000.000)(001.905)(000.000)(000.137)(000.000)(000.000)</text:p>
      <text:p text:style-name="P6">(000.000)(001.903)(000.000)(000.138)(000.000)(000.000)</text:p>
      <text:p text:style-name="P6">(000.000)(001.904)(000.000)(000.141)(000.000)(000.000)</text:p>
      <text:p text:style-name="P6">(000.000)(001.905)(000.000)(000.143)(000.000)(000.000)</text:p>
      <text:p text:style-name="P6">(000.000)(001.903)(000.000)(000.143)(000.000)(000.000)</text:p>
      <text:p text:style-name="P6">(000.000)(001.903)(000.000)(000.143)(000.000)(000.000)</text:p>
      <text:p text:style-name="P6">(000.000)(001.903)(000.000)(000.145)(000.000)(000.000)</text:p>
      <text:p text:style-name="P6"/>
      <text:p text:style-name="P6">P.01(0210505001500)(00)(15)(6)(1.9)(MWh)(2.9)(MWh)(5.9)(Mvarh)(6.9)(Mvarh)(7.9)(Mvarh)(8.9)(Mvarh)</text:p>
      <text:p text:style-name="P6">(000.000)(001.904)(000.000)(000.144)(000.000)(000.000)</text:p>
      <text:p text:style-name="P6">(000.000)(001.903)(000.000)(000.145)(000.000)(000.000)</text:p>
      <text:p text:style-name="P6">(000.000)(001.903)(000.000)(000.145)(000.000)(000.000)</text:p>
      <text:p text:style-name="P6">(000.000)(001.903)(000.000)(000.145)(000.000)(000.000)</text:p>
      <text:p text:style-name="P6">(000.000)(001.902)(000.000)(000.144)(000.000)(000.000)</text:p>
      <text:p text:style-name="P6">(000.000)(001.796)(000.000)(000.105)(000.000)(000.000)</text:p>
      <text:p text:style-name="P6">(000.000)(001.611)(000.000)(000.037)(000.000)(000.000)</text:p>
      <text:p text:style-name="P6">(000.000)(001.610)(000.000)(000.033)(000.000)(000.000)</text:p>
      <text:p text:style-name="P6">(000.000)(001.819)(000.000)(000.116)(000.000)(000.000)</text:p>
      <text:p text:style-name="P6">(000.000)(001.691)(000.000)(000.062)(000.000)(000.000)</text:p>
      <text:p text:style-name="P6">(000.000)(001.664)(000.000)(000.047)(000.000)(000.000)</text:p>
      <text:p text:style-name="P6">(000.000)(001.788)(000.000)(000.092)(000.000)(000.000)</text:p>
      <text:p text:style-name="P6">(000.000)(001.669)(000.000)(000.038)(000.000)(000.000)</text:p>
      <text:p text:style-name="P6">(000.000)(001.781)(000.000)(000.038)(000.000)(000.000)</text:p>
      <text:p text:style-name="P6"><text:soft-page-break/>(000.000)(001.783)(000.000)(000.037)(000.000)(000.000)</text:p>
      <text:p text:style-name="P6">(000.000)(001.777)(000.000)(000.037)(000.000)(000.000)</text:p>
      <text:p text:style-name="P6">(000.000)(001.757)(000.000)(000.036)(000.000)(000.000)</text:p>
      <text:p text:style-name="P6">(000.000)(001.749)(000.000)(000.037)(000.000)(000.000)</text:p>
      <text:p text:style-name="P6">(000.000)(001.750)(000.000)(000.037)(000.000)(000.000)</text:p>
      <text:p text:style-name="P6">(000.000)(001.748)(000.000)(000.037)(000.000)(000.000)</text:p>
      <text:p text:style-name="P6">(000.000)(001.697)(000.000)(000.037)(000.000)(000.000)</text:p>
      <text:p text:style-name="P6">(000.000)(001.656)(000.000)(000.042)(000.000)(000.000)</text:p>
      <text:p text:style-name="P6">(000.000)(001.690)(000.000)(000.037)(000.000)(000.000)</text:p>
      <text:p text:style-name="P6">(000.000)(001.690)(000.000)(000.037)(000.000)(000.000)</text:p>
      <text:p text:style-name="P6">(000.000)(001.690)(000.000)(000.033)(000.000)(000.000)</text:p>
      <text:p text:style-name="P6">(000.000)(001.690)(000.000)(000.037)(000.000)(000.000)</text:p>
      <text:p text:style-name="P6">(000.000)(001.688)(000.000)(000.037)(000.000)(000.000)</text:p>
      <text:p text:style-name="P6">(000.000)(001.683)(000.000)(000.038)(000.000)(000.000)</text:p>
      <text:p text:style-name="P6">(000.000)(001.626)(000.000)(000.039)(000.000)(000.000)</text:p>
      <text:p text:style-name="P6">(000.000)(001.610)(000.000)(000.038)(000.000)(000.000)</text:p>
      <text:p text:style-name="P6">(000.000)(001.610)(000.000)(000.037)(000.000)(000.000)</text:p>
      <text:p text:style-name="P6">(000.000)(001.609)(000.000)(000.038)(000.000)(000.000)</text:p>
      <text:p text:style-name="P6">(000.000)(001.598)(000.000)(000.036)(000.000)(000.000)</text:p>
      <text:p text:style-name="P6">(000.000)(001.590)(000.000)(000.037)(000.000)(000.000)</text:p>
      <text:p text:style-name="P6">(000.000)(001.591)(000.000)(000.037)(000.000)(000.000)</text:p>
      <text:p text:style-name="P6">(000.000)(001.600)(000.000)(000.036)(000.000)(000.000)</text:p>
      <text:p text:style-name="P6">(000.000)(001.583)(000.000)(000.035)(000.000)(000.000)</text:p>
      <text:p text:style-name="P6">(000.000)(001.560)(000.000)(000.035)(000.000)(000.000)</text:p>
      <text:p text:style-name="P6">(000.000)(001.559)(000.000)(000.034)(000.000)(000.000)</text:p>
      <text:p text:style-name="P6">(000.000)(001.543)(000.000)(000.034)(000.000)(000.000)</text:p>
      <text:p text:style-name="P6">(000.000)(001.514)(000.000)(000.033)(000.000)(000.000)</text:p>
      <text:p text:style-name="P6">(000.000)(001.528)(000.000)(000.033)(000.000)(000.000)</text:p>
      <text:p text:style-name="P6">(000.000)(001.535)(000.000)(000.034)(000.000)(000.000)</text:p>
      <text:p text:style-name="P6">(000.000)(001.535)(000.000)(000.034)(000.000)(000.000)</text:p>
      <text:p text:style-name="P6">(000.000)(001.487)(000.000)(000.031)(000.000)(000.000)</text:p>
      <text:p text:style-name="P6">(000.000)(001.495)(000.000)(000.032)(000.000)(000.000)</text:p>
      <text:p text:style-name="P6">(000.000)(001.508)(000.000)(000.033)(000.000)(000.000)</text:p>
      <text:p text:style-name="P6">(000.000)(001.465)(000.000)(000.030)(000.000)(000.000)</text:p>
      <text:p text:style-name="P6">(000.000)(001.446)(000.000)(000.030)(000.000)(000.000)</text:p>
      <text:p text:style-name="P6">(000.000)(001.468)(000.000)(000.031)(000.000)(000.000)</text:p>
      <text:p text:style-name="P6">(000.000)(001.477)(000.000)(000.031)(000.000)(000.000)</text:p>
      <text:p text:style-name="P6">(000.000)(001.472)(000.000)(000.031)(000.000)(000.000)</text:p>
      <text:p text:style-name="P6">(000.000)(001.448)(000.000)(000.030)(000.000)(000.000)</text:p>
      <text:p text:style-name="P6">(000.000)(001.447)(000.000)(000.029)(000.000)(000.000)</text:p>
      <text:p text:style-name="P6">(000.000)(001.448)(000.000)(000.030)(000.000)(000.000)</text:p>
      <text:p text:style-name="P6">(000.000)(001.440)(000.000)(000.029)(000.000)(000.000)</text:p>
      <text:p text:style-name="P6">(000.000)(001.436)(000.000)(000.030)(000.000)(000.000)</text:p>
      <text:p text:style-name="P6">(000.000)(001.437)(000.000)(000.029)(000.000)(000.000)</text:p>
      <text:p text:style-name="P6">(000.000)(001.436)(000.000)(000.030)(000.000)(000.000)</text:p>
      <text:p text:style-name="P6">(000.000)(001.435)(000.000)(000.029)(000.000)(000.000)</text:p>
      <text:p text:style-name="P6">(000.000)(001.375)(000.000)(000.028)(000.000)(000.000)</text:p>
      <text:p text:style-name="P6">(000.000)(001.385)(000.000)(000.027)(000.000)(000.000)</text:p>
      <text:p text:style-name="P6">(000.000)(001.438)(000.000)(000.029)(000.000)(000.000)</text:p>
      <text:p text:style-name="P6">(000.000)(001.417)(000.000)(000.029)(000.000)(000.000)</text:p>
      <text:p text:style-name="P6">(000.000)(001.409)(000.000)(000.029)(000.000)(000.000)</text:p>
      <text:p text:style-name="P6">(000.000)(001.385)(000.000)(000.027)(000.000)(000.000)</text:p>
      <text:p text:style-name="P6"><text:soft-page-break/>(000.000)(001.394)(000.000)(000.027)(000.000)(000.000)</text:p>
      <text:p text:style-name="P6">(000.000)(001.399)(000.000)(000.028)(000.000)(000.000)</text:p>
      <text:p text:style-name="P6">(000.000)(001.398)(000.000)(000.028)(000.000)(000.000)</text:p>
      <text:p text:style-name="P6">(000.000)(001.398)(000.000)(000.028)(000.000)(000.000)</text:p>
      <text:p text:style-name="P6">(000.000)(001.370)(000.000)(000.027)(000.000)(000.000)</text:p>
      <text:p text:style-name="P6">(000.000)(001.368)(000.000)(000.026)(000.000)(000.000)</text:p>
      <text:p text:style-name="P6">(000.000)(001.386)(000.000)(000.028)(000.000)(000.000)</text:p>
      <text:p text:style-name="P6">(000.000)(001.399)(000.000)(000.028)(000.000)(000.000)</text:p>
      <text:p text:style-name="P6">(000.000)(001.385)(000.000)(000.027)(000.000)(000.000)</text:p>
      <text:p text:style-name="P6">(000.000)(001.366)(000.000)(000.026)(000.000)(000.000)</text:p>
      <text:p text:style-name="P6">(000.000)(001.379)(000.000)(000.026)(000.000)(000.000)</text:p>
      <text:p text:style-name="P6">(000.000)(001.379)(000.000)(000.027)(000.000)(000.000)</text:p>
      <text:p text:style-name="P6">(000.000)(001.378)(000.000)(000.027)(000.000)(000.000)</text:p>
      <text:p text:style-name="P6">(000.000)(001.369)(000.000)(000.026)(000.000)(000.000)</text:p>
      <text:p text:style-name="P6">(000.000)(001.339)(000.000)(000.017)(000.000)(000.000)</text:p>
      <text:p text:style-name="P6">(000.000)(001.279)(000.000)(000.002)(000.000)(000.000)</text:p>
      <text:p text:style-name="P6">(000.000)(001.275)(000.000)(000.004)(000.000)(000.000)</text:p>
      <text:p text:style-name="P6">(000.000)(001.341)(000.000)(000.025)(000.000)(000.000)</text:p>
      <text:p text:style-name="P6">(000.000)(001.331)(000.000)(000.024)(000.000)(000.000)</text:p>
      <text:p text:style-name="P6">(000.000)(001.330)(000.000)(000.026)(000.000)(000.000)</text:p>
      <text:p text:style-name="P6">(000.000)(001.330)(000.000)(000.022)(000.000)(000.000)</text:p>
      <text:p text:style-name="P6">(000.000)(001.329)(000.000)(000.022)(000.000)(000.000)</text:p>
      <text:p text:style-name="P6">(000.000)(001.328)(000.000)(000.024)(000.000)(000.000)</text:p>
      <text:p text:style-name="P6">(000.000)(001.304)(000.000)(000.013)(000.000)(000.000)</text:p>
      <text:p text:style-name="P6">(000.000)(001.282)(000.000)(000.002)(000.000)(000.000)</text:p>
      <text:p text:style-name="P6">(000.000)(001.283)(000.000)(000.003)(000.000)(000.000)</text:p>
      <text:p text:style-name="P6">(000.000)(001.239)(000.000)(000.000)(000.000)(000.000)</text:p>
      <text:p text:style-name="P6">(000.000)(001.235)(000.000)(000.000)(000.000)(000.000)</text:p>
      <text:p text:style-name="P6">(000.000)(001.236)(000.000)(000.000)(000.000)(000.000)</text:p>
      <text:p text:style-name="P6">(000.000)(001.237)(000.000)(000.000)(000.000)(000.000)</text:p>
      <text:p text:style-name="P6"/>
      <text:p text:style-name="P6">P.01(0210506001500)(00)(15)(6)(1.9)(MWh)(2.9)(MWh)(5.9)(Mvarh)(6.9)(Mvarh)(7.9)(Mvarh)(8.9)(Mvarh)</text:p>
      <text:p text:style-name="P6">(000.000)(001.236)(000.000)(000.009)(000.000)(000.000)</text:p>
      <text:p text:style-name="P6">(000.000)(001.237)(000.000)(000.000)(000.000)(000.000)</text:p>
      <text:p text:style-name="P6">(000.000)(001.236)(000.000)(000.006)(000.000)(000.000)</text:p>
      <text:p text:style-name="P6">(000.000)(001.235)(000.000)(000.003)(000.000)(000.000)</text:p>
      <text:p text:style-name="P6">(000.000)(001.235)(000.000)(000.002)(000.000)(000.000)</text:p>
      <text:p text:style-name="P6">(000.000)(001.234)(000.000)(000.000)(000.000)(000.000)</text:p>
      <text:p text:style-name="P6">(000.000)(001.233)(000.000)(000.000)(000.000)(000.000)</text:p>
      <text:p text:style-name="P6">(000.000)(001.228)(000.000)(000.007)(000.000)(000.000)</text:p>
      <text:p text:style-name="P6">(000.000)(001.224)(000.000)(000.001)(000.000)(000.000)</text:p>
      <text:p text:style-name="P6">(000.000)(001.224)(000.000)(000.003)(000.000)(000.000)</text:p>
      <text:p text:style-name="P6">(000.000)(000.947)(000.000)(000.010)(000.000)(000.000)</text:p>
      <text:p text:style-name="P6">(000.000)(001.065)(000.000)(000.021)(000.000)(000.000)</text:p>
      <text:p text:style-name="P6">(000.000)(001.140)(000.000)(000.019)(000.000)(000.000)</text:p>
      <text:p text:style-name="P6">(000.000)(001.134)(000.000)(000.019)(000.000)(000.000)</text:p>
      <text:p text:style-name="P6">(000.000)(001.135)(000.000)(000.019)(000.000)(000.000)</text:p>
      <text:p text:style-name="P6">(000.000)(001.135)(000.000)(000.020)(000.000)(000.000)</text:p>
      <text:p text:style-name="P6">(000.000)(001.134)(000.000)(000.020)(000.000)(000.000)</text:p>
      <text:p text:style-name="P6">(000.000)(001.134)(000.000)(000.024)(000.000)(000.000)</text:p>
      <text:p text:style-name="P6">(000.000)(001.134)(000.000)(000.025)(000.000)(000.000)</text:p>
      <text:p text:style-name="P6"><text:soft-page-break/>(000.000)(001.133)(000.000)(000.019)(000.000)(000.000)</text:p>
      <text:p text:style-name="P6">(000.000)(001.089)(000.000)(000.018)(000.000)(000.000)</text:p>
      <text:p text:style-name="P6">(000.000)(001.083)(000.000)(000.019)(000.000)(000.000)</text:p>
      <text:p text:style-name="P6">(000.000)(001.084)(000.000)(000.018)(000.000)(000.000)</text:p>
      <text:p text:style-name="P6">(000.000)(001.084)(000.000)(000.026)(000.000)(000.000)</text:p>
      <text:p text:style-name="P6">(000.000)(001.084)(000.000)(000.016)(000.000)(000.000)</text:p>
      <text:p text:style-name="P6">(000.000)(001.084)(000.000)(000.019)(000.000)(000.000)</text:p>
      <text:p text:style-name="P6">(000.000)(001.084)(000.000)(000.019)(000.000)(000.000)</text:p>
      <text:p text:style-name="P6">(000.000)(001.084)(000.000)(000.017)(000.000)(000.000)</text:p>
      <text:p text:style-name="P6">(000.000)(001.080)(000.000)(000.018)(000.000)(000.000)</text:p>
      <text:p text:style-name="P6">(000.000)(001.031)(000.000)(000.018)(000.000)(000.000)</text:p>
      <text:p text:style-name="P6">(000.000)(001.033)(000.000)(000.017)(000.000)(000.000)</text:p>
      <text:p text:style-name="P6">(000.000)(000.991)(000.000)(000.017)(000.000)(000.000)</text:p>
      <text:p text:style-name="P6">(000.000)(000.995)(000.000)(000.015)(000.000)(000.000)</text:p>
      <text:p text:style-name="P6">(000.000)(000.994)(000.000)(000.016)(000.000)(000.000)</text:p>
      <text:p text:style-name="P6">(000.000)(001.012)(000.000)(000.016)(000.000)(000.000)</text:p>
      <text:p text:style-name="P6">(000.000)(001.018)(000.000)(000.016)(000.000)(000.000)</text:p>
      <text:p text:style-name="P6">(000.000)(000.986)(000.000)(000.016)(000.000)(000.000)</text:p>
      <text:p text:style-name="P6">(000.000)(000.982)(000.000)(000.015)(000.000)(000.000)</text:p>
      <text:p text:style-name="P6">(000.000)(000.984)(000.000)(000.015)(000.000)(000.000)</text:p>
      <text:p text:style-name="P6">(000.000)(000.985)(000.000)(000.015)(000.000)(000.000)</text:p>
      <text:p text:style-name="P6">(000.000)(000.986)(000.000)(000.015)(000.000)(000.000)</text:p>
      <text:p text:style-name="P6">(000.000)(000.987)(000.000)(000.015)(000.000)(000.000)</text:p>
      <text:p text:style-name="P6">(000.000)(000.996)(000.000)(000.015)(000.000)(000.000)</text:p>
      <text:p text:style-name="P6">(000.000)(001.021)(000.000)(000.015)(000.000)(000.000)</text:p>
      <text:p text:style-name="P6">(000.000)(001.033)(000.000)(000.015)(000.000)(000.000)</text:p>
      <text:p text:style-name="P6">(000.000)(001.049)(000.000)(000.016)(000.000)(000.000)</text:p>
      <text:p text:style-name="P6">(000.000)(001.075)(000.000)(000.017)(000.000)(000.000)</text:p>
      <text:p text:style-name="P6">(000.000)(001.076)(000.000)(000.016)(000.000)(000.000)</text:p>
      <text:p text:style-name="P6">(000.000)(001.087)(000.000)(000.016)(000.000)(000.000)</text:p>
      <text:p text:style-name="P6">(000.000)(001.139)(000.000)(000.018)(000.000)(000.000)</text:p>
      <text:p text:style-name="P6">(000.000)(001.159)(000.000)(000.018)(000.000)(000.000)</text:p>
      <text:p text:style-name="P6">(000.000)(001.180)(000.000)(000.017)(000.000)(000.000)</text:p>
      <text:p text:style-name="P6">(000.000)(001.222)(000.000)(000.004)(000.000)(000.000)</text:p>
      <text:p text:style-name="P6">(000.000)(001.227)(000.000)(000.003)(000.000)(000.000)</text:p>
      <text:p text:style-name="P6">(000.000)(001.319)(000.000)(000.002)(000.000)(000.000)</text:p>
      <text:p text:style-name="P6">(000.000)(001.306)(000.000)(000.000)(000.000)(000.000)</text:p>
      <text:p text:style-name="P6">(000.000)(001.304)(000.000)(000.004)(000.000)(000.000)</text:p>
      <text:p text:style-name="P6">(000.000)(001.320)(000.000)(000.008)(000.000)(000.000)</text:p>
      <text:p text:style-name="P6">(000.000)(001.392)(000.000)(000.026)(000.000)(000.000)</text:p>
      <text:p text:style-name="P6">(000.000)(001.430)(000.000)(000.028)(000.000)(000.000)</text:p>
      <text:p text:style-name="P6">(000.000)(001.430)(000.000)(000.028)(000.000)(000.000)</text:p>
      <text:p text:style-name="P6">(000.000)(001.431)(000.000)(000.029)(000.000)(000.000)</text:p>
      <text:p text:style-name="P6">(000.000)(001.437)(000.000)(000.028)(000.000)(000.000)</text:p>
      <text:p text:style-name="P6">(000.000)(001.520)(000.000)(000.032)(000.000)(000.000)</text:p>
      <text:p text:style-name="P6">(000.000)(001.496)(000.000)(000.031)(000.000)(000.000)</text:p>
      <text:p text:style-name="P6">(000.000)(001.497)(000.000)(000.032)(000.000)(000.000)</text:p>
      <text:p text:style-name="P6">(000.000)(001.517)(000.000)(000.032)(000.000)(000.000)</text:p>
      <text:p text:style-name="P6">(000.000)(001.521)(000.000)(000.033)(000.000)(000.000)</text:p>
      <text:p text:style-name="P6">(000.000)(001.512)(000.000)(000.033)(000.000)(000.000)</text:p>
      <text:p text:style-name="P6">(000.000)(001.512)(000.000)(000.032)(000.000)(000.000)</text:p>
      <text:p text:style-name="P6">(000.000)(001.508)(000.000)(000.032)(000.000)(000.000)</text:p>
      <text:p text:style-name="P6"><text:soft-page-break/>(000.000)(001.498)(000.000)(000.032)(000.000)(000.000)</text:p>
      <text:p text:style-name="P6">(000.000)(001.509)(000.000)(000.032)(000.000)(000.000)</text:p>
      <text:p text:style-name="P6">(000.000)(001.510)(000.000)(000.032)(000.000)(000.000)</text:p>
      <text:p text:style-name="P6">(000.000)(001.510)(000.000)(000.032)(000.000)(000.000)</text:p>
      <text:p text:style-name="P6">(000.000)(001.507)(000.000)(000.032)(000.000)(000.000)</text:p>
      <text:p text:style-name="P6">(000.000)(001.446)(000.000)(000.029)(000.000)(000.000)</text:p>
      <text:p text:style-name="P6">(000.000)(001.443)(000.000)(000.029)(000.000)(000.000)</text:p>
      <text:p text:style-name="P6">(000.000)(001.440)(000.000)(000.030)(000.000)(000.000)</text:p>
      <text:p text:style-name="P6">(000.000)(001.417)(000.000)(000.027)(000.000)(000.000)</text:p>
      <text:p text:style-name="P6">(000.000)(001.413)(000.000)(000.027)(000.000)(000.000)</text:p>
      <text:p text:style-name="P6">(000.000)(001.413)(000.000)(000.028)(000.000)(000.000)</text:p>
      <text:p text:style-name="P6">(000.000)(001.406)(000.000)(000.028)(000.000)(000.000)</text:p>
      <text:p text:style-name="P6">(000.000)(001.368)(000.000)(000.027)(000.000)(000.000)</text:p>
      <text:p text:style-name="P6">(000.000)(001.346)(000.000)(000.027)(000.000)(000.000)</text:p>
      <text:p text:style-name="P6">(000.000)(001.343)(000.000)(000.027)(000.000)(000.000)</text:p>
      <text:p text:style-name="P6">(000.000)(001.343)(000.000)(000.027)(000.000)(000.000)</text:p>
      <text:p text:style-name="P6">(000.000)(001.343)(000.000)(000.027)(000.000)(000.000)</text:p>
      <text:p text:style-name="P6">(000.000)(001.318)(000.000)(000.019)(000.000)(000.000)</text:p>
      <text:p text:style-name="P6">(000.000)(001.291)(000.000)(000.014)(000.000)(000.000)</text:p>
      <text:p text:style-name="P6">(000.000)(001.292)(000.000)(000.005)(000.000)(000.000)</text:p>
      <text:p text:style-name="P6">(000.000)(001.291)(000.000)(000.003)(000.000)(000.000)</text:p>
      <text:p text:style-name="P6">(000.000)(001.293)(000.000)(000.004)(000.000)(000.000)</text:p>
      <text:p text:style-name="P6">(000.000)(001.291)(000.000)(000.006)(000.000)(000.000)</text:p>
      <text:p text:style-name="P6">(000.000)(001.291)(000.000)(000.009)(000.000)(000.000)</text:p>
      <text:p text:style-name="P6">(000.000)(001.290)(000.000)(000.011)(000.000)(000.000)</text:p>
      <text:p text:style-name="P6"/>
      <text:p text:style-name="P6">P.01(0210507001500)(00)(15)(6)(1.9)(MWh)(2.9)(MWh)(5.9)(Mvarh)(6.9)(Mvarh)(7.9)(Mvarh)(8.9)(Mvarh)</text:p>
      <text:p text:style-name="P6">(000.000)(001.285)(000.000)(000.010)(000.000)(000.000)</text:p>
      <text:p text:style-name="P6">(000.000)(001.277)(000.000)(000.000)(000.000)(000.000)</text:p>
      <text:p text:style-name="P6">(000.000)(001.273)(000.000)(000.000)(000.000)(000.000)</text:p>
      <text:p text:style-name="P6">(000.000)(001.254)(000.000)(000.002)(000.000)(000.000)</text:p>
      <text:p text:style-name="P6">(000.000)(000.931)(000.000)(000.014)(000.000)(000.000)</text:p>
      <text:p text:style-name="P6">(000.000)(001.167)(000.000)(000.020)(000.000)(000.000)</text:p>
      <text:p text:style-name="P6">(000.000)(001.168)(000.000)(000.020)(000.000)(000.000)</text:p>
      <text:p text:style-name="P6">(000.000)(001.170)(000.000)(000.020)(000.000)(000.000)</text:p>
      <text:p text:style-name="P6">(000.000)(001.170)(000.000)(000.020)(000.000)(000.000)</text:p>
      <text:p text:style-name="P6">(000.000)(001.170)(000.000)(000.020)(000.000)(000.000)</text:p>
      <text:p text:style-name="P6">(000.000)(001.170)(000.000)(000.020)(000.000)(000.000)</text:p>
      <text:p text:style-name="P6">(000.000)(001.169)(000.000)(000.020)(000.000)(000.000)</text:p>
      <text:p text:style-name="P6">(000.000)(001.133)(000.000)(000.019)(000.000)(000.000)</text:p>
      <text:p text:style-name="P6">(000.000)(001.119)(000.000)(000.019)(000.000)(000.000)</text:p>
      <text:p text:style-name="P6">(000.000)(001.119)(000.000)(000.018)(000.000)(000.000)</text:p>
      <text:p text:style-name="P6">(000.000)(001.120)(000.000)(000.018)(000.000)(000.000)</text:p>
      <text:p text:style-name="P6">(000.000)(001.077)(000.000)(000.018)(000.000)(000.000)</text:p>
      <text:p text:style-name="P6">(000.000)(001.070)(000.000)(000.018)(000.000)(000.000)</text:p>
      <text:p text:style-name="P6">(000.000)(001.071)(000.000)(000.018)(000.000)(000.000)</text:p>
      <text:p text:style-name="P6">(000.000)(001.071)(000.000)(000.017)(000.000)(000.000)</text:p>
      <text:p text:style-name="P6">(000.000)(001.072)(000.000)(000.019)(000.000)(000.000)</text:p>
      <text:p text:style-name="P6">(000.000)(001.072)(000.000)(000.018)(000.000)(000.000)</text:p>
      <text:p text:style-name="P6">(000.000)(001.073)(000.000)(000.018)(000.000)(000.000)</text:p>
      <text:p text:style-name="P6">(000.000)(001.071)(000.000)(000.018)(000.000)(000.000)</text:p>
      <text:p text:style-name="P6"><text:soft-page-break/>(000.000)(001.069)(000.000)(000.017)(000.000)(000.000)</text:p>
      <text:p text:style-name="P6">(000.000)(001.042)(000.000)(000.018)(000.000)(000.000)</text:p>
      <text:p text:style-name="P6">(000.000)(001.020)(000.000)(000.016)(000.000)(000.000)</text:p>
      <text:p text:style-name="P6">(000.000)(001.020)(000.000)(000.016)(000.000)(000.000)</text:p>
      <text:p text:style-name="P6">(000.000)(001.017)(000.000)(000.016)(000.000)(000.000)</text:p>
      <text:p text:style-name="P6">(000.000)(001.017)(000.000)(000.017)(000.000)(000.000)</text:p>
      <text:p text:style-name="P6">(000.000)(000.982)(000.000)(000.016)(000.000)(000.000)</text:p>
      <text:p text:style-name="P6">(000.000)(000.985)(000.000)(000.015)(000.000)(000.000)</text:p>
      <text:p text:style-name="P6">(000.000)(000.986)(000.000)(000.014)(000.000)(000.000)</text:p>
      <text:p text:style-name="P6">(000.000)(000.988)(000.000)(000.015)(000.000)(000.000)</text:p>
      <text:p text:style-name="P6">(000.000)(000.989)(000.000)(000.013)(000.000)(000.000)</text:p>
      <text:p text:style-name="P6">(000.000)(000.989)(000.000)(000.015)(000.000)(000.000)</text:p>
      <text:p text:style-name="P6">(000.000)(000.990)(000.000)(000.014)(000.000)(000.000)</text:p>
      <text:p text:style-name="P6">(000.000)(000.991)(000.000)(000.014)(000.000)(000.000)</text:p>
      <text:p text:style-name="P6">(000.000)(000.983)(000.000)(000.014)(000.000)(000.000)</text:p>
      <text:p text:style-name="P6">(000.000)(000.972)(000.000)(000.013)(000.000)(000.000)</text:p>
      <text:p text:style-name="P6">(000.000)(000.966)(000.000)(000.012)(000.000)(000.000)</text:p>
      <text:p text:style-name="P6">(000.000)(000.981)(000.000)(000.014)(000.000)(000.000)</text:p>
      <text:p text:style-name="P6">(000.000)(000.961)(000.000)(000.012)(000.000)(000.000)</text:p>
      <text:p text:style-name="P6">(000.000)(000.977)(000.000)(000.014)(000.000)(000.000)</text:p>
      <text:p text:style-name="P6">(000.000)(000.961)(000.000)(000.014)(000.000)(000.000)</text:p>
      <text:p text:style-name="P6">(000.000)(000.964)(000.000)(000.014)(000.000)(000.000)</text:p>
      <text:p text:style-name="P6">(000.000)(000.989)(000.000)(000.015)(000.000)(000.000)</text:p>
      <text:p text:style-name="P6">(000.000)(000.981)(000.000)(000.015)(000.000)(000.000)</text:p>
      <text:p text:style-name="P6">(000.000)(000.973)(000.000)(000.015)(000.000)(000.000)</text:p>
      <text:p text:style-name="P6">(000.000)(000.992)(000.000)(000.015)(000.000)(000.000)</text:p>
      <text:p text:style-name="P6">(000.000)(000.992)(000.000)(000.016)(000.000)(000.000)</text:p>
      <text:p text:style-name="P6">(000.000)(001.010)(000.000)(000.015)(000.000)(000.000)</text:p>
      <text:p text:style-name="P6">(000.000)(001.018)(000.000)(000.016)(000.000)(000.000)</text:p>
      <text:p text:style-name="P6">(000.000)(001.018)(000.000)(000.015)(000.000)(000.000)</text:p>
      <text:p text:style-name="P6">(000.000)(001.039)(000.000)(000.015)(000.000)(000.000)</text:p>
      <text:p text:style-name="P6">(000.000)(001.043)(000.000)(000.016)(000.000)(000.000)</text:p>
      <text:p text:style-name="P6">(000.000)(001.043)(000.000)(000.016)(000.000)(000.000)</text:p>
      <text:p text:style-name="P6">(000.000)(001.054)(000.000)(000.017)(000.000)(000.000)</text:p>
      <text:p text:style-name="P6">(000.000)(001.066)(000.000)(000.017)(000.000)(000.000)</text:p>
      <text:p text:style-name="P6">(000.000)(001.067)(000.000)(000.017)(000.000)(000.000)</text:p>
      <text:p text:style-name="P6">(000.000)(001.064)(000.000)(000.017)(000.000)(000.000)</text:p>
      <text:p text:style-name="P6">(000.000)(001.056)(000.000)(000.017)(000.000)(000.000)</text:p>
      <text:p text:style-name="P6">(000.000)(001.057)(000.000)(000.016)(000.000)(000.000)</text:p>
      <text:p text:style-name="P6">(000.000)(001.056)(000.000)(000.017)(000.000)(000.000)</text:p>
      <text:p text:style-name="P6">(000.000)(001.048)(000.000)(000.015)(000.000)(000.000)</text:p>
      <text:p text:style-name="P6">(000.000)(001.047)(000.000)(000.016)(000.000)(000.000)</text:p>
      <text:p text:style-name="P6">(000.000)(001.047)(000.000)(000.015)(000.000)(000.000)</text:p>
      <text:p text:style-name="P6">(000.000)(001.048)(000.000)(000.016)(000.000)(000.000)</text:p>
      <text:p text:style-name="P6">(000.000)(001.049)(000.000)(000.015)(000.000)(000.000)</text:p>
      <text:p text:style-name="P6">(000.000)(001.056)(000.000)(000.016)(000.000)(000.000)</text:p>
      <text:p text:style-name="P6">(000.000)(001.058)(000.000)(000.016)(000.000)(000.000)</text:p>
      <text:p text:style-name="P6">(000.000)(001.059)(000.000)(000.017)(000.000)(000.000)</text:p>
      <text:p text:style-name="P6">(000.000)(001.008)(000.000)(000.015)(000.000)(000.000)</text:p>
      <text:p text:style-name="P6">(000.000)(001.013)(000.000)(000.015)(000.000)(000.000)</text:p>
      <text:p text:style-name="P6">(000.000)(001.066)(000.000)(000.017)(000.000)(000.000)</text:p>
      <text:p text:style-name="P6">(000.000)(001.059)(000.000)(000.016)(000.000)(000.000)</text:p>
      <text:p text:style-name="P6"><text:soft-page-break/>(000.000)(001.081)(000.000)(000.016)(000.000)(000.000)</text:p>
      <text:p text:style-name="P6">(000.000)(001.046)(000.000)(000.018)(000.000)(000.000)</text:p>
      <text:p text:style-name="P6">(000.000)(001.046)(000.000)(000.016)(000.000)(000.000)</text:p>
      <text:p text:style-name="P6">(000.000)(001.059)(000.000)(000.017)(000.000)(000.000)</text:p>
      <text:p text:style-name="P6">(000.000)(001.057)(000.000)(000.017)(000.000)(000.000)</text:p>
      <text:p text:style-name="P6">(000.000)(001.043)(000.000)(000.016)(000.000)(000.000)</text:p>
      <text:p text:style-name="P6">(000.000)(001.025)(000.000)(000.016)(000.000)(000.000)</text:p>
      <text:p text:style-name="P6">(000.000)(001.025)(000.000)(000.015)(000.000)(000.000)</text:p>
      <text:p text:style-name="P6">(000.000)(001.048)(000.000)(000.018)(000.000)(000.000)</text:p>
      <text:p text:style-name="P6">(000.000)(001.020)(000.000)(000.016)(000.000)(000.000)</text:p>
      <text:p text:style-name="P6">(000.000)(001.011)(000.000)(000.016)(000.000)(000.000)</text:p>
      <text:p text:style-name="P6">(000.000)(001.010)(000.000)(000.016)(000.000)(000.000)</text:p>
      <text:p text:style-name="P6">(000.000)(001.010)(000.000)(000.016)(000.000)(000.000)</text:p>
      <text:p text:style-name="P6">(000.000)(000.991)(000.000)(000.016)(000.000)(000.000)</text:p>
      <text:p text:style-name="P6">(000.000)(000.990)(000.000)(000.015)(000.000)(000.000)</text:p>
      <text:p text:style-name="P6">(000.000)(000.991)(000.000)(000.015)(000.000)(000.000)</text:p>
      <text:p text:style-name="P6">(000.000)(001.078)(000.000)(000.009)(000.000)(000.000)</text:p>
      <text:p text:style-name="P6">(000.000)(000.939)(000.000)(000.013)(000.000)(000.000)</text:p>
      <text:p text:style-name="P6">(000.000)(000.939)(000.000)(000.013)(000.000)(000.000)</text:p>
      <text:p text:style-name="P6">(000.000)(000.940)(000.000)(000.013)(000.000)(000.000)</text:p>
      <text:p text:style-name="P6"/>
      <text:p text:style-name="P6">P.01(0210508001500)(00)(15)(6)(1.9)(MWh)(2.9)(MWh)(5.9)(Mvarh)(6.9)(Mvarh)(7.9)(Mvarh)(8.9)(Mvarh)</text:p>
      <text:p text:style-name="P6">(000.000)(000.940)(000.000)(000.007)(000.000)(000.000)</text:p>
      <text:p text:style-name="P6">(000.000)(000.940)(000.000)(000.012)(000.000)(000.000)</text:p>
      <text:p text:style-name="P6">(000.000)(000.941)(000.000)(000.014)(000.000)(000.000)</text:p>
      <text:p text:style-name="P6">(000.000)(000.941)(000.000)(000.014)(000.000)(000.000)</text:p>
      <text:p text:style-name="P6">(000.000)(000.940)(000.000)(000.014)(000.000)(000.000)</text:p>
      <text:p text:style-name="P6">(000.000)(000.940)(000.000)(000.014)(000.000)(000.000)</text:p>
      <text:p text:style-name="P6">(000.000)(000.941)(000.000)(000.014)(000.000)(000.000)</text:p>
      <text:p text:style-name="P6">(000.000)(000.939)(000.000)(000.011)(000.000)(000.000)</text:p>
      <text:p text:style-name="P6">(000.000)(000.938)(000.000)(000.012)(000.000)(000.000)</text:p>
      <text:p text:style-name="P6">(000.000)(000.911)(000.000)(000.007)(000.000)(000.000)</text:p>
      <text:p text:style-name="P6">(000.000)(000.887)(000.000)(000.003)(000.000)(000.000)</text:p>
      <text:p text:style-name="P6">(000.000)(000.877)(000.000)(000.003)(000.000)(000.000)</text:p>
      <text:p text:style-name="P6">(000.000)(000.865)(000.000)(000.003)(000.000)(000.000)</text:p>
      <text:p text:style-name="P6">(000.000)(000.866)(000.000)(000.003)(000.000)(000.000)</text:p>
      <text:p text:style-name="P6">(000.000)(000.866)(000.000)(000.001)(000.000)(000.000)</text:p>
      <text:p text:style-name="P6">(000.000)(000.866)(000.000)(000.001)(000.000)(000.000)</text:p>
      <text:p text:style-name="P6">(000.000)(000.867)(000.000)(000.006)(000.000)(000.000)</text:p>
      <text:p text:style-name="P6">(000.000)(000.867)(000.000)(000.006)(000.000)(000.000)</text:p>
      <text:p text:style-name="P6">(000.000)(000.866)(000.000)(000.005)(000.000)(000.000)</text:p>
      <text:p text:style-name="P6">(000.000)(000.867)(000.000)(000.006)(000.000)(000.000)</text:p>
      <text:p text:style-name="P6">(000.000)(000.890)(000.000)(000.013)(000.000)(000.000)</text:p>
      <text:p text:style-name="P6">(000.000)(000.893)(000.000)(000.010)(000.000)(000.000)</text:p>
      <text:p text:style-name="P6">(000.000)(000.892)(000.000)(000.010)(000.000)(000.000)</text:p>
      <text:p text:style-name="P6">(000.000)(000.892)(000.000)(000.013)(000.000)(000.000)</text:p>
      <text:p text:style-name="P6">(000.000)(000.891)(000.000)(000.012)(000.000)(000.000)</text:p>
      <text:p text:style-name="P6">(000.000)(000.890)(000.000)(000.013)(000.000)(000.000)</text:p>
      <text:p text:style-name="P6">(000.000)(000.859)(000.000)(000.007)(000.000)(000.000)</text:p>
      <text:p text:style-name="P6">(000.000)(000.797)(000.000)(000.001)(000.000)(000.000)</text:p>
      <text:p text:style-name="P6">(000.000)(000.795)(000.000)(000.001)(000.000)(000.000)</text:p>
      <text:p text:style-name="P6"><text:soft-page-break/>(000.000)(000.795)(000.000)(000.002)(000.000)(000.000)</text:p>
      <text:p text:style-name="P6">(000.000)(000.796)(000.000)(000.002)(000.000)(000.000)</text:p>
      <text:p text:style-name="P6">(000.000)(000.796)(000.000)(000.002)(000.000)(000.000)</text:p>
      <text:p text:style-name="P6">(000.000)(000.794)(000.000)(000.001)(000.000)(000.000)</text:p>
      <text:p text:style-name="P6">(000.000)(000.791)(000.000)(000.001)(000.000)(000.000)</text:p>
      <text:p text:style-name="P6">(000.000)(000.816)(000.000)(000.000)(000.000)(000.000)</text:p>
      <text:p text:style-name="P6">(000.000)(000.824)(000.000)(000.000)(000.000)(000.000)</text:p>
      <text:p text:style-name="P6">(000.000)(000.825)(000.000)(000.001)(000.000)(000.000)</text:p>
      <text:p text:style-name="P6">(000.000)(000.824)(000.000)(000.001)(000.000)(000.000)</text:p>
      <text:p text:style-name="P6">(000.000)(000.824)(000.000)(000.000)(000.000)(000.000)</text:p>
      <text:p text:style-name="P6">(000.000)(000.824)(000.000)(000.000)(000.000)(000.000)</text:p>
      <text:p text:style-name="P6">(000.000)(000.823)(000.000)(000.000)(000.000)(000.000)</text:p>
      <text:p text:style-name="P6">(000.000)(000.823)(000.000)(000.000)(000.000)(000.000)</text:p>
      <text:p text:style-name="P6">(000.000)(000.824)(000.000)(000.000)(000.000)(000.000)</text:p>
      <text:p text:style-name="P6">(000.000)(000.823)(000.000)(000.000)(000.000)(000.000)</text:p>
      <text:p text:style-name="P6">(000.000)(000.823)(000.000)(000.000)(000.000)(000.000)</text:p>
      <text:p text:style-name="P6">(000.000)(000.823)(000.000)(000.000)(000.000)(000.000)</text:p>
      <text:p text:style-name="P6">(000.000)(000.845)(000.000)(000.001)(000.000)(000.000)</text:p>
      <text:p text:style-name="P6">(000.000)(001.084)(000.000)(000.006)(000.000)(000.000)</text:p>
      <text:p text:style-name="P6">(000.000)(000.394)(000.000)(000.001)(000.004)(000.001)</text:p>
      <text:p text:style-name="P6">(000.002)(000.000)(000.000)(000.000)(000.000)(000.003)</text:p>
      <text:p text:style-name="P6">(000.002)(000.000)(000.000)(000.000)(000.000)(000.002)</text:p>
      <text:p text:style-name="P6">(000.000)(000.748)(000.000)(000.012)(000.001)(000.001)</text:p>
      <text:p text:style-name="P6">(000.000)(000.919)(000.000)(000.007)(000.000)(000.000)</text:p>
      <text:p text:style-name="P6">(000.000)(000.976)(000.000)(000.014)(000.000)(000.000)</text:p>
      <text:p text:style-name="P6">(000.000)(000.987)(000.000)(000.015)(000.000)(000.000)</text:p>
      <text:p text:style-name="P6">(000.000)(001.006)(000.000)(000.015)(000.000)(000.000)</text:p>
      <text:p text:style-name="P6">(000.000)(001.049)(000.000)(000.017)(000.000)(000.000)</text:p>
      <text:p text:style-name="P6">(000.000)(001.118)(000.000)(000.018)(000.000)(000.000)</text:p>
      <text:p text:style-name="P6">(000.000)(001.117)(000.000)(000.018)(000.000)(000.000)</text:p>
      <text:p text:style-name="P6">(000.000)(001.163)(000.000)(000.020)(000.000)(000.000)</text:p>
      <text:p text:style-name="P6">(000.000)(001.179)(000.000)(000.015)(000.000)(000.000)</text:p>
      <text:p text:style-name="P6">(000.000)(001.192)(000.000)(000.009)(000.000)(000.000)</text:p>
      <text:p text:style-name="P6">(000.000)(001.237)(000.000)(000.000)(000.000)(000.000)</text:p>
      <text:p text:style-name="P6">(000.000)(001.265)(000.000)(000.001)(000.000)(000.000)</text:p>
      <text:p text:style-name="P6">(000.000)(001.279)(000.000)(000.004)(000.000)(000.000)</text:p>
      <text:p text:style-name="P6">(000.000)(001.312)(000.000)(000.004)(000.000)(000.000)</text:p>
      <text:p text:style-name="P6">(000.000)(001.296)(000.000)(000.001)(000.000)(000.000)</text:p>
      <text:p text:style-name="P6">(000.000)(001.310)(000.000)(000.004)(000.000)(000.000)</text:p>
      <text:p text:style-name="P6">(000.000)(001.303)(000.000)(000.007)(000.000)(000.000)</text:p>
      <text:p text:style-name="P6">(000.000)(001.296)(000.000)(000.000)(000.000)(000.000)</text:p>
      <text:p text:style-name="P6">(000.000)(001.329)(000.000)(000.014)(000.000)(000.000)</text:p>
      <text:p text:style-name="P6">(000.000)(001.334)(000.000)(000.017)(000.000)(000.000)</text:p>
      <text:p text:style-name="P6">(000.000)(001.335)(000.000)(000.011)(000.000)(000.000)</text:p>
      <text:p text:style-name="P6">(000.000)(001.334)(000.000)(000.009)(000.000)(000.000)</text:p>
      <text:p text:style-name="P6">(000.000)(001.322)(000.000)(000.004)(000.000)(000.000)</text:p>
      <text:p text:style-name="P6">(000.000)(001.313)(000.000)(000.000)(000.000)(000.000)</text:p>
      <text:p text:style-name="P6">(000.000)(001.312)(000.000)(000.000)(000.000)(000.000)</text:p>
      <text:p text:style-name="P6">(000.000)(001.312)(000.000)(000.004)(000.000)(000.000)</text:p>
      <text:p text:style-name="P6">(000.000)(001.285)(000.000)(000.001)(000.000)(000.000)</text:p>
      <text:p text:style-name="P6">(000.000)(001.284)(000.000)(000.000)(000.000)(000.000)</text:p>
      <text:p text:style-name="P6">(000.000)(001.282)(000.000)(000.000)(000.000)(000.000)</text:p>
      <text:p text:style-name="P6"><text:soft-page-break/>(000.000)(001.265)(000.000)(000.000)(000.000)(000.000)</text:p>
      <text:p text:style-name="P6">(000.000)(001.256)(000.000)(000.000)(000.000)(000.000)</text:p>
      <text:p text:style-name="P6">(000.000)(001.257)(000.000)(000.000)(000.000)(000.000)</text:p>
      <text:p text:style-name="P6">(000.000)(001.219)(000.000)(000.000)(000.000)(000.000)</text:p>
      <text:p text:style-name="P6">(000.000)(001.215)(000.000)(000.000)(000.000)(000.000)</text:p>
      <text:p text:style-name="P6">(000.000)(001.214)(000.000)(000.001)(000.000)(000.000)</text:p>
      <text:p text:style-name="P6">(000.000)(001.215)(000.000)(000.000)(000.000)(000.000)</text:p>
      <text:p text:style-name="P6">(000.000)(001.178)(000.000)(000.015)(000.000)(000.000)</text:p>
      <text:p text:style-name="P6">(000.000)(001.165)(000.000)(000.020)(000.000)(000.000)</text:p>
      <text:p text:style-name="P6">(000.000)(001.165)(000.000)(000.021)(000.000)(000.000)</text:p>
      <text:p text:style-name="P6">(000.000)(001.164)(000.000)(000.020)(000.000)(000.000)</text:p>
      <text:p text:style-name="P6">(000.000)(001.127)(000.000)(000.018)(000.000)(000.000)</text:p>
      <text:p text:style-name="P6">(000.000)(001.115)(000.000)(000.019)(000.000)(000.000)</text:p>
      <text:p text:style-name="P6">(000.000)(001.115)(000.000)(000.019)(000.000)(000.000)</text:p>
      <text:p text:style-name="P6">(000.000)(001.116)(000.000)(000.019)(000.000)(000.000)</text:p>
      <text:p text:style-name="P6"/>
      <text:p text:style-name="P6">P.01(0210509001500)(00)(15)(6)(1.9)(MWh)(2.9)(MWh)(5.9)(Mvarh)(6.9)(Mvarh)(7.9)(Mvarh)(8.9)(Mvarh)</text:p>
      <text:p text:style-name="P6">(000.000)(001.116)(000.000)(000.019)(000.000)(000.000)</text:p>
      <text:p text:style-name="P6">(000.000)(001.116)(000.000)(000.019)(000.000)(000.000)</text:p>
      <text:p text:style-name="P6">(000.000)(001.115)(000.000)(000.019)(000.000)(000.000)</text:p>
      <text:p text:style-name="P6">(000.000)(001.116)(000.000)(000.019)(000.000)(000.000)</text:p>
      <text:p text:style-name="P6">(000.000)(001.088)(000.000)(000.019)(000.000)(000.000)</text:p>
      <text:p text:style-name="P6">(000.000)(001.084)(000.000)(000.019)(000.000)(000.000)</text:p>
      <text:p text:style-name="P6">(000.000)(001.084)(000.000)(000.019)(000.000)(000.000)</text:p>
      <text:p text:style-name="P6">(000.000)(001.084)(000.000)(000.018)(000.000)(000.000)</text:p>
      <text:p text:style-name="P6">(000.000)(001.084)(000.000)(000.019)(000.000)(000.000)</text:p>
      <text:p text:style-name="P6">(000.000)(001.084)(000.000)(000.018)(000.000)(000.000)</text:p>
      <text:p text:style-name="P6">(000.000)(001.083)(000.000)(000.019)(000.000)(000.000)</text:p>
      <text:p text:style-name="P6">(000.000)(001.071)(000.000)(000.017)(000.000)(000.000)</text:p>
      <text:p text:style-name="P6">(000.000)(001.038)(000.000)(000.017)(000.000)(000.000)</text:p>
      <text:p text:style-name="P6">(000.000)(001.039)(000.000)(000.017)(000.000)(000.000)</text:p>
      <text:p text:style-name="P6">(000.000)(001.039)(000.000)(000.017)(000.000)(000.000)</text:p>
      <text:p text:style-name="P6">(000.000)(001.039)(000.000)(000.017)(000.000)(000.000)</text:p>
      <text:p text:style-name="P6">(000.000)(001.039)(000.000)(000.017)(000.000)(000.000)</text:p>
      <text:p text:style-name="P6">(000.000)(001.016)(000.000)(000.016)(000.000)(000.000)</text:p>
      <text:p text:style-name="P6">(000.000)(001.011)(000.000)(000.016)(000.000)(000.000)</text:p>
      <text:p text:style-name="P6">(000.000)(001.010)(000.000)(000.018)(000.000)(000.000)</text:p>
      <text:p text:style-name="P6">(000.000)(001.011)(000.000)(000.016)(000.000)(000.000)</text:p>
      <text:p text:style-name="P6">(000.000)(001.011)(000.000)(000.014)(000.000)(000.000)</text:p>
      <text:p text:style-name="P6">(000.000)(001.012)(000.000)(000.015)(000.000)(000.000)</text:p>
      <text:p text:style-name="P6">(000.000)(001.013)(000.000)(000.017)(000.000)(000.000)</text:p>
      <text:p text:style-name="P6">(000.000)(001.004)(000.000)(000.011)(000.000)(000.000)</text:p>
      <text:p text:style-name="P6">(000.000)(000.980)(000.000)(000.020)(000.000)(000.000)</text:p>
      <text:p text:style-name="P6">(000.000)(000.979)(000.000)(000.012)(000.000)(000.000)</text:p>
      <text:p text:style-name="P6">(000.000)(000.979)(000.000)(000.015)(000.000)(000.000)</text:p>
      <text:p text:style-name="P6">(000.000)(000.979)(000.000)(000.015)(000.000)(000.000)</text:p>
      <text:p text:style-name="P6">(000.000)(000.979)(000.000)(000.015)(000.000)(000.000)</text:p>
      <text:p text:style-name="P6">(000.000)(000.978)(000.000)(000.015)(000.000)(000.000)</text:p>
      <text:p text:style-name="P6">(000.000)(000.979)(000.000)(000.014)(000.000)(000.000)</text:p>
      <text:p text:style-name="P6">(000.000)(000.977)(000.000)(000.011)(000.000)(000.000)</text:p>
      <text:p text:style-name="P6">(000.000)(000.917)(000.000)(000.005)(000.000)(000.000)</text:p>
      <text:p text:style-name="P6"><text:soft-page-break/>(000.000)(000.913)(000.000)(000.004)(000.000)(000.000)</text:p>
      <text:p text:style-name="P6">(000.000)(000.915)(000.000)(000.004)(000.000)(000.000)</text:p>
      <text:p text:style-name="P6">(000.000)(000.916)(000.000)(000.008)(000.000)(000.000)</text:p>
      <text:p text:style-name="P6">(000.000)(000.952)(000.000)(000.013)(000.000)(000.000)</text:p>
      <text:p text:style-name="P6">(000.000)(000.989)(000.000)(000.015)(000.000)(000.000)</text:p>
      <text:p text:style-name="P6">(000.000)(000.992)(000.000)(000.015)(000.000)(000.000)</text:p>
      <text:p text:style-name="P6">(000.000)(000.993)(000.000)(000.015)(000.000)(000.000)</text:p>
      <text:p text:style-name="P6">(000.000)(001.010)(000.000)(000.015)(000.000)(000.000)</text:p>
      <text:p text:style-name="P6">(000.000)(001.054)(000.000)(000.017)(000.000)(000.000)</text:p>
      <text:p text:style-name="P6">(000.000)(001.053)(000.000)(000.017)(000.000)(000.000)</text:p>
      <text:p text:style-name="P6">(000.000)(001.054)(000.000)(000.017)(000.000)(000.000)</text:p>
      <text:p text:style-name="P6">(000.000)(001.054)(000.000)(000.016)(000.000)(000.000)</text:p>
      <text:p text:style-name="P6">(000.000)(001.056)(000.000)(000.016)(000.000)(000.000)</text:p>
      <text:p text:style-name="P6">(000.000)(001.136)(000.000)(000.020)(000.000)(000.000)</text:p>
      <text:p text:style-name="P6">(000.000)(001.229)(000.000)(000.000)(000.000)(000.000)</text:p>
      <text:p text:style-name="P6">(000.000)(001.206)(000.000)(000.001)(000.000)(000.000)</text:p>
      <text:p text:style-name="P6">(000.000)(001.207)(000.000)(000.000)(000.000)(000.000)</text:p>
      <text:p text:style-name="P6">(000.000)(001.300)(000.000)(000.002)(000.000)(000.000)</text:p>
      <text:p text:style-name="P6">(000.000)(001.393)(000.000)(000.020)(000.000)(000.000)</text:p>
      <text:p text:style-name="P6">(000.000)(001.426)(000.000)(000.028)(000.000)(000.000)</text:p>
      <text:p text:style-name="P6">(000.000)(001.410)(000.000)(000.028)(000.000)(000.000)</text:p>
      <text:p text:style-name="P6">(000.000)(001.410)(000.000)(000.028)(000.000)(000.000)</text:p>
      <text:p text:style-name="P6">(000.000)(001.412)(000.000)(000.026)(000.000)(000.000)</text:p>
      <text:p text:style-name="P6">(000.000)(001.413)(000.000)(000.028)(000.000)(000.000)</text:p>
      <text:p text:style-name="P6">(000.000)(001.504)(000.000)(000.031)(000.000)(000.000)</text:p>
      <text:p text:style-name="P6">(000.000)(001.504)(000.000)(000.031)(000.000)(000.000)</text:p>
      <text:p text:style-name="P6">(000.000)(001.503)(000.000)(000.033)(000.000)(000.000)</text:p>
      <text:p text:style-name="P6">(000.000)(001.476)(000.000)(000.030)(000.000)(000.000)</text:p>
      <text:p text:style-name="P6">(000.000)(001.480)(000.000)(000.031)(000.000)(000.000)</text:p>
      <text:p text:style-name="P6">(000.000)(001.490)(000.000)(000.031)(000.000)(000.000)</text:p>
      <text:p text:style-name="P6">(000.000)(001.532)(000.000)(000.030)(000.000)(000.000)</text:p>
      <text:p text:style-name="P6">(000.000)(001.508)(000.000)(000.032)(000.000)(000.000)</text:p>
      <text:p text:style-name="P6">(000.000)(001.508)(000.000)(000.032)(000.000)(000.000)</text:p>
      <text:p text:style-name="P6">(000.000)(001.508)(000.000)(000.032)(000.000)(000.000)</text:p>
      <text:p text:style-name="P6">(000.000)(001.506)(000.000)(000.031)(000.000)(000.000)</text:p>
      <text:p text:style-name="P6">(000.000)(001.499)(000.000)(000.032)(000.000)(000.000)</text:p>
      <text:p text:style-name="P6">(000.000)(001.463)(000.000)(000.030)(000.000)(000.000)</text:p>
      <text:p text:style-name="P6">(000.000)(001.419)(000.000)(000.028)(000.000)(000.000)</text:p>
      <text:p text:style-name="P6">(000.000)(001.442)(000.000)(000.021)(000.000)(000.000)</text:p>
      <text:p text:style-name="P6">(000.000)(001.401)(000.000)(000.029)(000.000)(000.000)</text:p>
      <text:p text:style-name="P6">(000.000)(001.400)(000.000)(000.028)(000.000)(000.000)</text:p>
      <text:p text:style-name="P6">(000.000)(001.401)(000.000)(000.028)(000.000)(000.000)</text:p>
      <text:p text:style-name="P6">(000.000)(001.390)(000.000)(000.028)(000.000)(000.000)</text:p>
      <text:p text:style-name="P6">(000.000)(001.399)(000.000)(000.027)(000.000)(000.000)</text:p>
      <text:p text:style-name="P6">(000.000)(001.356)(000.000)(000.024)(000.000)(000.000)</text:p>
      <text:p text:style-name="P6">(000.000)(001.250)(000.000)(000.001)(000.000)(000.000)</text:p>
      <text:p text:style-name="P6">(000.000)(001.272)(000.000)(000.002)(000.000)(000.000)</text:p>
      <text:p text:style-name="P6">(000.000)(001.271)(000.000)(000.002)(000.000)(000.000)</text:p>
      <text:p text:style-name="P6">(000.000)(001.272)(000.000)(000.002)(000.000)(000.000)</text:p>
      <text:p text:style-name="P6">(000.000)(001.251)(000.000)(000.001)(000.000)(000.000)</text:p>
      <text:p text:style-name="P6">(000.000)(001.206)(000.000)(000.011)(000.000)(000.000)</text:p>
      <text:p text:style-name="P6">(000.000)(001.196)(000.000)(000.009)(000.000)(000.000)</text:p>
      <text:p text:style-name="P6"><text:soft-page-break/>(000.000)(001.197)(000.000)(000.007)(000.000)(000.000)</text:p>
      <text:p text:style-name="P6">(000.000)(001.197)(000.000)(000.011)(000.000)(000.000)</text:p>
      <text:p text:style-name="P6">(000.000)(001.177)(000.000)(000.017)(000.000)(000.000)</text:p>
      <text:p text:style-name="P6">(000.000)(001.171)(000.000)(000.021)(000.000)(000.000)</text:p>
      <text:p text:style-name="P6">(000.000)(001.167)(000.000)(000.020)(000.000)(000.000)</text:p>
      <text:p text:style-name="P6">(000.000)(001.166)(000.000)(000.020)(000.000)(000.000)</text:p>
      <text:p text:style-name="P6">(000.000)(001.079)(000.000)(000.018)(000.000)(000.000)</text:p>
      <text:p text:style-name="P6">(000.000)(001.071)(000.000)(000.017)(000.000)(000.000)</text:p>
      <text:p text:style-name="P6">(000.000)(001.071)(000.000)(000.018)(000.000)(000.000)</text:p>
      <text:p text:style-name="P6">(000.000)(001.072)(000.000)(000.017)(000.000)(000.000)</text:p>
      <text:p text:style-name="P6"/>
      <text:p text:style-name="P6">P.01(0210510001500)(00)(15)(6)(1.9)(MWh)(2.9)(MWh)(5.9)(Mvarh)(6.9)(Mvarh)(7.9)(Mvarh)(8.9)(Mvarh)</text:p>
      <text:p text:style-name="P6">(000.000)(001.053)(000.000)(000.016)(000.000)(000.000)</text:p>
      <text:p text:style-name="P6">(000.000)(001.031)(000.000)(000.017)(000.000)(000.000)</text:p>
      <text:p text:style-name="P6">(000.000)(001.033)(000.000)(000.016)(000.000)(000.000)</text:p>
      <text:p text:style-name="P6">(000.000)(001.062)(000.000)(000.018)(000.000)(000.000)</text:p>
      <text:p text:style-name="P6">(000.000)(001.044)(000.000)(000.017)(000.000)(000.000)</text:p>
      <text:p text:style-name="P6">(000.000)(001.043)(000.000)(000.017)(000.000)(000.000)</text:p>
      <text:p text:style-name="P6">(000.000)(001.043)(000.000)(000.017)(000.000)(000.000)</text:p>
      <text:p text:style-name="P6">(000.000)(001.043)(000.000)(000.016)(000.000)(000.000)</text:p>
      <text:p text:style-name="P6">(000.000)(001.043)(000.000)(000.017)(000.000)(000.000)</text:p>
      <text:p text:style-name="P6">(000.000)(001.043)(000.000)(000.016)(000.000)(000.000)</text:p>
      <text:p text:style-name="P6">(000.000)(001.043)(000.000)(000.016)(000.000)(000.000)</text:p>
      <text:p text:style-name="P6">(000.000)(001.042)(000.000)(000.016)(000.000)(000.000)</text:p>
      <text:p text:style-name="P6">(000.000)(000.987)(000.000)(000.014)(000.000)(000.000)</text:p>
      <text:p text:style-name="P6">(000.000)(000.980)(000.000)(000.014)(000.000)(000.000)</text:p>
      <text:p text:style-name="P6">(000.000)(000.981)(000.000)(000.015)(000.000)(000.000)</text:p>
      <text:p text:style-name="P6">(000.000)(000.980)(000.000)(000.015)(000.000)(000.000)</text:p>
      <text:p text:style-name="P6">(000.000)(000.981)(000.000)(000.015)(000.000)(000.000)</text:p>
      <text:p text:style-name="P6">(000.000)(000.980)(000.000)(000.016)(000.000)(000.000)</text:p>
      <text:p text:style-name="P6">(000.000)(000.980)(000.000)(000.018)(000.000)(000.000)</text:p>
      <text:p text:style-name="P6">(000.000)(000.976)(000.000)(000.013)(000.000)(000.000)</text:p>
      <text:p text:style-name="P6">(000.000)(000.900)(000.000)(000.006)(000.000)(000.000)</text:p>
      <text:p text:style-name="P6">(000.000)(000.896)(000.000)(000.010)(000.000)(000.000)</text:p>
      <text:p text:style-name="P6">(000.000)(000.897)(000.000)(000.011)(000.000)(000.000)</text:p>
      <text:p text:style-name="P6">(000.000)(000.909)(000.000)(000.013)(000.000)(000.000)</text:p>
      <text:p text:style-name="P6">(000.000)(000.975)(000.000)(000.015)(000.000)(000.000)</text:p>
      <text:p text:style-name="P6">(000.000)(000.952)(000.000)(000.012)(000.000)(000.000)</text:p>
      <text:p text:style-name="P6">(000.000)(000.939)(000.000)(000.012)(000.000)(000.000)</text:p>
      <text:p text:style-name="P6">(000.000)(000.934)(000.000)(000.013)(000.000)(000.000)</text:p>
      <text:p text:style-name="P6">(000.000)(000.894)(000.000)(000.008)(000.000)(000.000)</text:p>
      <text:p text:style-name="P6">(000.000)(000.894)(000.000)(000.008)(000.000)(000.000)</text:p>
      <text:p text:style-name="P6">(000.000)(000.911)(000.000)(000.008)(000.000)(000.000)</text:p>
      <text:p text:style-name="P6">(000.000)(000.924)(000.000)(000.007)(000.000)(000.000)</text:p>
      <text:p text:style-name="P6">(000.000)(000.887)(000.000)(000.005)(000.000)(000.000)</text:p>
      <text:p text:style-name="P6">(000.000)(000.868)(000.000)(000.006)(000.000)(000.000)</text:p>
      <text:p text:style-name="P6">(000.000)(000.868)(000.000)(000.003)(000.000)(000.000)</text:p>
      <text:p text:style-name="P6">(000.000)(000.869)(000.000)(000.002)(000.000)(000.000)</text:p>
      <text:p text:style-name="P6">(000.000)(000.867)(000.000)(000.002)(000.000)(000.000)</text:p>
      <text:p text:style-name="P6">(000.000)(000.879)(000.000)(000.003)(000.000)(000.000)</text:p>
      <text:p text:style-name="P6">(000.000)(000.878)(000.000)(000.000)(000.000)(000.000)</text:p>
      <text:p text:style-name="P6"><text:soft-page-break/>(000.000)(000.878)(000.000)(000.002)(000.000)(000.000)</text:p>
      <text:p text:style-name="P6">(000.000)(000.878)(000.000)(000.004)(000.000)(000.000)</text:p>
      <text:p text:style-name="P6">(000.000)(000.878)(000.000)(000.000)(000.000)(000.000)</text:p>
      <text:p text:style-name="P6">(000.000)(000.877)(000.000)(000.005)(000.000)(000.000)</text:p>
      <text:p text:style-name="P6">(000.000)(000.877)(000.000)(000.002)(000.000)(000.000)</text:p>
      <text:p text:style-name="P6">(000.000)(000.867)(000.000)(000.000)(000.000)(000.000)</text:p>
      <text:p text:style-name="P6">(000.000)(000.837)(000.000)(000.000)(000.000)(000.000)</text:p>
      <text:p text:style-name="P6">(000.000)(000.848)(000.000)(000.000)(000.000)(000.000)</text:p>
      <text:p text:style-name="P6">(000.000)(000.848)(000.000)(000.000)(000.000)(000.000)</text:p>
      <text:p text:style-name="P6">(000.000)(000.861)(000.000)(000.000)(000.000)(000.000)</text:p>
      <text:p text:style-name="P6">(000.000)(000.870)(000.000)(000.000)(000.000)(000.000)</text:p>
      <text:p text:style-name="P6">(000.000)(000.871)(000.000)(000.000)(000.000)(000.000)</text:p>
      <text:p text:style-name="P6">(000.000)(000.877)(000.000)(000.000)(000.000)(000.000)</text:p>
      <text:p text:style-name="P6">(000.000)(000.866)(000.000)(000.001)(000.000)(000.000)</text:p>
      <text:p text:style-name="P6">(000.000)(000.857)(000.000)(000.000)(000.000)(000.000)</text:p>
      <text:p text:style-name="P6">(000.000)(000.856)(000.000)(000.000)(000.000)(000.000)</text:p>
      <text:p text:style-name="P6">(000.000)(000.857)(000.000)(000.000)(000.000)(000.000)</text:p>
      <text:p text:style-name="P6">(000.000)(000.857)(000.000)(000.000)(000.000)(000.000)</text:p>
      <text:p text:style-name="P6">(000.000)(000.857)(000.000)(000.000)(000.000)(000.000)</text:p>
      <text:p text:style-name="P6">(000.000)(000.857)(000.000)(000.000)(000.000)(000.000)</text:p>
      <text:p text:style-name="P6">(000.000)(000.857)(000.000)(000.000)(000.000)(000.000)</text:p>
      <text:p text:style-name="P6">(000.000)(000.857)(000.000)(000.000)(000.000)(000.000)</text:p>
      <text:p text:style-name="P6">(000.000)(000.857)(000.000)(000.001)(000.000)(000.000)</text:p>
      <text:p text:style-name="P6">(000.000)(000.857)(000.000)(000.000)(000.000)(000.000)</text:p>
      <text:p text:style-name="P6">(000.000)(000.856)(000.000)(000.000)(000.000)(000.000)</text:p>
      <text:p text:style-name="P6">(000.000)(000.857)(000.000)(000.001)(000.000)(000.000)</text:p>
      <text:p text:style-name="P6">(000.000)(000.856)(000.000)(000.002)(000.000)(000.000)</text:p>
      <text:p text:style-name="P6">(000.000)(000.855)(000.000)(000.002)(000.000)(000.000)</text:p>
      <text:p text:style-name="P6">(000.000)(000.819)(000.000)(000.002)(000.000)(000.000)</text:p>
      <text:p text:style-name="P6">(000.000)(000.796)(000.000)(000.000)(000.000)(000.000)</text:p>
      <text:p text:style-name="P6">(000.000)(000.811)(000.000)(000.000)(000.000)(000.000)</text:p>
      <text:p text:style-name="P6">(000.000)(000.798)(000.000)(000.001)(000.000)(000.000)</text:p>
      <text:p text:style-name="P6">(000.000)(000.831)(000.000)(000.001)(000.000)(000.000)</text:p>
      <text:p text:style-name="P6">(000.000)(000.769)(000.000)(000.000)(000.000)(000.000)</text:p>
      <text:p text:style-name="P6">(000.000)(000.761)(000.000)(000.000)(000.000)(000.000)</text:p>
      <text:p text:style-name="P6">(000.000)(000.762)(000.000)(000.000)(000.000)(000.000)</text:p>
      <text:p text:style-name="P6">(000.000)(000.761)(000.000)(000.000)(000.000)(000.000)</text:p>
      <text:p text:style-name="P6">(000.000)(000.762)(000.000)(000.000)(000.000)(000.000)</text:p>
      <text:p text:style-name="P6">(000.000)(000.762)(000.000)(000.001)(000.000)(000.000)</text:p>
      <text:p text:style-name="P6">(000.000)(000.763)(000.000)(000.000)(000.000)(000.000)</text:p>
      <text:p text:style-name="P6">(000.000)(000.762)(000.000)(000.000)(000.000)(000.000)</text:p>
      <text:p text:style-name="P6">(000.000)(000.762)(000.000)(000.000)(000.000)(000.000)</text:p>
      <text:p text:style-name="P6">(000.000)(000.763)(000.000)(000.000)(000.000)(000.000)</text:p>
      <text:p text:style-name="P6">(000.000)(000.763)(000.000)(000.000)(000.000)(000.000)</text:p>
      <text:p text:style-name="P6">(000.000)(000.759)(000.000)(000.000)(000.000)(000.000)</text:p>
      <text:p text:style-name="P6">(000.000)(000.741)(000.000)(000.000)(000.000)(000.000)</text:p>
      <text:p text:style-name="P6">(000.000)(000.741)(000.000)(000.000)(000.000)(000.000)</text:p>
      <text:p text:style-name="P6">(000.000)(000.742)(000.000)(000.000)(000.000)(000.000)</text:p>
      <text:p text:style-name="P6">(000.000)(000.741)(000.000)(000.000)(000.000)(000.000)</text:p>
      <text:p text:style-name="P6">(000.000)(000.741)(000.000)(000.000)(000.000)(000.000)</text:p>
      <text:p text:style-name="P6">(000.000)(000.741)(000.000)(000.000)(000.000)(000.000)</text:p>
      <text:p text:style-name="P6">(000.000)(000.741)(000.000)(000.000)(000.000)(000.000)</text:p>
      <text:p text:style-name="P6"><text:soft-page-break/>(000.000)(000.765)(000.000)(000.000)(000.000)(000.000)</text:p>
      <text:p text:style-name="P6">(000.000)(000.694)(000.000)(000.000)(000.000)(000.000)</text:p>
      <text:p text:style-name="P6">(000.000)(000.676)(000.000)(000.000)(000.000)(000.000)</text:p>
      <text:p text:style-name="P6">(000.000)(000.677)(000.000)(000.000)(000.000)(000.000)</text:p>
      <text:p text:style-name="P6">(000.000)(000.678)(000.000)(000.000)(000.000)(000.000)</text:p>
      <text:p text:style-name="P6"/>
      <text:p text:style-name="P6">P.01(0210511001500)(00)(15)(6)(1.9)(MWh)(2.9)(MWh)(5.9)(Mvarh)(6.9)(Mvarh)(7.9)(Mvarh)(8.9)(Mvarh)</text:p>
      <text:p text:style-name="P6">(000.000)(000.678)(000.000)(000.000)(000.000)(000.000)</text:p>
      <text:p text:style-name="P6">(000.000)(000.681)(000.000)(000.000)(000.000)(000.000)</text:p>
      <text:p text:style-name="P6">(000.000)(000.688)(000.000)(000.000)(000.000)(000.000)</text:p>
      <text:p text:style-name="P6">(000.000)(000.688)(000.000)(000.000)(000.000)(000.000)</text:p>
      <text:p text:style-name="P6">(000.000)(000.687)(000.000)(000.000)(000.000)(000.000)</text:p>
      <text:p text:style-name="P6">(000.000)(000.677)(000.000)(000.000)(000.000)(000.000)</text:p>
      <text:p text:style-name="P6">(000.000)(000.682)(000.000)(000.000)(000.000)(000.000)</text:p>
      <text:p text:style-name="P6">(000.000)(000.683)(000.000)(000.000)(000.000)(000.000)</text:p>
      <text:p text:style-name="P6">(000.000)(000.675)(000.000)(000.000)(000.000)(000.000)</text:p>
      <text:p text:style-name="P6">(000.000)(000.659)(000.000)(000.000)(000.000)(000.000)</text:p>
      <text:p text:style-name="P6">(000.000)(000.659)(000.000)(000.000)(000.000)(000.000)</text:p>
      <text:p text:style-name="P6">(000.000)(000.659)(000.000)(000.001)(000.000)(000.000)</text:p>
      <text:p text:style-name="P6">(000.000)(000.651)(000.000)(000.000)(000.000)(000.000)</text:p>
      <text:p text:style-name="P6">(000.000)(000.648)(000.000)(000.000)(000.000)(000.000)</text:p>
      <text:p text:style-name="P6">(000.000)(000.647)(000.000)(000.000)(000.000)(000.000)</text:p>
      <text:p text:style-name="P6">(000.000)(000.648)(000.000)(000.000)(000.000)(000.000)</text:p>
      <text:p text:style-name="P6">(000.000)(000.635)(000.000)(000.000)(000.000)(000.000)</text:p>
      <text:p text:style-name="P6">(000.000)(000.631)(000.000)(000.000)(000.000)(000.000)</text:p>
      <text:p text:style-name="P6">(000.000)(000.631)(000.000)(000.001)(000.000)(000.000)</text:p>
      <text:p text:style-name="P6">(000.000)(000.631)(000.000)(000.001)(000.000)(000.000)</text:p>
      <text:p text:style-name="P6">(000.000)(000.630)(000.000)(000.000)(000.000)(000.000)</text:p>
      <text:p text:style-name="P6">(000.000)(000.631)(000.000)(000.000)(000.000)(000.000)</text:p>
      <text:p text:style-name="P6">(000.000)(000.630)(000.000)(000.000)(000.000)(000.000)</text:p>
      <text:p text:style-name="P6">(000.000)(000.631)(000.000)(000.002)(000.000)(000.000)</text:p>
      <text:p text:style-name="P6">(000.000)(000.625)(000.000)(000.003)(000.002)(000.000)</text:p>
      <text:p text:style-name="P6">(000.000)(000.629)(000.000)(000.000)(000.000)(000.000)</text:p>
      <text:p text:style-name="P6">(000.000)(000.628)(000.000)(000.000)(000.000)(000.000)</text:p>
      <text:p text:style-name="P6">(000.000)(000.629)(000.000)(000.000)(000.000)(000.000)</text:p>
      <text:p text:style-name="P6">(000.000)(000.618)(000.000)(000.001)(000.000)(000.000)</text:p>
      <text:p text:style-name="P6">(000.000)(000.618)(000.000)(000.000)(000.000)(000.000)</text:p>
      <text:p text:style-name="P6">(000.000)(000.618)(000.000)(000.000)(000.000)(000.000)</text:p>
      <text:p text:style-name="P6">(000.000)(000.619)(000.000)(000.000)(000.000)(000.000)</text:p>
      <text:p text:style-name="P6">(000.000)(000.619)(000.000)(000.000)(000.000)(000.000)</text:p>
      <text:p text:style-name="P6">(000.000)(000.619)(000.000)(000.002)(000.000)(000.000)</text:p>
      <text:p text:style-name="P6">(000.000)(000.619)(000.000)(000.000)(000.000)(000.000)</text:p>
      <text:p text:style-name="P6">(000.000)(000.619)(000.000)(000.000)(000.000)(000.000)</text:p>
      <text:p text:style-name="P6">(000.000)(000.576)(000.000)(000.001)(000.000)(000.000)</text:p>
      <text:p text:style-name="P6">(000.000)(000.588)(000.000)(000.000)(000.000)(000.000)</text:p>
      <text:p text:style-name="P6">(000.000)(000.603)(000.000)(000.000)(000.000)(000.000)</text:p>
      <text:p text:style-name="P6">(000.000)(000.616)(000.000)(000.000)(000.000)(000.000)</text:p>
      <text:p text:style-name="P6">(000.000)(000.685)(000.000)(000.001)(000.000)(000.000)</text:p>
      <text:p text:style-name="P6">(000.000)(000.691)(000.000)(000.000)(000.000)(000.000)</text:p>
      <text:p text:style-name="P6">(000.000)(000.684)(000.000)(000.000)(000.000)(000.000)</text:p>
      <text:p text:style-name="P6">(000.000)(000.668)(000.000)(000.000)(000.000)(000.000)</text:p>
      <text:p text:style-name="P6"><text:soft-page-break/>(000.000)(000.716)(000.000)(000.000)(000.000)(000.000)</text:p>
      <text:p text:style-name="P6">(000.000)(000.761)(000.000)(000.000)(000.000)(000.000)</text:p>
      <text:p text:style-name="P6">(000.000)(000.761)(000.000)(000.000)(000.000)(000.000)</text:p>
      <text:p text:style-name="P6">(000.000)(000.774)(000.000)(000.000)(000.000)(000.000)</text:p>
      <text:p text:style-name="P6">(000.000)(000.859)(000.000)(000.000)(000.000)(000.000)</text:p>
      <text:p text:style-name="P6">(000.000)(000.865)(000.000)(000.000)(000.000)(000.000)</text:p>
      <text:p text:style-name="P6">(000.000)(000.865)(000.000)(000.001)(000.000)(000.000)</text:p>
      <text:p text:style-name="P6">(000.000)(000.864)(000.000)(000.001)(000.000)(000.000)</text:p>
      <text:p text:style-name="P6">(000.000)(000.865)(000.000)(000.001)(000.000)(000.000)</text:p>
      <text:p text:style-name="P6">(000.000)(000.905)(000.000)(000.004)(000.000)(000.000)</text:p>
      <text:p text:style-name="P6">(000.000)(000.929)(000.000)(000.008)(000.000)(000.000)</text:p>
      <text:p text:style-name="P6">(000.000)(000.944)(000.000)(000.012)(000.000)(000.000)</text:p>
      <text:p text:style-name="P6">(000.000)(000.944)(000.000)(000.010)(000.000)(000.000)</text:p>
      <text:p text:style-name="P6">(000.000)(000.943)(000.000)(000.013)(000.000)(000.000)</text:p>
      <text:p text:style-name="P6">(000.000)(000.954)(000.000)(000.014)(000.000)(000.000)</text:p>
      <text:p text:style-name="P6">(000.000)(000.972)(000.000)(000.015)(000.000)(000.000)</text:p>
      <text:p text:style-name="P6">(000.000)(000.973)(000.000)(000.014)(000.000)(000.000)</text:p>
      <text:p text:style-name="P6">(000.000)(000.987)(000.000)(000.015)(000.000)(000.000)</text:p>
      <text:p text:style-name="P6">(000.000)(000.993)(000.000)(000.015)(000.000)(000.000)</text:p>
      <text:p text:style-name="P6">(000.000)(000.992)(000.000)(000.016)(000.000)(000.000)</text:p>
      <text:p text:style-name="P6">(000.000)(000.992)(000.000)(000.014)(000.000)(000.000)</text:p>
      <text:p text:style-name="P6">(000.000)(000.991)(000.000)(000.015)(000.000)(000.000)</text:p>
      <text:p text:style-name="P6">(000.000)(000.992)(000.000)(000.015)(000.000)(000.000)</text:p>
      <text:p text:style-name="P6">(000.000)(000.991)(000.000)(000.014)(000.000)(000.000)</text:p>
      <text:p text:style-name="P6">(000.000)(000.992)(000.000)(000.016)(000.000)(000.000)</text:p>
      <text:p text:style-name="P6">(000.000)(000.991)(000.000)(000.016)(000.000)(000.000)</text:p>
      <text:p text:style-name="P6">(000.000)(000.977)(000.000)(000.015)(000.000)(000.000)</text:p>
      <text:p text:style-name="P6">(000.000)(000.960)(000.000)(000.015)(000.000)(000.000)</text:p>
      <text:p text:style-name="P6">(000.000)(000.961)(000.000)(000.014)(000.000)(000.000)</text:p>
      <text:p text:style-name="P6">(000.000)(000.959)(000.000)(000.015)(000.000)(000.000)</text:p>
      <text:p text:style-name="P6">(000.000)(000.960)(000.000)(000.011)(000.000)(000.000)</text:p>
      <text:p text:style-name="P6">(000.000)(000.960)(000.000)(000.016)(000.000)(000.000)</text:p>
      <text:p text:style-name="P6">(000.000)(000.957)(000.000)(000.017)(000.000)(000.000)</text:p>
      <text:p text:style-name="P6">(000.000)(000.941)(000.000)(000.006)(000.000)(000.000)</text:p>
      <text:p text:style-name="P6">(000.000)(000.940)(000.000)(000.014)(000.000)(000.000)</text:p>
      <text:p text:style-name="P6">(000.000)(000.939)(000.000)(000.012)(000.000)(000.000)</text:p>
      <text:p text:style-name="P6">(000.000)(000.873)(000.000)(000.003)(000.000)(000.000)</text:p>
      <text:p text:style-name="P6">(000.000)(000.870)(000.000)(000.003)(000.000)(000.000)</text:p>
      <text:p text:style-name="P6">(000.000)(000.869)(000.000)(000.002)(000.000)(000.000)</text:p>
      <text:p text:style-name="P6">(000.000)(000.868)(000.000)(000.003)(000.000)(000.000)</text:p>
      <text:p text:style-name="P6">(000.000)(000.824)(000.000)(000.002)(000.000)(000.000)</text:p>
      <text:p text:style-name="P6">(000.000)(000.822)(000.000)(000.002)(000.000)(000.000)</text:p>
      <text:p text:style-name="P6">(000.000)(000.826)(000.000)(000.002)(000.000)(000.000)</text:p>
      <text:p text:style-name="P6">(000.000)(000.826)(000.000)(000.002)(000.000)(000.000)</text:p>
      <text:p text:style-name="P6">(000.000)(000.767)(000.000)(000.000)(000.000)(000.000)</text:p>
      <text:p text:style-name="P6">(000.000)(000.757)(000.000)(000.000)(000.000)(000.000)</text:p>
      <text:p text:style-name="P6">(000.000)(000.757)(000.000)(000.000)(000.000)(000.000)</text:p>
      <text:p text:style-name="P6">(000.000)(000.755)(000.000)(000.000)(000.000)(000.000)</text:p>
      <text:p text:style-name="P6">(000.000)(000.756)(000.000)(000.000)(000.000)(000.000)</text:p>
      <text:p text:style-name="P6">(000.000)(000.757)(000.000)(000.000)(000.000)(000.000)</text:p>
      <text:p text:style-name="P6">(000.000)(000.754)(000.000)(000.000)(000.000)(000.000)</text:p>
      <text:p text:style-name="P6">(000.000)(000.737)(000.000)(000.000)(000.000)(000.000)</text:p>
      <text:p text:style-name="P6"><text:soft-page-break/></text:p>
      <text:p text:style-name="P6">P.01(0210512001500)(00)(15)(6)(1.9)(MWh)(2.9)(MWh)(5.9)(Mvarh)(6.9)(Mvarh)(7.9)(Mvarh)(8.9)(Mvarh)</text:p>
      <text:p text:style-name="P6">(000.000)(000.746)(000.000)(000.000)(000.000)(000.000)</text:p>
      <text:p text:style-name="P6">(000.000)(000.746)(000.000)(000.000)(000.000)(000.000)</text:p>
      <text:p text:style-name="P6">(000.000)(000.709)(000.000)(000.000)(000.000)(000.000)</text:p>
      <text:p text:style-name="P6">(000.000)(000.700)(000.000)(000.000)(000.000)(000.000)</text:p>
      <text:p text:style-name="P6">(000.000)(000.714)(000.000)(000.000)(000.000)(000.000)</text:p>
      <text:p text:style-name="P6">(000.000)(000.709)(000.000)(000.000)(000.000)(000.000)</text:p>
      <text:p text:style-name="P6">(000.000)(000.704)(000.000)(000.000)(000.000)(000.000)</text:p>
      <text:p text:style-name="P6">(000.000)(000.704)(000.000)(000.001)(000.000)(000.000)</text:p>
      <text:p text:style-name="P6">(000.000)(000.701)(000.000)(000.000)(000.000)(000.000)</text:p>
      <text:p text:style-name="P6">(000.000)(000.699)(000.000)(000.000)(000.000)(000.000)</text:p>
      <text:p text:style-name="P6">(000.000)(000.698)(000.000)(000.000)(000.000)(000.000)</text:p>
      <text:p text:style-name="P6">(000.000)(000.699)(000.000)(000.000)(000.000)(000.000)</text:p>
      <text:p text:style-name="P6">(000.000)(000.674)(000.000)(000.000)(000.000)(000.000)</text:p>
      <text:p text:style-name="P6">(000.000)(000.661)(000.000)(000.000)(000.000)(000.000)</text:p>
      <text:p text:style-name="P6">(000.000)(000.662)(000.000)(000.000)(000.000)(000.000)</text:p>
      <text:p text:style-name="P6">(000.000)(000.662)(000.000)(000.000)(000.000)(000.000)</text:p>
      <text:p text:style-name="P6">(000.000)(000.661)(000.000)(000.000)(000.000)(000.000)</text:p>
      <text:p text:style-name="P6">(000.000)(000.662)(000.000)(000.000)(000.000)(000.000)</text:p>
      <text:p text:style-name="P6">(000.000)(000.644)(000.000)(000.000)(000.000)(000.000)</text:p>
      <text:p text:style-name="P6">(000.000)(000.637)(000.000)(000.000)(000.000)(000.000)</text:p>
      <text:p text:style-name="P6">(000.000)(000.637)(000.000)(000.000)(000.000)(000.000)</text:p>
      <text:p text:style-name="P6">(000.000)(000.637)(000.000)(000.000)(000.000)(000.000)</text:p>
      <text:p text:style-name="P6">(000.000)(000.637)(000.000)(000.001)(000.000)(000.000)</text:p>
      <text:p text:style-name="P6">(000.000)(000.636)(000.000)(000.001)(000.000)(000.000)</text:p>
      <text:p text:style-name="P6">(000.000)(000.628)(000.000)(000.000)(000.000)(000.000)</text:p>
      <text:p text:style-name="P6">(000.000)(000.623)(000.000)(000.000)(000.000)(000.000)</text:p>
      <text:p text:style-name="P6">(000.000)(000.610)(000.000)(000.000)(000.000)(000.000)</text:p>
      <text:p text:style-name="P6">(000.000)(000.609)(000.000)(000.001)(000.000)(000.000)</text:p>
      <text:p text:style-name="P6">(000.000)(000.610)(000.000)(000.000)(000.000)(000.000)</text:p>
      <text:p text:style-name="P6">(000.000)(000.609)(000.000)(000.000)(000.000)(000.000)</text:p>
      <text:p text:style-name="P6">(000.000)(000.610)(000.000)(000.001)(000.000)(000.000)</text:p>
      <text:p text:style-name="P6">(000.000)(000.610)(000.000)(000.000)(000.000)(000.000)</text:p>
      <text:p text:style-name="P6">(000.000)(000.610)(000.000)(000.000)(000.000)(000.000)</text:p>
      <text:p text:style-name="P6">(000.000)(000.609)(000.000)(000.000)(000.000)(000.000)</text:p>
      <text:p text:style-name="P6">(000.000)(000.609)(000.000)(000.000)(000.000)(000.000)</text:p>
      <text:p text:style-name="P6">(000.000)(000.608)(000.000)(000.000)(000.000)(000.000)</text:p>
      <text:p text:style-name="P6">(000.000)(000.609)(000.000)(000.000)(000.000)(000.000)</text:p>
      <text:p text:style-name="P6">(000.000)(000.608)(000.000)(000.000)(000.000)(000.000)</text:p>
      <text:p text:style-name="P6">(000.000)(000.609)(000.000)(000.000)(000.000)(000.000)</text:p>
      <text:p text:style-name="P6">(000.000)(000.608)(000.000)(000.000)(000.000)(000.000)</text:p>
      <text:p text:style-name="P6">(000.000)(000.609)(000.000)(000.000)(000.000)(000.000)</text:p>
      <text:p text:style-name="P6">(000.000)(000.616)(000.000)(000.000)(000.000)(000.000)</text:p>
      <text:p text:style-name="P6">(000.000)(000.626)(000.000)(000.000)(000.000)(000.000)</text:p>
      <text:p text:style-name="P6">(000.000)(000.626)(000.000)(000.000)(000.000)(000.000)</text:p>
      <text:p text:style-name="P6">(000.000)(000.627)(000.000)(000.000)(000.000)(000.000)</text:p>
      <text:p text:style-name="P6">(000.000)(000.642)(000.000)(000.000)(000.000)(000.000)</text:p>
      <text:p text:style-name="P6">(000.000)(000.652)(000.000)(000.000)(000.000)(000.000)</text:p>
      <text:p text:style-name="P6">(000.000)(000.688)(000.000)(000.000)(000.000)(000.000)</text:p>
      <text:p text:style-name="P6">(000.000)(000.694)(000.000)(000.000)(000.000)(000.000)</text:p>
      <text:p text:style-name="P6"><text:soft-page-break/>(000.000)(000.702)(000.000)(000.000)(000.000)(000.000)</text:p>
      <text:p text:style-name="P6">(000.000)(000.726)(000.000)(000.000)(000.000)(000.000)</text:p>
      <text:p text:style-name="P6">(000.000)(000.725)(000.000)(000.000)(000.000)(000.000)</text:p>
      <text:p text:style-name="P6">(000.000)(000.726)(000.000)(000.000)(000.000)(000.000)</text:p>
      <text:p text:style-name="P6">(000.000)(000.785)(000.000)(000.000)(000.000)(000.000)</text:p>
      <text:p text:style-name="P6">(000.000)(000.795)(000.000)(000.000)(000.000)(000.000)</text:p>
      <text:p text:style-name="P6">(000.000)(000.795)(000.000)(000.001)(000.000)(000.000)</text:p>
      <text:p text:style-name="P6">(000.000)(000.795)(000.000)(000.000)(000.000)(000.000)</text:p>
      <text:p text:style-name="P6">(000.000)(000.795)(000.000)(000.000)(000.000)(000.000)</text:p>
      <text:p text:style-name="P6">(000.000)(000.796)(000.000)(000.000)(000.000)(000.000)</text:p>
      <text:p text:style-name="P6">(000.000)(000.841)(000.000)(000.001)(000.000)(000.000)</text:p>
      <text:p text:style-name="P6">(000.000)(000.846)(000.000)(000.000)(000.000)(000.000)</text:p>
      <text:p text:style-name="P6">(000.000)(000.847)(000.000)(000.000)(000.000)(000.000)</text:p>
      <text:p text:style-name="P6">(000.000)(000.863)(000.000)(000.001)(000.000)(000.000)</text:p>
      <text:p text:style-name="P6">(000.000)(000.864)(000.000)(000.001)(000.000)(000.000)</text:p>
      <text:p text:style-name="P6">(000.000)(000.894)(000.000)(000.003)(000.000)(000.000)</text:p>
      <text:p text:style-name="P6">(000.000)(000.900)(000.000)(000.002)(000.000)(000.000)</text:p>
      <text:p text:style-name="P6">(000.000)(000.919)(000.000)(000.007)(000.000)(000.000)</text:p>
      <text:p text:style-name="P6">(000.000)(000.922)(000.000)(000.006)(000.000)(000.000)</text:p>
      <text:p text:style-name="P6">(000.000)(000.922)(000.000)(000.009)(000.000)(000.000)</text:p>
      <text:p text:style-name="P6">(000.000)(000.940)(000.000)(000.003)(000.000)(000.000)</text:p>
      <text:p text:style-name="P6">(000.000)(000.943)(000.000)(000.006)(000.000)(000.000)</text:p>
      <text:p text:style-name="P6">(000.000)(000.944)(000.000)(000.005)(000.000)(000.000)</text:p>
      <text:p text:style-name="P6">(000.000)(000.943)(000.000)(000.008)(000.000)(000.000)</text:p>
      <text:p text:style-name="P6">(000.000)(000.929)(000.000)(000.008)(000.000)(000.000)</text:p>
      <text:p text:style-name="P6">(000.000)(000.916)(000.000)(000.001)(000.000)(000.000)</text:p>
      <text:p text:style-name="P6">(000.000)(000.944)(000.000)(000.004)(000.000)(000.000)</text:p>
      <text:p text:style-name="P6">(000.000)(000.945)(000.000)(000.007)(000.000)(000.000)</text:p>
      <text:p text:style-name="P6">(000.000)(000.916)(000.000)(000.001)(000.000)(000.000)</text:p>
      <text:p text:style-name="P6">(000.000)(000.912)(000.000)(000.003)(000.000)(000.000)</text:p>
      <text:p text:style-name="P6">(000.000)(000.886)(000.000)(000.000)(000.000)(000.000)</text:p>
      <text:p text:style-name="P6">(000.000)(000.901)(000.000)(000.000)(000.000)(000.000)</text:p>
      <text:p text:style-name="P6">(000.000)(000.902)(000.000)(000.000)(000.000)(000.000)</text:p>
      <text:p text:style-name="P6">(000.000)(000.899)(000.000)(000.000)(000.000)(000.000)</text:p>
      <text:p text:style-name="P6">(000.000)(000.877)(000.000)(000.000)(000.000)(000.000)</text:p>
      <text:p text:style-name="P6">(000.000)(000.877)(000.000)(000.000)(000.000)(000.000)</text:p>
      <text:p text:style-name="P6">(000.000)(000.855)(000.000)(000.001)(000.000)(000.000)</text:p>
      <text:p text:style-name="P6">(000.000)(000.837)(000.000)(000.000)(000.000)(000.000)</text:p>
      <text:p text:style-name="P6">(000.000)(000.838)(000.000)(000.000)(000.000)(000.000)</text:p>
      <text:p text:style-name="P6">(000.000)(000.836)(000.000)(000.000)(000.000)(000.000)</text:p>
      <text:p text:style-name="P6">(000.000)(000.837)(000.000)(000.000)(000.000)(000.000)</text:p>
      <text:p text:style-name="P6">(000.000)(000.836)(000.000)(000.000)(000.000)(000.000)</text:p>
      <text:p text:style-name="P6">(000.000)(000.836)(000.000)(000.000)(000.000)(000.000)</text:p>
      <text:p text:style-name="P6">(000.000)(000.799)(000.000)(000.000)(000.000)(000.000)</text:p>
      <text:p text:style-name="P6">(000.000)(000.774)(000.000)(000.000)(000.000)(000.000)</text:p>
      <text:p text:style-name="P6">(000.000)(000.764)(000.000)(000.000)(000.000)(000.000)</text:p>
      <text:p text:style-name="P6">(000.000)(000.764)(000.000)(000.000)(000.000)(000.000)</text:p>
      <text:p text:style-name="P6"/>
      <text:p text:style-name="P6">P.01(0210513001500)(00)(15)(6)(1.9)(MWh)(2.9)(MWh)(5.9)(Mvarh)(6.9)(Mvarh)(7.9)(Mvarh)(8.9)(Mvarh)</text:p>
      <text:p text:style-name="P9">(000.000)(000.764)(000.000)(000.000)(000.000)(000.000)</text:p>
      <text:p text:style-name="P9">(000.000)(000.765)(000.000)(000.000)(000.000)(000.000)</text:p>
      <text:p text:style-name="P9"><text:soft-page-break/>(000.000)(000.765)(000.000)(000.000)(000.000)(000.000)</text:p>
      <text:p text:style-name="P9">(000.000)(000.765)(000.000)(000.000)(000.000)(000.000)</text:p>
      <text:p text:style-name="P6">(000.000)(000.743)(000.000)(000.000)(000.000)(000.000)</text:p>
      <text:p text:style-name="P6">(000.000)(000.740)(000.000)(000.001)(000.000)(000.000)</text:p>
      <text:p text:style-name="P6">(000.000)(000.740)(000.000)(000.000)(000.000)(000.000)</text:p>
      <text:p text:style-name="P6">(000.000)(000.739)(000.000)(000.000)(000.000)(000.000)</text:p>
      <text:p text:style-name="P6">(000.000)(000.701)(000.000)(000.000)(000.000)(000.000)</text:p>
      <text:p text:style-name="P6">(000.000)(000.697)(000.000)(000.000)(000.000)(000.000)</text:p>
      <text:p text:style-name="P6">(000.000)(000.696)(000.000)(000.000)(000.000)(000.000)</text:p>
      <text:p text:style-name="P6">(000.000)(000.696)(000.000)(000.002)(000.000)(000.000)</text:p>
      <text:p text:style-name="P6">(000.000)(000.695)(000.000)(000.002)(000.000)(000.000)</text:p>
      <text:p text:style-name="P6">(000.000)(000.697)(000.000)(000.000)(000.000)(000.000)</text:p>
      <text:p text:style-name="P6">(000.000)(000.693)(000.000)(000.000)(000.000)(000.000)</text:p>
      <text:p text:style-name="P6">(000.000)(000.690)(000.000)(000.000)(000.000)(000.000)</text:p>
      <text:p text:style-name="P6">(000.000)(000.691)(000.000)(000.000)(000.000)(000.000)</text:p>
      <text:p text:style-name="P6">(000.000)(000.691)(000.000)(000.000)(000.000)(000.000)</text:p>
      <text:p text:style-name="P6">(000.000)(000.691)(000.000)(000.000)(000.000)(000.000)</text:p>
      <text:p text:style-name="P6">(000.000)(000.691)(000.000)(000.000)(000.000)(000.000)</text:p>
      <text:p text:style-name="P6">(000.000)(000.691)(000.000)(000.000)(000.000)(000.000)</text:p>
      <text:p text:style-name="P6">(000.000)(000.691)(000.000)(000.000)(000.000)(000.000)</text:p>
      <text:p text:style-name="P6">(000.000)(000.690)(000.000)(000.000)(000.000)(000.000)</text:p>
      <text:p text:style-name="P6">(000.000)(000.691)(000.000)(000.000)(000.000)(000.000)</text:p>
      <text:p text:style-name="P6">(000.000)(000.690)(000.000)(000.000)(000.000)(000.000)</text:p>
      <text:p text:style-name="P6">(000.000)(000.690)(000.000)(000.000)(000.000)(000.000)</text:p>
      <text:p text:style-name="P6">(000.000)(000.690)(000.000)(000.000)(000.000)(000.000)</text:p>
      <text:p text:style-name="P6">(000.000)(000.688)(000.000)(000.000)(000.000)(000.000)</text:p>
      <text:p text:style-name="P6">(000.000)(000.655)(000.000)(000.000)(000.000)(000.000)</text:p>
      <text:p text:style-name="P6">(000.000)(000.639)(000.000)(000.000)(000.000)(000.000)</text:p>
      <text:p text:style-name="P6">(000.000)(000.640)(000.000)(000.000)(000.000)(000.000)</text:p>
      <text:p text:style-name="P6">(000.000)(000.641)(000.000)(000.000)(000.000)(000.000)</text:p>
      <text:p text:style-name="P6">(000.000)(000.640)(000.000)(000.000)(000.000)(000.000)</text:p>
      <text:p text:style-name="P6">(000.000)(000.640)(000.000)(000.000)(000.000)(000.000)</text:p>
      <text:p text:style-name="P6">(000.000)(000.641)(000.000)(000.000)(000.000)(000.000)</text:p>
      <text:p text:style-name="P6">(000.000)(000.641)(000.000)(000.000)(000.000)(000.000)</text:p>
      <text:p text:style-name="P6">(000.000)(000.642)(000.000)(000.000)(000.000)(000.000)</text:p>
      <text:p text:style-name="P6">(000.000)(000.642)(000.000)(000.000)(000.000)(000.000)</text:p>
      <text:p text:style-name="P6">(000.000)(000.642)(000.000)(000.000)(000.000)(000.000)</text:p>
      <text:p text:style-name="P6">(000.000)(000.647)(000.000)(000.000)(000.000)(000.000)</text:p>
      <text:p text:style-name="P6">(000.000)(000.671)(000.000)(000.000)(000.000)(000.000)</text:p>
      <text:p text:style-name="P6">(000.000)(000.670)(000.000)(000.000)(000.000)(000.000)</text:p>
      <text:p text:style-name="P6">(000.000)(000.670)(000.000)(000.000)(000.000)(000.000)</text:p>
      <text:p text:style-name="P6">(000.000)(000.679)(000.000)(000.000)(000.000)(000.000)</text:p>
      <text:p text:style-name="P6">(000.000)(000.700)(000.000)(000.000)(000.000)(000.000)</text:p>
      <text:p text:style-name="P6">(000.000)(000.715)(000.000)(000.000)(000.000)(000.000)</text:p>
      <text:p text:style-name="P6">(000.000)(000.726)(000.000)(000.001)(000.000)(000.000)</text:p>
      <text:p text:style-name="P6">(000.000)(000.726)(000.000)(000.000)(000.000)(000.000)</text:p>
      <text:p text:style-name="P6">(000.000)(000.752)(000.000)(000.000)(000.000)(000.000)</text:p>
      <text:p text:style-name="P6">(000.000)(000.778)(000.000)(000.000)(000.000)(000.000)</text:p>
      <text:p text:style-name="P6">(000.000)(000.802)(000.000)(000.000)(000.000)(000.000)</text:p>
      <text:p text:style-name="P6">(000.000)(000.822)(000.000)(000.000)(000.000)(000.000)</text:p>
      <text:p text:style-name="P6">(000.000)(000.859)(000.000)(000.000)(000.000)(000.000)</text:p>
      <text:p text:style-name="P6">(000.000)(000.931)(000.000)(000.001)(000.000)(000.000)</text:p>
      <text:p text:style-name="P6"><text:soft-page-break/>(000.000)(000.947)(000.000)(000.001)(000.000)(000.000)</text:p>
      <text:p text:style-name="P6">(000.000)(000.942)(000.000)(000.000)(000.000)(000.000)</text:p>
      <text:p text:style-name="P6">(000.000)(000.914)(000.000)(000.007)(000.000)(000.000)</text:p>
      <text:p text:style-name="P6">(000.000)(000.968)(000.000)(000.006)(000.000)(000.000)</text:p>
      <text:p text:style-name="P6">(000.000)(001.039)(000.000)(000.012)(000.000)(000.000)</text:p>
      <text:p text:style-name="P6">(000.000)(001.059)(000.000)(000.011)(000.000)(000.000)</text:p>
      <text:p text:style-name="P6">(000.000)(001.103)(000.000)(000.022)(000.000)(000.000)</text:p>
      <text:p text:style-name="P6">(000.000)(001.124)(000.000)(000.015)(000.000)(000.000)</text:p>
      <text:p text:style-name="P6">(000.000)(001.160)(000.000)(000.017)(000.000)(000.000)</text:p>
      <text:p text:style-name="P6">(000.000)(001.159)(000.000)(000.020)(000.000)(000.000)</text:p>
      <text:p text:style-name="P6">(000.000)(001.211)(000.000)(000.001)(000.000)(000.000)</text:p>
      <text:p text:style-name="P6">(000.000)(001.216)(000.000)(000.003)(000.000)(000.000)</text:p>
      <text:p text:style-name="P6">(000.000)(001.215)(000.000)(000.000)(000.000)(000.000)</text:p>
      <text:p text:style-name="P6">(000.000)(001.243)(000.000)(000.001)(000.000)(000.000)</text:p>
      <text:p text:style-name="P6">(000.000)(001.269)(000.000)(000.001)(000.000)(000.000)</text:p>
      <text:p text:style-name="P6">(000.000)(001.233)(000.000)(000.000)(000.000)(000.000)</text:p>
      <text:p text:style-name="P6">(000.000)(001.233)(000.000)(000.000)(000.000)(000.000)</text:p>
      <text:p text:style-name="P6">(000.000)(001.233)(000.000)(000.000)(000.000)(000.000)</text:p>
      <text:p text:style-name="P6">(000.000)(001.234)(000.000)(000.000)(000.000)(000.000)</text:p>
      <text:p text:style-name="P6">(000.000)(001.233)(000.000)(000.000)(000.000)(000.000)</text:p>
      <text:p text:style-name="P6">(000.000)(001.234)(000.000)(000.000)(000.000)(000.000)</text:p>
      <text:p text:style-name="P6">(000.000)(001.233)(000.000)(000.000)(000.000)(000.000)</text:p>
      <text:p text:style-name="P6">(000.000)(001.222)(000.000)(000.012)(000.000)(000.000)</text:p>
      <text:p text:style-name="P6">(000.000)(001.205)(000.000)(000.003)(000.000)(000.000)</text:p>
      <text:p text:style-name="P6">(000.000)(001.205)(000.000)(000.001)(000.000)(000.000)</text:p>
      <text:p text:style-name="P6">(000.000)(001.181)(000.000)(000.020)(000.000)(000.000)</text:p>
      <text:p text:style-name="P6">(000.000)(001.141)(000.000)(000.017)(000.000)(000.000)</text:p>
      <text:p text:style-name="P6">(000.000)(001.133)(000.000)(000.017)(000.000)(000.000)</text:p>
      <text:p text:style-name="P6">(000.000)(001.127)(000.000)(000.017)(000.000)(000.000)</text:p>
      <text:p text:style-name="P6">(000.000)(001.105)(000.000)(000.017)(000.000)(000.000)</text:p>
      <text:p text:style-name="P6">(000.000)(001.104)(000.000)(000.016)(000.000)(000.000)</text:p>
      <text:p text:style-name="P6">(000.000)(001.101)(000.000)(000.016)(000.000)(000.000)</text:p>
      <text:p text:style-name="P6">(000.000)(001.082)(000.000)(000.015)(000.000)(000.000)</text:p>
      <text:p text:style-name="P6">(000.000)(001.053)(000.000)(000.015)(000.000)(000.000)</text:p>
      <text:p text:style-name="P6">(000.000)(001.054)(000.000)(000.015)(000.000)(000.000)</text:p>
      <text:p text:style-name="P6">(000.000)(001.053)(000.000)(000.015)(000.000)(000.000)</text:p>
      <text:p text:style-name="P6">(000.000)(001.024)(000.000)(000.015)(000.000)(000.000)</text:p>
      <text:p text:style-name="P6">(000.000)(000.986)(000.000)(000.010)(000.000)(000.000)</text:p>
      <text:p text:style-name="P6">(000.000)(000.986)(000.000)(000.012)(000.000)(000.000)</text:p>
      <text:p text:style-name="P6">(000.000)(000.986)(000.000)(000.014)(000.000)(000.000)</text:p>
      <text:p text:style-name="P6">(000.000)(000.987)(000.000)(000.014)(000.000)(000.000)</text:p>
      <text:p text:style-name="P6">(000.000)(000.986)(000.000)(000.015)(000.000)(000.000)</text:p>
      <text:p text:style-name="P6"/>
      <text:p text:style-name="P6">P.01(0210514001500)(00)(15)(6)(1.9)(MWh)(2.9)(MWh)(5.9)(Mvarh)(6.9)(Mvarh)(7.9)(Mvarh)(8.9)(Mvarh)</text:p>
      <text:p text:style-name="P6">(000.000)(000.948)(000.000)(000.005)(000.000)(000.000)</text:p>
      <text:p text:style-name="P6">(000.000)(000.932)(000.000)(000.016)(000.000)(000.000)</text:p>
      <text:p text:style-name="P6">(000.000)(000.932)(000.000)(000.003)(000.000)(000.000)</text:p>
      <text:p text:style-name="P6">(000.000)(000.932)(000.000)(000.003)(000.000)(000.000)</text:p>
      <text:p text:style-name="P6">(000.000)(000.933)(000.000)(000.002)(000.000)(000.000)</text:p>
      <text:p text:style-name="P6">(000.000)(000.932)(000.000)(000.002)(000.000)(000.000)</text:p>
      <text:p text:style-name="P6">(000.000)(000.933)(000.000)(000.004)(000.000)(000.000)</text:p>
      <text:p text:style-name="P6"><text:soft-page-break/>(000.000)(000.910)(000.000)(000.007)(000.000)(000.000)</text:p>
      <text:p text:style-name="P6">(000.000)(000.905)(000.000)(000.006)(000.000)(000.000)</text:p>
      <text:p text:style-name="P6">(000.000)(000.906)(000.000)(000.008)(000.000)(000.000)</text:p>
      <text:p text:style-name="P6">(000.000)(000.905)(000.000)(000.000)(000.000)(000.000)</text:p>
      <text:p text:style-name="P6">(000.000)(000.905)(000.000)(000.001)(000.000)(000.000)</text:p>
      <text:p text:style-name="P6">(000.000)(000.905)(000.000)(000.009)(000.000)(000.000)</text:p>
      <text:p text:style-name="P6">(000.000)(000.905)(000.000)(000.010)(000.000)(000.000)</text:p>
      <text:p text:style-name="P6">(000.000)(000.904)(000.000)(000.004)(000.000)(000.000)</text:p>
      <text:p text:style-name="P6">(000.000)(000.884)(000.000)(000.004)(000.000)(000.000)</text:p>
      <text:p text:style-name="P6">(000.000)(000.810)(000.000)(000.003)(000.000)(000.000)</text:p>
      <text:p text:style-name="P6">(000.000)(000.795)(000.000)(000.000)(000.000)(000.000)</text:p>
      <text:p text:style-name="P6">(000.000)(000.796)(000.000)(000.000)(000.000)(000.000)</text:p>
      <text:p text:style-name="P6">(000.000)(000.795)(000.000)(000.000)(000.000)(000.000)</text:p>
      <text:p text:style-name="P6">(000.000)(000.842)(000.000)(000.002)(000.000)(000.000)</text:p>
      <text:p text:style-name="P6">(000.000)(000.844)(000.000)(000.002)(000.000)(000.000)</text:p>
      <text:p text:style-name="P6">(000.000)(000.844)(000.000)(000.002)(000.000)(000.000)</text:p>
      <text:p text:style-name="P6">(000.000)(000.843)(000.000)(000.000)(000.000)(000.000)</text:p>
      <text:p text:style-name="P6">(000.000)(000.844)(000.000)(000.004)(000.000)(000.000)</text:p>
      <text:p text:style-name="P6">(000.000)(000.843)(000.000)(000.002)(000.000)(000.000)</text:p>
      <text:p text:style-name="P6">(000.000)(000.843)(000.000)(000.004)(000.000)(000.000)</text:p>
      <text:p text:style-name="P6">(000.000)(000.842)(000.000)(000.001)(000.000)(000.000)</text:p>
      <text:p text:style-name="P6">(000.000)(000.789)(000.000)(000.000)(000.000)(000.000)</text:p>
      <text:p text:style-name="P6">(000.000)(000.788)(000.000)(000.000)(000.000)(000.000)</text:p>
      <text:p text:style-name="P6">(000.000)(000.788)(000.000)(000.000)(000.000)(000.000)</text:p>
      <text:p text:style-name="P6">(000.000)(000.815)(000.000)(000.000)(000.000)(000.000)</text:p>
      <text:p text:style-name="P6">(000.000)(000.836)(000.000)(000.000)(000.000)(000.000)</text:p>
      <text:p text:style-name="P6">(000.000)(000.819)(000.000)(000.000)(000.000)(000.000)</text:p>
      <text:p text:style-name="P6">(000.000)(000.800)(000.000)(000.000)(000.000)(000.000)</text:p>
      <text:p text:style-name="P6">(000.000)(000.801)(000.000)(000.000)(000.000)(000.000)</text:p>
      <text:p text:style-name="P6">(000.000)(000.800)(000.000)(000.000)(000.000)(000.000)</text:p>
      <text:p text:style-name="P6">(000.000)(000.814)(000.000)(000.000)(000.000)(000.000)</text:p>
      <text:p text:style-name="P6">(000.000)(000.831)(000.000)(000.000)(000.000)(000.000)</text:p>
      <text:p text:style-name="P6">(000.000)(000.834)(000.000)(000.000)(000.000)(000.000)</text:p>
      <text:p text:style-name="P6">(000.000)(000.852)(000.000)(000.000)(000.000)(000.000)</text:p>
      <text:p text:style-name="P6">(000.000)(000.865)(000.000)(000.000)(000.000)(000.000)</text:p>
      <text:p text:style-name="P6">(000.000)(000.910)(000.000)(000.000)(000.000)(000.000)</text:p>
      <text:p text:style-name="P6">(000.000)(000.908)(000.000)(000.001)(000.000)(000.000)</text:p>
      <text:p text:style-name="P6">(000.000)(000.953)(000.000)(000.005)(000.000)(000.000)</text:p>
      <text:p text:style-name="P6">(000.000)(000.964)(000.000)(000.005)(000.000)(000.000)</text:p>
      <text:p text:style-name="P6">(000.000)(001.033)(000.000)(000.012)(000.000)(000.000)</text:p>
      <text:p text:style-name="P6">(000.000)(001.031)(000.000)(000.011)(000.000)(000.000)</text:p>
      <text:p text:style-name="P6">(000.000)(001.054)(000.000)(000.011)(000.000)(000.000)</text:p>
      <text:p text:style-name="P6">(000.000)(001.170)(000.000)(000.018)(000.000)(000.000)</text:p>
      <text:p text:style-name="P6">(000.000)(001.170)(000.000)(000.017)(000.000)(000.000)</text:p>
      <text:p text:style-name="P6">(000.000)(001.205)(000.000)(000.010)(000.000)(000.000)</text:p>
      <text:p text:style-name="P6">(000.000)(001.270)(000.000)(000.009)(000.000)(000.000)</text:p>
      <text:p text:style-name="P6">(000.000)(001.284)(000.000)(000.000)(000.000)(000.000)</text:p>
      <text:p text:style-name="P6">(000.000)(001.340)(000.000)(000.005)(000.000)(000.000)</text:p>
      <text:p text:style-name="P6">(000.000)(001.387)(000.000)(000.007)(000.000)(000.000)</text:p>
      <text:p text:style-name="P6">(000.000)(001.387)(000.000)(000.010)(000.000)(000.000)</text:p>
      <text:p text:style-name="P6">(000.000)(001.432)(000.000)(000.019)(000.000)(000.000)</text:p>
      <text:p text:style-name="P6">(000.000)(001.472)(000.000)(000.022)(000.000)(000.000)</text:p>
      <text:p text:style-name="P6"><text:soft-page-break/>(000.000)(001.479)(000.000)(000.028)(000.000)(000.000)</text:p>
      <text:p text:style-name="P6">(000.000)(001.546)(000.000)(000.031)(000.000)(000.000)</text:p>
      <text:p text:style-name="P6">(000.000)(001.557)(000.000)(000.029)(000.000)(000.000)</text:p>
      <text:p text:style-name="P6">(000.000)(001.549)(000.000)(000.030)(000.000)(000.000)</text:p>
      <text:p text:style-name="P6">(000.000)(001.540)(000.000)(000.030)(000.000)(000.000)</text:p>
      <text:p text:style-name="P6">(000.000)(001.560)(000.000)(000.032)(000.000)(000.000)</text:p>
      <text:p text:style-name="P6">(000.000)(001.598)(000.000)(000.035)(000.000)(000.000)</text:p>
      <text:p text:style-name="P6">(000.000)(001.554)(000.000)(000.031)(000.000)(000.000)</text:p>
      <text:p text:style-name="P6">(000.000)(001.550)(000.000)(000.032)(000.000)(000.000)</text:p>
      <text:p text:style-name="P6">(000.000)(001.553)(000.000)(000.037)(000.000)(000.000)</text:p>
      <text:p text:style-name="P6">(000.000)(001.565)(000.000)(000.053)(000.000)(000.000)</text:p>
      <text:p text:style-name="P6">(000.000)(001.564)(000.000)(000.032)(000.000)(000.000)</text:p>
      <text:p text:style-name="P6">(000.000)(001.548)(000.000)(000.032)(000.000)(000.000)</text:p>
      <text:p text:style-name="P6">(000.000)(001.546)(000.000)(000.032)(000.000)(000.000)</text:p>
      <text:p text:style-name="P6">(000.000)(001.544)(000.000)(000.032)(000.000)(000.000)</text:p>
      <text:p text:style-name="P6">(000.000)(001.540)(000.000)(000.032)(000.000)(000.000)</text:p>
      <text:p text:style-name="P6">(000.000)(001.522)(000.000)(000.031)(000.000)(000.000)</text:p>
      <text:p text:style-name="P6">(000.000)(001.464)(000.000)(000.029)(000.000)(000.000)</text:p>
      <text:p text:style-name="P6">(000.000)(001.450)(000.000)(000.027)(000.000)(000.000)</text:p>
      <text:p text:style-name="P6">(000.000)(001.435)(000.000)(000.029)(000.000)(000.000)</text:p>
      <text:p text:style-name="P6">(000.000)(001.411)(000.000)(000.028)(000.000)(000.000)</text:p>
      <text:p text:style-name="P6">(000.000)(001.381)(000.000)(000.008)(000.000)(000.000)</text:p>
      <text:p text:style-name="P6">(000.000)(001.385)(000.000)(000.016)(000.000)(000.000)</text:p>
      <text:p text:style-name="P6">(000.000)(001.359)(000.000)(000.012)(000.000)(000.000)</text:p>
      <text:p text:style-name="P6">(000.000)(001.293)(000.000)(000.000)(000.000)(000.000)</text:p>
      <text:p text:style-name="P6">(000.000)(001.295)(000.000)(000.001)(000.000)(000.000)</text:p>
      <text:p text:style-name="P6">(000.000)(001.295)(000.000)(000.000)(000.000)(000.000)</text:p>
      <text:p text:style-name="P6">(000.000)(001.295)(000.000)(000.000)(000.000)(000.000)</text:p>
      <text:p text:style-name="P6">(000.000)(001.290)(000.000)(000.000)(000.000)(000.000)</text:p>
      <text:p text:style-name="P6">(000.000)(001.287)(000.000)(000.000)(000.000)(000.000)</text:p>
      <text:p text:style-name="P6">(000.000)(001.286)(000.000)(000.000)(000.000)(000.000)</text:p>
      <text:p text:style-name="P6">(000.000)(001.235)(000.000)(000.000)(000.000)(000.000)</text:p>
      <text:p text:style-name="P6">(000.000)(001.218)(000.000)(000.000)(000.000)(000.000)</text:p>
      <text:p text:style-name="P6">(000.000)(001.176)(000.000)(000.010)(000.000)(000.000)</text:p>
      <text:p text:style-name="P6">(000.000)(001.142)(000.000)(000.017)(000.000)(000.000)</text:p>
      <text:p text:style-name="P6">(000.000)(001.143)(000.000)(000.017)(000.000)(000.000)</text:p>
      <text:p text:style-name="P6">(000.000)(001.144)(000.000)(000.017)(000.000)(000.000)</text:p>
      <text:p text:style-name="P6"/>
      <text:p text:style-name="P6">P.01(0210515001500)(00)(15)(6)(1.9)(MWh)(2.9)(MWh)(5.9)(Mvarh)(6.9)(Mvarh)(7.9)(Mvarh)(8.9)(Mvarh)</text:p>
      <text:p text:style-name="P6">(000.000)(001.145)(000.000)(000.019)(000.000)(000.000)</text:p>
      <text:p text:style-name="P6">(000.000)(001.145)(000.000)(000.018)(000.000)(000.000)</text:p>
      <text:p text:style-name="P6">(000.000)(001.144)(000.000)(000.018)(000.000)(000.000)</text:p>
      <text:p text:style-name="P6">(000.000)(001.143)(000.000)(000.018)(000.000)(000.000)</text:p>
      <text:p text:style-name="P6">(000.000)(001.119)(000.000)(000.018)(000.000)(000.000)</text:p>
      <text:p text:style-name="P6">(000.000)(001.095)(000.000)(000.016)(000.000)(000.000)</text:p>
      <text:p text:style-name="P6">(000.000)(001.095)(000.000)(000.016)(000.000)(000.000)</text:p>
      <text:p text:style-name="P6">(000.000)(001.095)(000.000)(000.017)(000.000)(000.000)</text:p>
      <text:p text:style-name="P6">(000.000)(001.096)(000.000)(000.017)(000.000)(000.000)</text:p>
      <text:p text:style-name="P6">(000.000)(001.095)(000.000)(000.017)(000.000)(000.000)</text:p>
      <text:p text:style-name="P6">(000.000)(001.095)(000.000)(000.016)(000.000)(000.000)</text:p>
      <text:p text:style-name="P6">(000.000)(001.094)(000.000)(000.017)(000.000)(000.000)</text:p>
      <text:p text:style-name="P6"><text:soft-page-break/>(000.000)(001.095)(000.000)(000.017)(000.000)(000.000)</text:p>
      <text:p text:style-name="P6">(000.000)(001.093)(000.000)(000.017)(000.000)(000.000)</text:p>
      <text:p text:style-name="P6">(000.000)(001.093)(000.000)(000.017)(000.000)(000.000)</text:p>
      <text:p text:style-name="P6">(000.000)(001.091)(000.000)(000.018)(000.000)(000.000)</text:p>
      <text:p text:style-name="P6">(000.000)(001.090)(000.000)(000.011)(000.000)(000.000)</text:p>
      <text:p text:style-name="P6">(000.000)(001.087)(000.000)(000.015)(000.000)(000.000)</text:p>
      <text:p text:style-name="P6">(000.000)(001.081)(000.000)(000.016)(000.000)(000.000)</text:p>
      <text:p text:style-name="P6">(000.000)(001.076)(000.000)(000.024)(000.000)(000.000)</text:p>
      <text:p text:style-name="P6">(000.000)(000.981)(000.000)(000.003)(000.000)(000.000)</text:p>
      <text:p text:style-name="P6">(000.000)(000.982)(000.000)(000.015)(000.000)(000.000)</text:p>
      <text:p text:style-name="P6">(000.000)(000.980)(000.000)(000.010)(000.000)(000.000)</text:p>
      <text:p text:style-name="P6">(000.000)(000.979)(000.000)(000.011)(000.000)(000.000)</text:p>
      <text:p text:style-name="P6">(000.000)(000.902)(000.000)(000.006)(000.000)(000.000)</text:p>
      <text:p text:style-name="P6">(000.000)(000.879)(000.000)(000.000)(000.000)(000.000)</text:p>
      <text:p text:style-name="P6">(000.000)(000.929)(000.000)(000.004)(000.000)(000.000)</text:p>
      <text:p text:style-name="P6">(000.000)(000.956)(000.000)(000.006)(000.000)(000.000)</text:p>
      <text:p text:style-name="P6">(000.000)(000.958)(000.000)(000.005)(000.000)(000.000)</text:p>
      <text:p text:style-name="P6">(000.000)(000.958)(000.000)(000.007)(000.000)(000.000)</text:p>
      <text:p text:style-name="P6">(000.000)(000.959)(000.000)(000.006)(000.000)(000.000)</text:p>
      <text:p text:style-name="P6">(000.000)(000.960)(000.000)(000.009)(000.000)(000.000)</text:p>
      <text:p text:style-name="P6">(000.000)(000.924)(000.000)(000.002)(000.000)(000.000)</text:p>
      <text:p text:style-name="P6">(000.000)(000.920)(000.000)(000.004)(000.000)(000.000)</text:p>
      <text:p text:style-name="P6">(000.000)(000.931)(000.000)(000.010)(000.000)(000.000)</text:p>
      <text:p text:style-name="P6">(000.000)(000.937)(000.000)(000.005)(000.000)(000.000)</text:p>
      <text:p text:style-name="P6">(000.000)(000.938)(000.000)(000.006)(000.000)(000.000)</text:p>
      <text:p text:style-name="P6">(000.000)(000.949)(000.000)(000.008)(000.000)(000.000)</text:p>
      <text:p text:style-name="P6">(000.000)(000.966)(000.000)(000.011)(000.000)(000.000)</text:p>
      <text:p text:style-name="P6">(000.000)(000.981)(000.000)(000.009)(000.000)(000.000)</text:p>
      <text:p text:style-name="P6">(000.000)(001.011)(000.000)(000.009)(000.000)(000.000)</text:p>
      <text:p text:style-name="P6">(000.000)(001.033)(000.000)(000.013)(000.000)(000.000)</text:p>
      <text:p text:style-name="P6">(000.000)(001.031)(000.000)(000.012)(000.000)(000.000)</text:p>
      <text:p text:style-name="P6">(000.000)(001.031)(000.000)(000.012)(000.000)(000.000)</text:p>
      <text:p text:style-name="P6">(000.000)(001.076)(000.000)(000.015)(000.000)(000.000)</text:p>
      <text:p text:style-name="P6">(000.000)(001.079)(000.000)(000.015)(000.000)(000.000)</text:p>
      <text:p text:style-name="P6">(000.000)(001.161)(000.000)(000.010)(000.000)(000.000)</text:p>
      <text:p text:style-name="P6">(000.000)(001.198)(000.000)(000.004)(000.000)(000.000)</text:p>
      <text:p text:style-name="P6">(000.000)(001.199)(000.000)(000.003)(000.000)(000.000)</text:p>
      <text:p text:style-name="P6">(000.000)(001.199)(000.000)(000.002)(000.000)(000.000)</text:p>
      <text:p text:style-name="P6">(000.000)(001.219)(000.000)(000.002)(000.000)(000.000)</text:p>
      <text:p text:style-name="P6">(000.000)(001.341)(000.000)(000.003)(000.000)(000.000)</text:p>
      <text:p text:style-name="P6">(000.000)(001.372)(000.000)(000.006)(000.000)(000.000)</text:p>
      <text:p text:style-name="P6">(000.000)(001.397)(000.000)(000.015)(000.000)(000.000)</text:p>
      <text:p text:style-name="P6">(000.000)(001.413)(000.000)(000.020)(000.000)(000.000)</text:p>
      <text:p text:style-name="P6">(000.000)(001.466)(000.000)(000.029)(000.000)(000.000)</text:p>
      <text:p text:style-name="P6">(000.000)(001.499)(000.000)(000.028)(000.000)(000.000)</text:p>
      <text:p text:style-name="P6">(000.000)(001.500)(000.000)(000.030)(000.000)(000.000)</text:p>
      <text:p text:style-name="P6">(000.000)(001.551)(000.000)(000.031)(000.000)(000.000)</text:p>
      <text:p text:style-name="P6">(000.000)(001.562)(000.000)(000.031)(000.000)(000.000)</text:p>
      <text:p text:style-name="P6">(000.000)(001.589)(000.000)(000.034)(000.000)(000.000)</text:p>
      <text:p text:style-name="P6">(000.000)(001.610)(000.000)(000.035)(000.000)(000.000)</text:p>
      <text:p text:style-name="P6">(000.000)(001.611)(000.000)(000.035)(000.000)(000.000)</text:p>
      <text:p text:style-name="P6">(000.000)(001.611)(000.000)(000.069)(000.000)(000.000)</text:p>
      <text:p text:style-name="P6"><text:soft-page-break/>(000.000)(001.611)(000.000)(000.028)(000.000)(000.000)</text:p>
      <text:p text:style-name="P6">(000.000)(001.612)(000.000)(000.034)(000.000)(000.000)</text:p>
      <text:p text:style-name="P6">(000.000)(001.611)(000.000)(000.034)(000.000)(000.000)</text:p>
      <text:p text:style-name="P6">(000.000)(001.612)(000.000)(000.033)(000.000)(000.000)</text:p>
      <text:p text:style-name="P6">(000.000)(001.611)(000.000)(000.038)(000.000)(000.000)</text:p>
      <text:p text:style-name="P6">(000.000)(001.612)(000.000)(000.036)(000.000)(000.000)</text:p>
      <text:p text:style-name="P6">(000.000)(001.644)(000.000)(000.034)(000.000)(000.000)</text:p>
      <text:p text:style-name="P6">(000.000)(001.612)(000.000)(000.037)(000.000)(000.000)</text:p>
      <text:p text:style-name="P6">(000.000)(001.611)(000.000)(000.037)(000.000)(000.000)</text:p>
      <text:p text:style-name="P6">(000.000)(001.613)(000.000)(000.036)(000.000)(000.000)</text:p>
      <text:p text:style-name="P6">(000.000)(001.612)(000.000)(000.038)(000.000)(000.000)</text:p>
      <text:p text:style-name="P6">(000.000)(001.611)(000.000)(000.035)(000.000)(000.000)</text:p>
      <text:p text:style-name="P6">(000.000)(001.602)(000.000)(000.035)(000.000)(000.000)</text:p>
      <text:p text:style-name="P6">(000.000)(001.603)(000.000)(000.068)(000.000)(000.000)</text:p>
      <text:p text:style-name="P6">(000.000)(001.601)(000.000)(000.032)(000.000)(000.000)</text:p>
      <text:p text:style-name="P6">(000.000)(001.598)(000.000)(000.039)(000.000)(000.000)</text:p>
      <text:p text:style-name="P6">(000.000)(001.498)(000.000)(000.032)(000.000)(000.000)</text:p>
      <text:p text:style-name="P6">(000.000)(001.485)(000.000)(000.030)(000.000)(000.000)</text:p>
      <text:p text:style-name="P6">(000.000)(001.486)(000.000)(000.029)(000.000)(000.000)</text:p>
      <text:p text:style-name="P6">(000.000)(001.486)(000.000)(000.029)(000.000)(000.000)</text:p>
      <text:p text:style-name="P6">(000.000)(001.486)(000.000)(000.028)(000.000)(000.000)</text:p>
      <text:p text:style-name="P6">(000.000)(001.486)(000.000)(000.030)(000.000)(000.000)</text:p>
      <text:p text:style-name="P6">(000.000)(001.445)(000.000)(000.022)(000.000)(000.000)</text:p>
      <text:p text:style-name="P6">(000.000)(001.377)(000.000)(000.017)(000.000)(000.000)</text:p>
      <text:p text:style-name="P6">(000.000)(001.404)(000.000)(000.023)(000.000)(000.000)</text:p>
      <text:p text:style-name="P6">(000.000)(001.404)(000.000)(000.024)(000.000)(000.000)</text:p>
      <text:p text:style-name="P6">(000.000)(001.403)(000.000)(000.025)(000.000)(000.000)</text:p>
      <text:p text:style-name="P6">(000.000)(001.399)(000.000)(000.017)(000.000)(000.000)</text:p>
      <text:p text:style-name="P6">(000.000)(001.382)(000.000)(000.015)(000.000)(000.000)</text:p>
      <text:p text:style-name="P6">(000.000)(001.382)(000.000)(000.024)(000.000)(000.000)</text:p>
      <text:p text:style-name="P6">(000.000)(001.382)(000.000)(000.024)(000.000)(000.000)</text:p>
      <text:p text:style-name="P6">(000.000)(001.382)(000.000)(000.023)(000.000)(000.000)</text:p>
      <text:p text:style-name="P6"/>
      <text:p text:style-name="P6">P.01(0210516001500)(00)(15)(6)(1.9)(MWh)(2.9)(MWh)(5.9)(Mvarh)(6.9)(Mvarh)(7.9)(Mvarh)(8.9)(Mvarh)</text:p>
      <text:p text:style-name="P6">(000.000)(001.351)(000.000)(000.013)(000.000)(000.000)</text:p>
      <text:p text:style-name="P6">(000.000)(001.334)(000.000)(000.009)(000.000)(000.000)</text:p>
      <text:p text:style-name="P6">(000.000)(001.335)(000.000)(000.001)(000.000)(000.000)</text:p>
      <text:p text:style-name="P6">(000.000)(001.335)(000.000)(000.001)(000.000)(000.000)</text:p>
      <text:p text:style-name="P6">(000.000)(001.335)(000.000)(000.001)(000.000)(000.000)</text:p>
      <text:p text:style-name="P6">(000.000)(001.335)(000.000)(000.002)(000.000)(000.000)</text:p>
      <text:p text:style-name="P6">(000.000)(001.335)(000.000)(000.001)(000.000)(000.000)</text:p>
      <text:p text:style-name="P6">(000.000)(001.334)(000.000)(000.001)(000.000)(000.000)</text:p>
      <text:p text:style-name="P6">(000.000)(001.335)(000.000)(000.002)(000.000)(000.000)</text:p>
      <text:p text:style-name="P6">(000.000)(001.335)(000.000)(000.003)(000.000)(000.000)</text:p>
      <text:p text:style-name="P6">(000.000)(001.334)(000.000)(000.002)(000.000)(000.000)</text:p>
      <text:p text:style-name="P6">(000.000)(001.335)(000.000)(000.007)(000.000)(000.000)</text:p>
      <text:p text:style-name="P6">(000.000)(001.334)(000.000)(000.007)(000.000)(000.000)</text:p>
      <text:p text:style-name="P6">(000.000)(001.335)(000.000)(000.009)(000.000)(000.000)</text:p>
      <text:p text:style-name="P6">(000.000)(001.334)(000.000)(000.010)(000.000)(000.000)</text:p>
      <text:p text:style-name="P6">(000.000)(001.334)(000.000)(000.003)(000.000)(000.000)</text:p>
      <text:p text:style-name="P6">(000.000)(001.333)(000.000)(000.005)(000.000)(000.000)</text:p>
      <text:p text:style-name="P6"><text:soft-page-break/>(000.000)(001.332)(000.000)(000.006)(000.000)(000.000)</text:p>
      <text:p text:style-name="P6">(000.000)(001.332)(000.000)(000.006)(000.000)(000.000)</text:p>
      <text:p text:style-name="P6">(000.000)(001.330)(000.000)(000.009)(000.000)(000.000)</text:p>
      <text:p text:style-name="P6">(000.000)(001.269)(000.000)(000.001)(000.000)(000.000)</text:p>
      <text:p text:style-name="P6">(000.000)(001.266)(000.000)(000.005)(000.000)(000.000)</text:p>
      <text:p text:style-name="P6">(000.000)(001.267)(000.000)(000.004)(000.000)(000.000)</text:p>
      <text:p text:style-name="P6">(000.000)(001.266)(000.000)(000.000)(000.000)(000.000)</text:p>
      <text:p text:style-name="P6">(000.000)(001.268)(000.000)(000.000)(000.000)(000.000)</text:p>
      <text:p text:style-name="P6">(000.000)(001.267)(000.000)(000.001)(000.000)(000.000)</text:p>
      <text:p text:style-name="P6">(000.000)(001.268)(000.000)(000.000)(000.000)(000.000)</text:p>
      <text:p text:style-name="P6">(000.000)(001.268)(000.000)(000.001)(000.000)(000.000)</text:p>
      <text:p text:style-name="P6">(000.000)(001.267)(000.000)(000.001)(000.000)(000.000)</text:p>
      <text:p text:style-name="P6">(000.000)(001.268)(000.000)(000.000)(000.000)(000.000)</text:p>
      <text:p text:style-name="P6">(000.000)(001.267)(000.000)(000.000)(000.000)(000.000)</text:p>
      <text:p text:style-name="P6">(000.000)(001.267)(000.000)(000.000)(000.000)(000.000)</text:p>
      <text:p text:style-name="P6">(000.000)(001.268)(000.000)(000.002)(000.000)(000.000)</text:p>
      <text:p text:style-name="P6">(000.000)(001.264)(000.000)(000.000)(000.000)(000.000)</text:p>
      <text:p text:style-name="P6">(000.000)(001.243)(000.000)(000.008)(000.000)(000.000)</text:p>
      <text:p text:style-name="P6">(000.000)(001.271)(000.000)(000.007)(000.000)(000.000)</text:p>
      <text:p text:style-name="P6">(000.000)(001.283)(000.000)(000.019)(000.000)(000.000)</text:p>
      <text:p text:style-name="P6">(000.000)(001.288)(000.000)(000.000)(000.000)(000.000)</text:p>
      <text:p text:style-name="P6">(000.000)(001.311)(000.000)(000.000)(000.000)(000.000)</text:p>
      <text:p text:style-name="P6">(000.000)(001.311)(000.000)(000.000)(000.000)(000.000)</text:p>
      <text:p text:style-name="P6">(000.000)(001.326)(000.000)(000.006)(000.000)(000.000)</text:p>
      <text:p text:style-name="P6">(000.000)(001.355)(000.000)(000.004)(000.000)(000.000)</text:p>
      <text:p text:style-name="P6">(000.000)(001.383)(000.000)(000.009)(000.000)(000.000)</text:p>
      <text:p text:style-name="P6">(000.000)(001.434)(000.000)(000.025)(000.000)(000.000)</text:p>
      <text:p text:style-name="P6">(000.000)(001.433)(000.000)(000.022)(000.000)(000.000)</text:p>
      <text:p text:style-name="P6">(000.000)(001.468)(000.000)(000.028)(000.000)(000.000)</text:p>
      <text:p text:style-name="P6">(000.000)(001.521)(000.000)(000.030)(000.000)(000.000)</text:p>
      <text:p text:style-name="P6">(000.000)(001.528)(000.000)(000.031)(000.000)(000.000)</text:p>
      <text:p text:style-name="P6">(000.000)(001.546)(000.000)(000.032)(000.000)(000.000)</text:p>
      <text:p text:style-name="P6">(000.000)(001.573)(000.000)(000.032)(000.000)(000.000)</text:p>
      <text:p text:style-name="P6">(000.000)(001.589)(000.000)(000.034)(000.000)(000.000)</text:p>
      <text:p text:style-name="P6">(000.000)(001.595)(000.000)(000.034)(000.000)(000.000)</text:p>
      <text:p text:style-name="P6">(000.000)(001.596)(000.000)(000.034)(000.000)(000.000)</text:p>
      <text:p text:style-name="P6">(000.000)(001.595)(000.000)(000.034)(000.000)(000.000)</text:p>
      <text:p text:style-name="P6">(000.000)(001.596)(000.000)(000.033)(000.000)(000.000)</text:p>
      <text:p text:style-name="P6">(000.000)(001.595)(000.000)(000.035)(000.000)(000.000)</text:p>
      <text:p text:style-name="P6">(000.000)(001.596)(000.000)(000.047)(000.000)(000.000)</text:p>
      <text:p text:style-name="P6">(000.000)(001.596)(000.000)(000.034)(000.000)(000.000)</text:p>
      <text:p text:style-name="P6">(000.000)(001.595)(000.000)(000.035)(000.000)(000.000)</text:p>
      <text:p text:style-name="P6">(000.000)(001.595)(000.000)(000.033)(000.000)(000.000)</text:p>
      <text:p text:style-name="P6">(000.000)(001.601)(000.000)(000.036)(000.000)(000.000)</text:p>
      <text:p text:style-name="P6">(000.000)(001.604)(000.000)(000.035)(000.000)(000.000)</text:p>
      <text:p text:style-name="P6">(000.000)(001.604)(000.000)(000.034)(000.000)(000.000)</text:p>
      <text:p text:style-name="P6">(000.000)(001.604)(000.000)(000.034)(000.000)(000.000)</text:p>
      <text:p text:style-name="P6">(000.000)(001.605)(000.000)(000.036)(000.000)(000.000)</text:p>
      <text:p text:style-name="P6">(000.000)(001.604)(000.000)(000.035)(000.000)(000.000)</text:p>
      <text:p text:style-name="P6">(000.000)(001.604)(000.000)(000.035)(000.000)(000.000)</text:p>
      <text:p text:style-name="P6">(000.000)(001.604)(000.000)(000.035)(000.000)(000.000)</text:p>
      <text:p text:style-name="P6">(000.000)(001.604)(000.000)(000.035)(000.000)(000.000)</text:p>
      <text:p text:style-name="P6"><text:soft-page-break/>(000.000)(001.605)(000.000)(000.036)(000.000)(000.000)</text:p>
      <text:p text:style-name="P6">(000.000)(001.604)(000.000)(000.035)(000.000)(000.000)</text:p>
      <text:p text:style-name="P6">(000.000)(001.605)(000.000)(000.034)(000.000)(000.000)</text:p>
      <text:p text:style-name="P6">(000.000)(001.604)(000.000)(000.035)(000.000)(000.000)</text:p>
      <text:p text:style-name="P6">(000.000)(001.603)(000.000)(000.036)(000.000)(000.000)</text:p>
      <text:p text:style-name="P6">(000.000)(001.604)(000.000)(000.035)(000.000)(000.000)</text:p>
      <text:p text:style-name="P6">(000.000)(001.604)(000.000)(000.035)(000.000)(000.000)</text:p>
      <text:p text:style-name="P6">(000.000)(001.602)(000.000)(000.036)(000.000)(000.000)</text:p>
      <text:p text:style-name="P6">(000.000)(001.605)(000.000)(000.039)(000.000)(000.000)</text:p>
      <text:p text:style-name="P6">(000.000)(001.604)(000.000)(000.067)(000.000)(000.000)</text:p>
      <text:p text:style-name="P6">(000.000)(001.603)(000.000)(000.038)(000.000)(000.000)</text:p>
      <text:p text:style-name="P6">(000.000)(001.602)(000.000)(000.037)(000.000)(000.000)</text:p>
      <text:p text:style-name="P6">(000.000)(001.577)(000.000)(000.032)(000.000)(000.000)</text:p>
      <text:p text:style-name="P6">(000.000)(001.567)(000.000)(000.034)(000.000)(000.000)</text:p>
      <text:p text:style-name="P6">(000.000)(001.538)(000.000)(000.032)(000.000)(000.000)</text:p>
      <text:p text:style-name="P6">(000.000)(001.538)(000.000)(000.031)(000.000)(000.000)</text:p>
      <text:p text:style-name="P6">(000.000)(001.534)(000.000)(000.032)(000.000)(000.000)</text:p>
      <text:p text:style-name="P6">(000.000)(001.516)(000.000)(000.031)(000.000)(000.000)</text:p>
      <text:p text:style-name="P6">(000.000)(001.499)(000.000)(000.029)(000.000)(000.000)</text:p>
      <text:p text:style-name="P6">(000.000)(001.487)(000.000)(000.030)(000.000)(000.000)</text:p>
      <text:p text:style-name="P6">(000.000)(001.485)(000.000)(000.029)(000.000)(000.000)</text:p>
      <text:p text:style-name="P6">(000.000)(001.467)(000.000)(000.029)(000.000)(000.000)</text:p>
      <text:p text:style-name="P6">(000.000)(001.462)(000.000)(000.028)(000.000)(000.000)</text:p>
      <text:p text:style-name="P6">(000.000)(001.405)(000.000)(000.024)(000.000)(000.000)</text:p>
      <text:p text:style-name="P6">(000.000)(001.400)(000.000)(000.024)(000.000)(000.000)</text:p>
      <text:p text:style-name="P6">(000.000)(001.400)(000.000)(000.023)(000.000)(000.000)</text:p>
      <text:p text:style-name="P6">(000.000)(001.399)(000.000)(000.024)(000.000)(000.000)</text:p>
      <text:p text:style-name="P6"/>
      <text:p text:style-name="P6">P.01(0210517001500)(00)(15)(6)(1.9)(MWh)(2.9)(MWh)(5.9)(Mvarh)(6.9)(Mvarh)(7.9)(Mvarh)(8.9)(Mvarh)</text:p>
      <text:p text:style-name="P7">(000.000)(001.393)(000.000)(000.015)(000.000)(000.000)</text:p>
      <text:p text:style-name="P7">(000.000)(001.373)(000.000)(000.022)(000.000)(000.000)</text:p>
      <text:p text:style-name="P7">(000.000)(001.372)(000.000)(000.016)(000.000)(000.000)</text:p>
      <text:p text:style-name="P7">(000.000)(001.372)(000.000)(000.023)(000.000)(000.000)</text:p>
      <text:p text:style-name="P9">(000.000)(001.371)(000.000)(000.021)(000.000)(000.000)</text:p>
      <text:p text:style-name="P9">(000.000)(001.336)(000.000)(000.003)(000.000)(000.000)</text:p>
      <text:p text:style-name="P9">(000.000)(001.333)(000.000)(000.001)(000.000)(000.000)</text:p>
      <text:p text:style-name="P9">(000.000)(001.333)(000.000)(000.004)(000.000)(000.000)</text:p>
      <text:p text:style-name="P7">(000.000)(001.331)(000.000)(000.004)(000.000)(000.000)</text:p>
      <text:p text:style-name="P7">(000.000)(001.329)(000.000)(000.004)(000.000)(000.000)</text:p>
      <text:p text:style-name="P7">(000.000)(001.324)(000.000)(000.001)(000.000)(000.000)</text:p>
      <text:p text:style-name="P7">(000.000)(001.321)(000.000)(000.001)(000.000)(000.000)</text:p>
      <text:p text:style-name="P9">(000.000)(001.011)(000.000)(000.009)(000.000)(000.000)</text:p>
      <text:p text:style-name="P9">(000.000)(001.231)(000.000)(000.002)(000.000)(000.000)</text:p>
      <text:p text:style-name="P9">(000.000)(001.208)(000.000)(000.000)(000.000)(000.000)</text:p>
      <text:p text:style-name="P9">(000.000)(001.208)(000.000)(000.000)(000.000)(000.000)</text:p>
      <text:p text:style-name="P7">(000.000)(001.209)(000.000)(000.000)(000.000)(000.000)</text:p>
      <text:p text:style-name="P7">(000.000)(001.209)(000.000)(000.000)(000.000)(000.000)</text:p>
      <text:p text:style-name="P7">(000.000)(001.209)(000.000)(000.000)(000.000)(000.000)</text:p>
      <text:p text:style-name="P7">(000.000)(001.208)(000.000)(000.006)(000.000)(000.000)</text:p>
      <text:p text:style-name="P9">(000.000)(001.204)(000.000)(000.004)(000.000)(000.000)</text:p>
      <text:p text:style-name="P9">(000.000)(001.202)(000.000)(000.006)(000.000)(000.000)</text:p>
      <text:p text:style-name="P9"><text:soft-page-break/>(000.000)(001.201)(000.000)(000.008)(000.000)(000.000)</text:p>
      <text:p text:style-name="P9">(000.000)(001.202)(000.000)(000.012)(000.000)(000.000)</text:p>
      <text:p text:style-name="P7">(000.000)(001.124)(000.000)(000.016)(000.000)(000.000)</text:p>
      <text:p text:style-name="P7">(000.000)(001.109)(000.000)(000.017)(000.000)(000.000)</text:p>
      <text:p text:style-name="P7">(000.000)(001.104)(000.000)(000.017)(000.000)(000.000)</text:p>
      <text:p text:style-name="P7">(000.000)(001.101)(000.000)(000.015)(000.000)(000.000)</text:p>
      <text:p text:style-name="P9">(000.000)(000.554)(000.000)(000.011)(000.003)(000.000)</text:p>
      <text:p text:style-name="P9">(000.000)(001.016)(000.000)(000.010)(000.000)(000.000)</text:p>
      <text:p text:style-name="P9">(000.000)(001.127)(000.000)(000.017)(000.000)(000.000)</text:p>
      <text:p text:style-name="P9">(000.000)(001.099)(000.000)(000.017)(000.000)(000.000)</text:p>
      <text:p text:style-name="P7">(000.000)(001.077)(000.000)(000.012)(000.000)(000.000)</text:p>
      <text:p text:style-name="P7">(000.000)(001.043)(000.000)(000.022)(000.000)(000.000)</text:p>
      <text:p text:style-name="P7">(000.000)(001.056)(000.000)(000.011)(000.000)(000.000)</text:p>
      <text:p text:style-name="P7">(000.000)(001.028)(000.000)(000.013)(000.000)(000.000)</text:p>
      <text:p text:style-name="P9">(000.000)(001.012)(000.000)(000.013)(000.000)(000.000)</text:p>
      <text:p text:style-name="P9">(000.000)(001.026)(000.000)(000.013)(000.000)(000.000)</text:p>
      <text:p text:style-name="P9">(000.000)(001.025)(000.000)(000.015)(000.000)(000.000)</text:p>
      <text:p text:style-name="P9">(000.000)(001.024)(000.000)(000.014)(000.000)(000.000)</text:p>
      <text:p text:style-name="P7">(000.000)(001.024)(000.000)(000.015)(000.000)(000.000)</text:p>
      <text:p text:style-name="P7">(000.000)(001.025)(000.000)(000.015)(000.000)(000.000)</text:p>
      <text:p text:style-name="P7">(000.000)(001.040)(000.000)(000.012)(000.000)(000.000)</text:p>
      <text:p text:style-name="P7">(000.000)(001.062)(000.000)(000.020)(000.000)(000.000)</text:p>
      <text:p text:style-name="P9">(000.000)(001.078)(000.000)(000.013)(000.000)(000.000)</text:p>
      <text:p text:style-name="P9">(000.000)(001.178)(000.000)(000.006)(000.000)(000.000)</text:p>
      <text:p text:style-name="P9">(000.000)(001.110)(000.000)(000.017)(000.000)(000.000)</text:p>
      <text:p text:style-name="P9">(000.000)(001.149)(000.000)(000.018)(000.000)(000.000)</text:p>
      <text:p text:style-name="P7">(000.000)(001.183)(000.000)(000.014)(000.000)(000.000)</text:p>
      <text:p text:style-name="P7">(000.000)(001.211)(000.000)(000.000)(000.000)(000.000)</text:p>
      <text:p text:style-name="P7">(000.000)(001.249)(000.000)(000.000)(000.000)(000.000)</text:p>
      <text:p text:style-name="P7">(000.000)(001.280)(000.000)(000.000)(000.000)(000.000)</text:p>
      <text:p text:style-name="P9">(000.000)(001.291)(000.000)(000.000)(000.000)(000.000)</text:p>
      <text:p text:style-name="P9">(000.000)(001.309)(000.000)(000.000)(000.000)(000.000)</text:p>
      <text:p text:style-name="P9">(000.000)(001.326)(000.000)(000.001)(000.000)(000.000)</text:p>
      <text:p text:style-name="P9">(000.000)(001.328)(000.000)(000.001)(000.000)(000.000)</text:p>
      <text:p text:style-name="P7">(000.000)(001.355)(000.000)(000.010)(000.000)(000.000)</text:p>
      <text:p text:style-name="P7">(000.000)(001.346)(000.000)(000.006)(000.000)(000.000)</text:p>
      <text:p text:style-name="P7">(000.000)(001.335)(000.000)(000.001)(000.000)(000.000)</text:p>
      <text:p text:style-name="P7">(000.000)(001.336)(000.000)(000.002)(000.000)(000.000)</text:p>
      <text:p text:style-name="P9">(000.000)(001.336)(000.000)(000.003)(000.000)(000.000)</text:p>
      <text:p text:style-name="P9">(000.000)(001.338)(000.000)(000.003)(000.000)(000.000)</text:p>
      <text:p text:style-name="P9">(000.000)(001.337)(000.000)(000.005)(000.000)(000.000)</text:p>
      <text:p text:style-name="P9">(000.000)(001.338)(000.000)(000.002)(000.000)(000.000)</text:p>
      <text:p text:style-name="P7">(000.000)(001.347)(000.000)(000.003)(000.000)(000.000)</text:p>
      <text:p text:style-name="P7">(000.000)(001.371)(000.000)(000.008)(000.000)(000.000)</text:p>
      <text:p text:style-name="P7">(000.000)(001.374)(000.000)(000.012)(000.000)(000.000)</text:p>
      <text:p text:style-name="P7">(000.000)(001.385)(000.000)(000.013)(000.000)(000.000)</text:p>
      <text:p text:style-name="P9">(000.000)(001.389)(000.000)(000.011)(000.000)(000.000)</text:p>
      <text:p text:style-name="P9">(000.000)(001.392)(000.000)(000.024)(000.000)(000.000)</text:p>
      <text:p text:style-name="P9">(000.000)(001.403)(000.000)(000.027)(000.000)(000.000)</text:p>
      <text:p text:style-name="P9">(000.000)(001.402)(000.000)(000.026)(000.000)(000.000)</text:p>
      <text:p text:style-name="P7">(000.000)(001.402)(000.000)(000.027)(000.000)(000.000)</text:p>
      <text:p text:style-name="P7">(000.000)(001.401)(000.000)(000.025)(000.000)(000.000)</text:p>
      <text:p text:style-name="P7"><text:soft-page-break/>(000.000)(001.383)(000.000)(000.024)(000.000)(000.000)</text:p>
      <text:p text:style-name="P7">(000.000)(001.363)(000.000)(000.016)(000.000)(000.000)</text:p>
      <text:p text:style-name="P9">(000.000)(001.374)(000.000)(000.024)(000.000)(000.000)</text:p>
      <text:p text:style-name="P9">(000.000)(001.378)(000.000)(000.024)(000.000)(000.000)</text:p>
      <text:p text:style-name="P9">(000.000)(001.363)(000.000)(000.026)(000.000)(000.000)</text:p>
      <text:p text:style-name="P9">(000.000)(001.309)(000.000)(000.007)(000.000)(000.000)</text:p>
      <text:p text:style-name="P6">P.01(0210517201500)(C4)(15)(6)(1.9)(MWh)(2.9)(MWh)(5.9)(Mvarh)(6.9)(Mvarh)(7.9)(Mvarh)(8.9)(Mvarh)</text:p>
      <text:p text:style-name="P7">(000.001)(000.664)(000.000)(000.002)(000.000)(000.001)</text:p>
      <text:p text:style-name="P7">(000.001)(000.267)(000.000)(000.000)(000.000)(000.002)</text:p>
      <text:p text:style-name="P7">(000.000)(001.307)(000.000)(000.007)(000.000)(000.000)</text:p>
      <text:p text:style-name="P7">(000.000)(001.306)(000.000)(000.000)(000.000)(000.000)</text:p>
      <text:p text:style-name="P9">(000.000)(001.298)(000.000)(000.003)(000.000)(000.000)</text:p>
      <text:p text:style-name="P9">(000.000)(001.281)(000.000)(000.000)(000.000)(000.000)</text:p>
      <text:p text:style-name="P9">(000.000)(001.275)(000.000)(000.000)(000.000)(000.000)</text:p>
      <text:p text:style-name="P9">(000.000)(001.254)(000.000)(000.000)(000.000)(000.000)</text:p>
      <text:p text:style-name="P7">(000.000)(001.254)(000.000)(000.000)(000.000)(000.000)</text:p>
      <text:p text:style-name="P7">(000.000)(001.200)(000.000)(000.001)(000.000)(000.000)</text:p>
      <text:p text:style-name="P7">(000.000)(001.202)(000.000)(000.001)(000.000)(000.000)</text:p>
      <text:p text:style-name="P7">(000.000)(001.201)(000.000)(000.000)(000.000)(000.000)</text:p>
      <text:p text:style-name="P9">(000.000)(001.188)(000.000)(000.004)(000.000)(000.000)</text:p>
      <text:p text:style-name="P9">(000.000)(001.144)(000.000)(000.019)(000.000)(000.000)</text:p>
      <text:p text:style-name="P9">(000.000)(001.144)(000.000)(000.019)(000.000)(000.000)</text:p>
      <text:p text:style-name="P9">(000.000)(001.145)(000.000)(000.020)(000.000)(000.000)</text:p>
      <text:p text:style-name="P9"/>
      <text:p text:style-name="P6">P.01(0210518001500)(00)(15)(6)(1.9)(MWh)(2.9)(MWh)(5.9)(Mvarh)(6.9)(Mvarh)(7.9)(Mvarh)(8.9)(Mvarh)</text:p>
      <text:p text:style-name="P6">(000.000)(001.145)(000.000)(000.019)(000.000)(000.000)</text:p>
      <text:p text:style-name="P6">(000.000)(001.144)(000.000)(000.019)(000.000)(000.000)</text:p>
      <text:p text:style-name="P6">(000.000)(001.145)(000.000)(000.018)(000.000)(000.000)</text:p>
      <text:p text:style-name="P6">(000.000)(001.131)(000.000)(000.021)(000.000)(000.000)</text:p>
      <text:p text:style-name="P6">(000.000)(001.107)(000.000)(000.018)(000.000)(000.000)</text:p>
      <text:p text:style-name="P6">(000.000)(001.106)(000.000)(000.018)(000.000)(000.000)</text:p>
      <text:p text:style-name="P6">(000.000)(001.107)(000.000)(000.018)(000.000)(000.000)</text:p>
      <text:p text:style-name="P6">(000.000)(001.102)(000.000)(000.018)(000.000)(000.000)</text:p>
      <text:p text:style-name="P6">(000.000)(001.035)(000.000)(000.017)(000.000)(000.000)</text:p>
      <text:p text:style-name="P6">(000.000)(001.032)(000.000)(000.016)(000.000)(000.000)</text:p>
      <text:p text:style-name="P6">(000.000)(001.032)(000.000)(000.016)(000.000)(000.000)</text:p>
      <text:p text:style-name="P6">(000.000)(001.031)(000.000)(000.016)(000.000)(000.000)</text:p>
      <text:p text:style-name="P6">(000.000)(001.032)(000.000)(000.016)(000.000)(000.000)</text:p>
      <text:p text:style-name="P6">(000.000)(001.031)(000.000)(000.015)(000.000)(000.000)</text:p>
      <text:p text:style-name="P6">(000.000)(001.030)(000.000)(000.015)(000.000)(000.000)</text:p>
      <text:p text:style-name="P6">(000.000)(001.000)(000.000)(000.015)(000.000)(000.000)</text:p>
      <text:p text:style-name="P6">(000.000)(000.967)(000.000)(000.013)(000.000)(000.000)</text:p>
      <text:p text:style-name="P6">(000.000)(000.968)(000.000)(000.014)(000.000)(000.000)</text:p>
      <text:p text:style-name="P6">(000.000)(000.968)(000.000)(000.013)(000.000)(000.000)</text:p>
      <text:p text:style-name="P6">(000.000)(000.968)(000.000)(000.014)(000.000)(000.000)</text:p>
      <text:p text:style-name="P6">(000.000)(000.969)(000.000)(000.011)(000.000)(000.000)</text:p>
      <text:p text:style-name="P6">(000.000)(000.968)(000.000)(000.015)(000.000)(000.000)</text:p>
      <text:p text:style-name="P6">(000.000)(000.969)(000.000)(000.013)(000.000)(000.000)</text:p>
      <text:p text:style-name="P6">(000.000)(000.968)(000.000)(000.013)(000.000)(000.000)</text:p>
      <text:p text:style-name="P6">(000.000)(000.968)(000.000)(000.013)(000.000)(000.000)</text:p>
      <text:p text:style-name="P6"><text:soft-page-break/>(000.000)(000.967)(000.000)(000.012)(000.000)(000.000)</text:p>
      <text:p text:style-name="P6">(000.000)(000.967)(000.000)(000.013)(000.000)(000.000)</text:p>
      <text:p text:style-name="P6">(000.000)(000.966)(000.000)(000.011)(000.000)(000.000)</text:p>
      <text:p text:style-name="P6">(000.000)(000.881)(000.000)(000.005)(000.000)(000.000)</text:p>
      <text:p text:style-name="P6">(000.000)(000.883)(000.000)(000.002)(000.000)(000.000)</text:p>
      <text:p text:style-name="P6">(000.000)(000.908)(000.000)(000.001)(000.000)(000.000)</text:p>
      <text:p text:style-name="P6">(000.000)(000.913)(000.000)(000.002)(000.000)(000.000)</text:p>
      <text:p text:style-name="P6">(000.000)(000.913)(000.000)(000.004)(000.000)(000.000)</text:p>
      <text:p text:style-name="P6">(000.000)(000.913)(000.000)(000.016)(000.000)(000.000)</text:p>
      <text:p text:style-name="P6">(000.000)(000.901)(000.000)(000.001)(000.000)(000.000)</text:p>
      <text:p text:style-name="P6">(000.000)(000.879)(000.000)(000.000)(000.000)(000.000)</text:p>
      <text:p text:style-name="P6">(000.000)(000.878)(000.000)(000.000)(000.000)(000.000)</text:p>
      <text:p text:style-name="P6">(000.000)(000.879)(000.000)(000.000)(000.000)(000.000)</text:p>
      <text:p text:style-name="P6">(000.000)(000.882)(000.000)(000.000)(000.000)(000.000)</text:p>
      <text:p text:style-name="P6">(000.000)(000.883)(000.000)(000.001)(000.000)(000.000)</text:p>
      <text:p text:style-name="P6">(000.000)(000.881)(000.000)(000.000)(000.000)(000.000)</text:p>
      <text:p text:style-name="P6">(000.000)(000.855)(000.000)(000.000)(000.000)(000.000)</text:p>
      <text:p text:style-name="P6">(000.000)(000.884)(000.000)(000.001)(000.000)(000.000)</text:p>
      <text:p text:style-name="P6">(000.000)(000.868)(000.000)(000.000)(000.000)(000.000)</text:p>
      <text:p text:style-name="P6">(000.000)(000.868)(000.000)(000.005)(000.000)(000.000)</text:p>
      <text:p text:style-name="P6">(000.000)(000.880)(000.000)(000.000)(000.000)(000.000)</text:p>
      <text:p text:style-name="P6">(000.000)(000.861)(000.000)(000.000)(000.000)(000.000)</text:p>
      <text:p text:style-name="P6">(000.000)(000.878)(000.000)(000.000)(000.000)(000.000)</text:p>
      <text:p text:style-name="P6">(000.000)(000.883)(000.000)(000.000)(000.000)(000.000)</text:p>
      <text:p text:style-name="P6">(000.000)(000.883)(000.000)(000.000)(000.000)(000.000)</text:p>
      <text:p text:style-name="P6">(000.000)(000.910)(000.000)(000.001)(000.000)(000.000)</text:p>
      <text:p text:style-name="P6">(000.000)(000.915)(000.000)(000.005)(000.000)(000.000)</text:p>
      <text:p text:style-name="P6">(000.000)(000.901)(000.000)(000.000)(000.000)(000.000)</text:p>
      <text:p text:style-name="P6">(000.000)(000.925)(000.000)(000.001)(000.000)(000.000)</text:p>
      <text:p text:style-name="P6">(000.000)(000.953)(000.000)(000.005)(000.000)(000.000)</text:p>
      <text:p text:style-name="P6">(000.000)(000.964)(000.000)(000.009)(000.000)(000.000)</text:p>
      <text:p text:style-name="P6">(000.000)(000.964)(000.000)(000.006)(000.000)(000.000)</text:p>
      <text:p text:style-name="P6">(000.000)(000.986)(000.000)(000.013)(000.000)(000.000)</text:p>
      <text:p text:style-name="P6">(000.000)(000.987)(000.000)(000.014)(000.000)(000.000)</text:p>
      <text:p text:style-name="P6">(000.000)(001.005)(000.000)(000.012)(000.000)(000.000)</text:p>
      <text:p text:style-name="P6">(000.000)(001.030)(000.000)(000.015)(000.000)(000.000)</text:p>
      <text:p text:style-name="P6">(000.000)(001.032)(000.000)(000.015)(000.000)(000.000)</text:p>
      <text:p text:style-name="P6">(000.000)(001.080)(000.000)(000.015)(000.000)(000.000)</text:p>
      <text:p text:style-name="P6">(000.000)(001.089)(000.000)(000.017)(000.000)(000.000)</text:p>
      <text:p text:style-name="P6">(000.000)(001.137)(000.000)(000.017)(000.000)(000.000)</text:p>
      <text:p text:style-name="P6">(000.000)(001.141)(000.000)(000.018)(000.000)(000.000)</text:p>
      <text:p text:style-name="P6">(000.000)(001.155)(000.000)(000.017)(000.000)(000.000)</text:p>
      <text:p text:style-name="P6">(000.000)(001.186)(000.000)(000.016)(000.000)(000.000)</text:p>
      <text:p text:style-name="P6">(000.000)(001.186)(000.000)(000.017)(000.000)(000.000)</text:p>
      <text:p text:style-name="P6">(000.000)(001.186)(000.000)(000.016)(000.000)(000.000)</text:p>
      <text:p text:style-name="P6">(000.000)(001.186)(000.000)(000.017)(000.000)(000.000)</text:p>
      <text:p text:style-name="P6">(000.000)(001.217)(000.000)(000.001)(000.000)(000.000)</text:p>
      <text:p text:style-name="P6">(000.000)(001.207)(000.000)(000.003)(000.000)(000.000)</text:p>
      <text:p text:style-name="P6">(000.000)(001.207)(000.000)(000.001)(000.000)(000.000)</text:p>
      <text:p text:style-name="P6">(000.000)(001.207)(000.000)(000.001)(000.000)(000.000)</text:p>
      <text:p text:style-name="P6">(000.000)(001.201)(000.000)(000.004)(000.000)(000.000)</text:p>
      <text:p text:style-name="P6">(000.000)(001.181)(000.000)(000.017)(000.000)(000.000)</text:p>
      <text:p text:style-name="P6"><text:soft-page-break/>(000.000)(001.180)(000.000)(000.017)(000.000)(000.000)</text:p>
      <text:p text:style-name="P6">(000.000)(001.155)(000.000)(000.023)(000.000)(000.000)</text:p>
      <text:p text:style-name="P6">(000.000)(001.156)(000.000)(000.019)(000.000)(000.000)</text:p>
      <text:p text:style-name="P6">(000.000)(001.126)(000.000)(000.024)(000.000)(000.000)</text:p>
      <text:p text:style-name="P6">(000.000)(001.125)(000.000)(000.017)(000.000)(000.000)</text:p>
      <text:p text:style-name="P6">(000.000)(001.125)(000.000)(000.018)(000.000)(000.000)</text:p>
      <text:p text:style-name="P6">(000.000)(001.053)(000.000)(000.016)(000.000)(000.000)</text:p>
      <text:p text:style-name="P6">(000.000)(001.020)(000.000)(000.015)(000.000)(000.000)</text:p>
      <text:p text:style-name="P6">(000.000)(001.036)(000.000)(000.015)(000.000)(000.000)</text:p>
      <text:p text:style-name="P6">(000.000)(001.049)(000.000)(000.016)(000.000)(000.000)</text:p>
      <text:p text:style-name="P6">(000.000)(001.050)(000.000)(000.016)(000.000)(000.000)</text:p>
      <text:p text:style-name="P6">(000.000)(001.049)(000.000)(000.016)(000.000)(000.000)</text:p>
      <text:p text:style-name="P6">(000.000)(001.048)(000.000)(000.016)(000.000)(000.000)</text:p>
      <text:p text:style-name="P6">(000.000)(001.048)(000.000)(000.016)(000.000)(000.000)</text:p>
      <text:p text:style-name="P6">(000.000)(001.038)(000.000)(000.015)(000.000)(000.000)</text:p>
      <text:p text:style-name="P6">(000.000)(000.990)(000.000)(000.015)(000.000)(000.000)</text:p>
      <text:p text:style-name="P6">(000.000)(000.991)(000.000)(000.014)(000.000)(000.000)</text:p>
      <text:p text:style-name="P6">(000.000)(000.990)(000.000)(000.015)(000.000)(000.000)</text:p>
      <text:p text:style-name="P6">(000.000)(000.990)(000.000)(000.014)(000.000)(000.000)</text:p>
      <text:p text:style-name="P6"/>
      <text:p text:style-name="P6">P.01(0210519001500)(00)(15)(6)(1.9)(MWh)(2.9)(MWh)(5.9)(Mvarh)(6.9)(Mvarh)(7.9)(Mvarh)(8.9)(Mvarh)</text:p>
      <text:p text:style-name="P6">(000.000)(000.906)(000.000)(000.005)(000.000)(000.000)</text:p>
      <text:p text:style-name="P6">(000.000)(000.907)(000.000)(000.003)(000.000)(000.000)</text:p>
      <text:p text:style-name="P6">(000.000)(000.950)(000.000)(000.010)(000.000)(000.000)</text:p>
      <text:p text:style-name="P6">(000.000)(000.966)(000.000)(000.013)(000.000)(000.000)</text:p>
      <text:p text:style-name="P6">(000.000)(000.965)(000.000)(000.009)(000.000)(000.000)</text:p>
      <text:p text:style-name="P6">(000.000)(000.935)(000.000)(000.016)(000.000)(000.000)</text:p>
      <text:p text:style-name="P6">(000.000)(000.922)(000.000)(000.008)(000.000)(000.000)</text:p>
      <text:p text:style-name="P6">(000.000)(000.921)(000.000)(000.010)(000.000)(000.000)</text:p>
      <text:p text:style-name="P6">(000.000)(000.923)(000.000)(000.010)(000.000)(000.000)</text:p>
      <text:p text:style-name="P6">(000.000)(000.922)(000.000)(000.006)(000.000)(000.000)</text:p>
      <text:p text:style-name="P6">(000.000)(000.923)(000.000)(000.004)(000.000)(000.000)</text:p>
      <text:p text:style-name="P6">(000.000)(000.922)(000.000)(000.007)(000.000)(000.000)</text:p>
      <text:p text:style-name="P6">(000.000)(000.921)(000.000)(000.011)(000.000)(000.000)</text:p>
      <text:p text:style-name="P6">(000.000)(000.922)(000.000)(000.002)(000.000)(000.000)</text:p>
      <text:p text:style-name="P6">(000.000)(000.888)(000.000)(000.006)(000.000)(000.000)</text:p>
      <text:p text:style-name="P6">(000.000)(000.885)(000.000)(000.008)(000.000)(000.000)</text:p>
      <text:p text:style-name="P6">(000.000)(000.888)(000.000)(000.001)(000.000)(000.000)</text:p>
      <text:p text:style-name="P6">(000.000)(000.888)(000.000)(000.005)(000.000)(000.000)</text:p>
      <text:p text:style-name="P6">(000.000)(000.887)(000.000)(000.003)(000.000)(000.000)</text:p>
      <text:p text:style-name="P6">(000.000)(000.888)(000.000)(000.003)(000.000)(000.000)</text:p>
      <text:p text:style-name="P6">(000.000)(000.887)(000.000)(000.004)(000.000)(000.000)</text:p>
      <text:p text:style-name="P6">(000.000)(000.888)(000.000)(000.005)(000.000)(000.000)</text:p>
      <text:p text:style-name="P6">(000.000)(000.886)(000.000)(000.002)(000.000)(000.000)</text:p>
      <text:p text:style-name="P6">(000.000)(000.887)(000.000)(000.005)(000.000)(000.000)</text:p>
      <text:p text:style-name="P6">(000.000)(000.863)(000.000)(000.003)(000.000)(000.000)</text:p>
      <text:p text:style-name="P6">(000.000)(000.845)(000.000)(000.000)(000.000)(000.000)</text:p>
      <text:p text:style-name="P6">(000.000)(000.845)(000.000)(000.000)(000.000)(000.000)</text:p>
      <text:p text:style-name="P6">(000.000)(000.846)(000.000)(000.001)(000.000)(000.000)</text:p>
      <text:p text:style-name="P6">(000.000)(000.846)(000.000)(000.000)(000.000)(000.000)</text:p>
      <text:p text:style-name="P6">(000.000)(000.845)(000.000)(000.000)(000.000)(000.000)</text:p>
      <text:p text:style-name="P6"><text:soft-page-break/>(000.000)(000.825)(000.000)(000.000)(000.000)(000.000)</text:p>
      <text:p text:style-name="P6">(000.000)(000.803)(000.000)(000.003)(000.000)(000.000)</text:p>
      <text:p text:style-name="P6">(000.000)(000.803)(000.000)(000.003)(000.000)(000.000)</text:p>
      <text:p text:style-name="P6">(000.000)(000.803)(000.000)(000.001)(000.000)(000.000)</text:p>
      <text:p text:style-name="P6">(000.000)(000.804)(000.000)(000.000)(000.000)(000.000)</text:p>
      <text:p text:style-name="P6">(000.000)(000.801)(000.000)(000.001)(000.000)(000.000)</text:p>
      <text:p text:style-name="P6">(000.000)(000.803)(000.000)(000.001)(000.000)(000.000)</text:p>
      <text:p text:style-name="P6">(000.000)(000.812)(000.000)(000.000)(000.000)(000.000)</text:p>
      <text:p text:style-name="P6">(000.000)(000.812)(000.000)(000.000)(000.000)(000.000)</text:p>
      <text:p text:style-name="P6">(000.000)(000.809)(000.000)(000.003)(000.000)(000.000)</text:p>
      <text:p text:style-name="P6">(000.000)(000.924)(000.000)(000.002)(000.000)(000.000)</text:p>
      <text:p text:style-name="P6">(000.000)(000.869)(000.000)(000.002)(000.000)(000.000)</text:p>
      <text:p text:style-name="P6">(000.000)(000.867)(000.000)(000.000)(000.000)(000.000)</text:p>
      <text:p text:style-name="P6">(000.000)(000.849)(000.000)(000.000)(000.000)(000.000)</text:p>
      <text:p text:style-name="P6">(000.000)(000.848)(000.000)(000.004)(000.000)(000.000)</text:p>
      <text:p text:style-name="P6">(000.000)(000.848)(000.000)(000.000)(000.000)(000.000)</text:p>
      <text:p text:style-name="P6">(000.000)(000.848)(000.000)(000.000)(000.000)(000.000)</text:p>
      <text:p text:style-name="P6">(000.000)(000.848)(000.000)(000.000)(000.000)(000.000)</text:p>
      <text:p text:style-name="P6">(000.000)(000.848)(000.000)(000.000)(000.000)(000.000)</text:p>
      <text:p text:style-name="P6">(000.000)(000.848)(000.000)(000.000)(000.000)(000.000)</text:p>
      <text:p text:style-name="P6">(000.000)(000.848)(000.000)(000.000)(000.000)(000.000)</text:p>
      <text:p text:style-name="P6">(000.000)(000.849)(000.000)(000.000)(000.000)(000.000)</text:p>
      <text:p text:style-name="P6">(000.000)(000.848)(000.000)(000.000)(000.000)(000.000)</text:p>
      <text:p text:style-name="P6">(000.000)(000.849)(000.000)(000.000)(000.000)(000.000)</text:p>
      <text:p text:style-name="P6">(000.000)(000.875)(000.000)(000.000)(000.000)(000.000)</text:p>
      <text:p text:style-name="P6">(000.000)(000.881)(000.000)(000.000)(000.000)(000.000)</text:p>
      <text:p text:style-name="P6">(000.000)(000.883)(000.000)(000.005)(000.000)(000.000)</text:p>
      <text:p text:style-name="P6">(000.000)(000.907)(000.000)(000.001)(000.000)(000.000)</text:p>
      <text:p text:style-name="P6">(000.000)(000.965)(000.000)(000.017)(000.000)(000.000)</text:p>
      <text:p text:style-name="P6">(000.000)(000.989)(000.000)(000.005)(000.000)(000.000)</text:p>
      <text:p text:style-name="P6">(000.000)(000.989)(000.000)(000.014)(000.000)(000.000)</text:p>
      <text:p text:style-name="P6">(000.000)(000.988)(000.000)(000.014)(000.000)(000.000)</text:p>
      <text:p text:style-name="P6">(000.000)(000.989)(000.000)(000.012)(000.000)(000.000)</text:p>
      <text:p text:style-name="P6">(000.000)(000.989)(000.000)(000.013)(000.000)(000.000)</text:p>
      <text:p text:style-name="P6">(000.000)(001.007)(000.000)(000.016)(000.000)(000.000)</text:p>
      <text:p text:style-name="P6">(000.000)(001.016)(000.000)(000.013)(000.000)(000.000)</text:p>
      <text:p text:style-name="P6">(000.000)(001.016)(000.000)(000.016)(000.000)(000.000)</text:p>
      <text:p text:style-name="P6">(000.000)(001.016)(000.000)(000.015)(000.000)(000.000)</text:p>
      <text:p text:style-name="P6">(000.000)(001.016)(000.000)(000.015)(000.000)(000.000)</text:p>
      <text:p text:style-name="P6">(000.000)(001.033)(000.000)(000.015)(000.000)(000.000)</text:p>
      <text:p text:style-name="P6">(000.000)(001.076)(000.000)(000.017)(000.000)(000.000)</text:p>
      <text:p text:style-name="P6">(000.000)(001.033)(000.000)(000.015)(000.000)(000.000)</text:p>
      <text:p text:style-name="P6">(000.000)(000.984)(000.000)(000.015)(000.000)(000.000)</text:p>
      <text:p text:style-name="P6">(000.000)(001.087)(000.000)(000.017)(000.000)(000.000)</text:p>
      <text:p text:style-name="P6">(000.000)(001.087)(000.000)(000.017)(000.000)(000.000)</text:p>
      <text:p text:style-name="P6">(000.000)(001.013)(000.000)(000.014)(000.000)(000.000)</text:p>
      <text:p text:style-name="P6">(000.000)(001.007)(000.000)(000.015)(000.000)(000.000)</text:p>
      <text:p text:style-name="P6">(000.000)(000.983)(000.000)(000.014)(000.000)(000.000)</text:p>
      <text:p text:style-name="P6">(000.000)(000.999)(000.000)(000.016)(000.000)(000.000)</text:p>
      <text:p text:style-name="P6">(000.000)(000.989)(000.000)(000.015)(000.000)(000.000)</text:p>
      <text:p text:style-name="P6">(000.000)(000.983)(000.000)(000.015)(000.000)(000.000)</text:p>
      <text:p text:style-name="P6">(000.000)(000.959)(000.000)(000.010)(000.000)(000.000)</text:p>
      <text:p text:style-name="P6"><text:soft-page-break/>(000.000)(000.915)(000.000)(000.006)(000.000)(000.000)</text:p>
      <text:p text:style-name="P6">(000.000)(000.930)(000.000)(000.007)(000.000)(000.000)</text:p>
      <text:p text:style-name="P6">(000.000)(000.935)(000.000)(000.013)(000.000)(000.000)</text:p>
      <text:p text:style-name="P6">(000.000)(000.949)(000.000)(000.012)(000.000)(000.000)</text:p>
      <text:p text:style-name="P6">(000.000)(000.960)(000.000)(000.011)(000.000)(000.000)</text:p>
      <text:p text:style-name="P6">(000.001)(000.581)(000.000)(000.006)(000.000)(000.001)</text:p>
      <text:p text:style-name="P6">(000.001)(000.527)(000.000)(000.007)(000.001)(000.001)</text:p>
      <text:p text:style-name="P6">(000.000)(000.928)(000.000)(000.011)(000.000)(000.000)</text:p>
      <text:p text:style-name="P6">(000.000)(000.929)(000.000)(000.009)(000.000)(000.000)</text:p>
      <text:p text:style-name="P6">(000.000)(000.929)(000.000)(000.008)(000.000)(000.000)</text:p>
      <text:p text:style-name="P6">(000.000)(000.899)(000.000)(000.003)(000.000)(000.000)</text:p>
      <text:p text:style-name="P6">(000.000)(000.894)(000.000)(000.001)(000.000)(000.000)</text:p>
      <text:p text:style-name="P6">(000.000)(000.894)(000.000)(000.000)(000.000)(000.000)</text:p>
      <text:p text:style-name="P6">(000.000)(000.894)(000.000)(000.000)(000.000)(000.000)</text:p>
      <text:p text:style-name="P6"/>
      <text:p text:style-name="P6">P.01(0210520001500)(00)(15)(6)(1.9)(MWh)(2.9)(MWh)(5.9)(Mvarh)(6.9)(Mvarh)(7.9)(Mvarh)(8.9)(Mvarh)</text:p>
      <text:p text:style-name="P6">(000.000)(000.875)(000.000)(000.002)(000.000)(000.000)</text:p>
      <text:p text:style-name="P6">(000.000)(000.873)(000.000)(000.000)(000.000)(000.000)</text:p>
      <text:p text:style-name="P6">(000.000)(000.872)(000.000)(000.001)(000.000)(000.000)</text:p>
      <text:p text:style-name="P6">(000.000)(000.865)(000.000)(000.000)(000.000)(000.000)</text:p>
      <text:p text:style-name="P6">(000.000)(000.862)(000.000)(000.005)(000.000)(000.000)</text:p>
      <text:p text:style-name="P6">(000.000)(000.862)(000.000)(000.004)(000.000)(000.000)</text:p>
      <text:p text:style-name="P6">(000.000)(000.863)(000.000)(000.004)(000.000)(000.000)</text:p>
      <text:p text:style-name="P6">(000.000)(000.861)(000.000)(000.006)(000.000)(000.000)</text:p>
      <text:p text:style-name="P6">(000.000)(000.810)(000.000)(000.003)(000.000)(000.000)</text:p>
      <text:p text:style-name="P6">(000.000)(000.812)(000.000)(000.000)(000.000)(000.000)</text:p>
      <text:p text:style-name="P6">(000.000)(000.813)(000.000)(000.001)(000.000)(000.000)</text:p>
      <text:p text:style-name="P6">(000.000)(000.812)(000.000)(000.002)(000.000)(000.000)</text:p>
      <text:p text:style-name="P6">(000.000)(000.793)(000.000)(000.001)(000.000)(000.000)</text:p>
      <text:p text:style-name="P6">(000.000)(000.796)(000.000)(000.001)(000.000)(000.000)</text:p>
      <text:p text:style-name="P6">(000.000)(000.813)(000.000)(000.001)(000.000)(000.000)</text:p>
      <text:p text:style-name="P6">(000.000)(000.813)(000.000)(000.000)(000.000)(000.000)</text:p>
      <text:p text:style-name="P6">(000.000)(000.812)(000.000)(000.000)(000.000)(000.000)</text:p>
      <text:p text:style-name="P6">(000.000)(000.812)(000.000)(000.000)(000.000)(000.000)</text:p>
      <text:p text:style-name="P6">(000.000)(000.812)(000.000)(000.000)(000.000)(000.000)</text:p>
      <text:p text:style-name="P6">(000.000)(000.802)(000.000)(000.000)(000.000)(000.000)</text:p>
      <text:p text:style-name="P6">(000.000)(000.765)(000.000)(000.002)(000.000)(000.000)</text:p>
      <text:p text:style-name="P6">(000.000)(000.766)(000.000)(000.000)(000.000)(000.000)</text:p>
      <text:p text:style-name="P6">(000.000)(000.766)(000.000)(000.000)(000.000)(000.000)</text:p>
      <text:p text:style-name="P6">(000.000)(000.766)(000.000)(000.000)(000.000)(000.000)</text:p>
      <text:p text:style-name="P6">(000.000)(000.751)(000.000)(000.000)(000.000)(000.000)</text:p>
      <text:p text:style-name="P6">(000.000)(000.745)(000.000)(000.000)(000.000)(000.000)</text:p>
      <text:p text:style-name="P6">(000.000)(000.745)(000.000)(000.000)(000.000)(000.000)</text:p>
      <text:p text:style-name="P6">(000.000)(000.745)(000.000)(000.000)(000.000)(000.000)</text:p>
      <text:p text:style-name="P6">(000.000)(000.746)(000.000)(000.002)(000.000)(000.000)</text:p>
      <text:p text:style-name="P6">(000.000)(000.746)(000.000)(000.000)(000.000)(000.000)</text:p>
      <text:p text:style-name="P6">(000.000)(000.745)(000.000)(000.004)(000.000)(000.000)</text:p>
      <text:p text:style-name="P6">(000.000)(000.746)(000.000)(000.000)(000.000)(000.000)</text:p>
      <text:p text:style-name="P6">(000.000)(000.745)(000.000)(000.002)(000.000)(000.000)</text:p>
      <text:p text:style-name="P6">(000.000)(000.745)(000.000)(000.007)(000.000)(000.000)</text:p>
      <text:p text:style-name="P6">(000.000)(000.745)(000.000)(000.001)(000.000)(000.000)</text:p>
      <text:p text:style-name="P6"><text:soft-page-break/>(000.000)(000.744)(000.000)(000.000)(000.000)(000.000)</text:p>
      <text:p text:style-name="P6">(000.000)(000.727)(000.000)(000.000)(000.000)(000.000)</text:p>
      <text:p text:style-name="P6">(000.000)(000.714)(000.000)(000.000)(000.000)(000.000)</text:p>
      <text:p text:style-name="P6">(000.000)(000.702)(000.000)(000.000)(000.000)(000.000)</text:p>
      <text:p text:style-name="P6">(000.000)(000.688)(000.000)(000.000)(000.000)(000.000)</text:p>
      <text:p text:style-name="P6">(000.000)(000.689)(000.000)(000.000)(000.000)(000.000)</text:p>
      <text:p text:style-name="P6">(000.000)(000.712)(000.000)(000.000)(000.000)(000.000)</text:p>
      <text:p text:style-name="P6">(000.000)(000.688)(000.000)(000.000)(000.000)(000.000)</text:p>
      <text:p text:style-name="P6">(000.000)(000.668)(000.000)(000.000)(000.000)(000.000)</text:p>
      <text:p text:style-name="P6">(000.000)(000.681)(000.000)(000.000)(000.000)(000.000)</text:p>
      <text:p text:style-name="P6">(000.000)(000.700)(000.000)(000.000)(000.000)(000.000)</text:p>
      <text:p text:style-name="P6">(000.000)(000.718)(000.000)(000.000)(000.000)(000.000)</text:p>
      <text:p text:style-name="P6">(000.000)(000.750)(000.000)(000.000)(000.000)(000.000)</text:p>
      <text:p text:style-name="P6">(000.000)(000.750)(000.000)(000.000)(000.000)(000.000)</text:p>
      <text:p text:style-name="P6">(000.000)(000.769)(000.000)(000.000)(000.000)(000.000)</text:p>
      <text:p text:style-name="P6">(000.000)(000.777)(000.000)(000.000)(000.000)(000.000)</text:p>
      <text:p text:style-name="P6">(000.000)(000.784)(000.000)(000.004)(000.000)(000.000)</text:p>
      <text:p text:style-name="P6">(000.000)(000.802)(000.000)(000.004)(000.000)(000.000)</text:p>
      <text:p text:style-name="P6">(000.000)(000.803)(000.000)(000.000)(000.000)(000.000)</text:p>
      <text:p text:style-name="P6">(000.000)(000.803)(000.000)(000.000)(000.000)(000.000)</text:p>
      <text:p text:style-name="P6">(000.000)(000.805)(000.000)(000.000)(000.000)(000.000)</text:p>
      <text:p text:style-name="P6">(000.000)(000.857)(000.000)(000.006)(000.000)(000.000)</text:p>
      <text:p text:style-name="P6">(000.000)(000.945)(000.000)(000.007)(000.000)(000.000)</text:p>
      <text:p text:style-name="P6">(000.000)(000.945)(000.000)(000.009)(000.000)(000.000)</text:p>
      <text:p text:style-name="P6">(000.000)(000.952)(000.000)(000.009)(000.000)(000.000)</text:p>
      <text:p text:style-name="P6">(000.000)(001.006)(000.000)(000.014)(000.000)(000.000)</text:p>
      <text:p text:style-name="P6">(000.000)(001.007)(000.000)(000.014)(000.000)(000.000)</text:p>
      <text:p text:style-name="P6">(000.000)(001.016)(000.000)(000.015)(000.000)(000.000)</text:p>
      <text:p text:style-name="P6">(000.000)(001.054)(000.000)(000.015)(000.000)(000.000)</text:p>
      <text:p text:style-name="P6">(000.000)(001.086)(000.000)(000.016)(000.000)(000.000)</text:p>
      <text:p text:style-name="P6">(000.000)(001.097)(000.000)(000.017)(000.000)(000.000)</text:p>
      <text:p text:style-name="P6">(000.000)(001.127)(000.000)(000.017)(000.000)(000.000)</text:p>
      <text:p text:style-name="P6">(000.000)(001.120)(000.000)(000.018)(000.000)(000.000)</text:p>
      <text:p text:style-name="P6">(000.000)(001.111)(000.000)(000.018)(000.000)(000.000)</text:p>
      <text:p text:style-name="P6">(000.000)(001.138)(000.000)(000.018)(000.000)(000.000)</text:p>
      <text:p text:style-name="P6">(000.000)(001.138)(000.000)(000.019)(000.000)(000.000)</text:p>
      <text:p text:style-name="P6">(000.000)(001.139)(000.000)(000.018)(000.000)(000.000)</text:p>
      <text:p text:style-name="P6">(000.000)(001.162)(000.000)(000.019)(000.000)(000.000)</text:p>
      <text:p text:style-name="P6">(000.000)(001.163)(000.000)(000.019)(000.000)(000.000)</text:p>
      <text:p text:style-name="P6">(000.000)(001.131)(000.000)(000.018)(000.000)(000.000)</text:p>
      <text:p text:style-name="P6">(000.000)(001.132)(000.000)(000.018)(000.000)(000.000)</text:p>
      <text:p text:style-name="P6">(000.000)(001.132)(000.000)(000.018)(000.000)(000.000)</text:p>
      <text:p text:style-name="P6">(000.000)(001.125)(000.000)(000.018)(000.000)(000.000)</text:p>
      <text:p text:style-name="P6">(000.000)(001.115)(000.000)(000.028)(000.000)(000.000)</text:p>
      <text:p text:style-name="P6">(000.000)(001.122)(000.000)(000.021)(000.000)(000.000)</text:p>
      <text:p text:style-name="P6">(000.000)(001.122)(000.000)(000.017)(000.000)(000.000)</text:p>
      <text:p text:style-name="P6">(000.000)(001.090)(000.000)(000.016)(000.000)(000.000)</text:p>
      <text:p text:style-name="P6">(000.000)(001.068)(000.000)(000.015)(000.000)(000.000)</text:p>
      <text:p text:style-name="P6">(000.000)(001.068)(000.000)(000.016)(000.000)(000.000)</text:p>
      <text:p text:style-name="P6">(000.000)(001.009)(000.000)(000.012)(000.000)(000.000)</text:p>
      <text:p text:style-name="P6">(000.000)(001.009)(000.000)(000.013)(000.000)(000.000)</text:p>
      <text:p text:style-name="P6">(000.000)(001.022)(000.000)(000.013)(000.000)(000.000)</text:p>
      <text:p text:style-name="P6"><text:soft-page-break/>(000.000)(001.021)(000.000)(000.015)(000.000)(000.000)</text:p>
      <text:p text:style-name="P6">(000.000)(000.940)(000.000)(000.006)(000.000)(000.000)</text:p>
      <text:p text:style-name="P6">(000.000)(000.925)(000.000)(000.006)(000.000)(000.000)</text:p>
      <text:p text:style-name="P6">(000.000)(000.926)(000.000)(000.006)(000.000)(000.000)</text:p>
      <text:p text:style-name="P6">(000.000)(000.927)(000.000)(000.010)(000.000)(000.000)</text:p>
      <text:p text:style-name="P6">(000.000)(000.928)(000.000)(000.009)(000.000)(000.000)</text:p>
      <text:p text:style-name="P6">(000.000)(000.928)(000.000)(000.013)(000.000)(000.000)</text:p>
      <text:p text:style-name="P6">(000.000)(000.928)(000.000)(000.011)(000.000)(000.000)</text:p>
      <text:p text:style-name="P6">(000.000)(000.936)(000.000)(000.012)(000.000)(000.000)</text:p>
      <text:p text:style-name="P6"/>
      <text:p text:style-name="P6">P.01(0210521001500)(00)(15)(6)(1.9)(MWh)(2.9)(MWh)(5.9)(Mvarh)(6.9)(Mvarh)(7.9)(Mvarh)(8.9)(Mvarh)</text:p>
      <text:p text:style-name="P6">(000.000)(000.950)(000.000)(000.012)(000.000)(000.000)</text:p>
      <text:p text:style-name="P6">(000.000)(000.936)(000.000)(000.011)(000.000)(000.000)</text:p>
      <text:p text:style-name="P6">(000.000)(000.935)(000.000)(000.013)(000.000)(000.000)</text:p>
      <text:p text:style-name="P6">(000.000)(000.934)(000.000)(000.011)(000.000)(000.000)</text:p>
      <text:p text:style-name="P6">(000.000)(000.924)(000.000)(000.011)(000.000)(000.000)</text:p>
      <text:p text:style-name="P6">(000.000)(000.918)(000.000)(000.006)(000.000)(000.000)</text:p>
      <text:p text:style-name="P6">(000.000)(000.917)(000.000)(000.009)(000.000)(000.000)</text:p>
      <text:p text:style-name="P6">(000.000)(000.917)(000.000)(000.009)(000.000)(000.000)</text:p>
      <text:p text:style-name="P6">(000.000)(000.881)(000.000)(000.009)(000.000)(000.000)</text:p>
      <text:p text:style-name="P6">(000.000)(000.878)(000.000)(000.002)(000.000)(000.000)</text:p>
      <text:p text:style-name="P6">(000.000)(000.879)(000.000)(000.005)(000.000)(000.000)</text:p>
      <text:p text:style-name="P6">(000.000)(000.878)(000.000)(000.005)(000.000)(000.000)</text:p>
      <text:p text:style-name="P6">(000.000)(000.878)(000.000)(000.005)(000.000)(000.000)</text:p>
      <text:p text:style-name="P6">(000.000)(000.878)(000.000)(000.001)(000.000)(000.000)</text:p>
      <text:p text:style-name="P6">(000.000)(000.877)(000.000)(000.004)(000.000)(000.000)</text:p>
      <text:p text:style-name="P6">(000.000)(000.877)(000.000)(000.000)(000.000)(000.000)</text:p>
      <text:p text:style-name="P6">(000.000)(000.811)(000.000)(000.000)(000.000)(000.000)</text:p>
      <text:p text:style-name="P6">(000.000)(000.809)(000.000)(000.000)(000.000)(000.000)</text:p>
      <text:p text:style-name="P6">(000.000)(000.811)(000.000)(000.000)(000.000)(000.000)</text:p>
      <text:p text:style-name="P6">(000.000)(000.810)(000.000)(000.001)(000.000)(000.000)</text:p>
      <text:p text:style-name="P6">(000.000)(000.853)(000.000)(000.006)(000.000)(000.000)</text:p>
      <text:p text:style-name="P6">(000.000)(000.849)(000.000)(000.005)(000.000)(000.000)</text:p>
      <text:p text:style-name="P6">(000.000)(000.850)(000.000)(000.004)(000.000)(000.000)</text:p>
      <text:p text:style-name="P6">(000.000)(000.849)(000.000)(000.005)(000.000)(000.000)</text:p>
      <text:p text:style-name="P6">(000.000)(000.846)(000.000)(000.000)(000.000)(000.000)</text:p>
      <text:p text:style-name="P6">(000.000)(000.829)(000.000)(000.000)(000.000)(000.000)</text:p>
      <text:p text:style-name="P6">(000.000)(000.815)(000.000)(000.000)(000.000)(000.000)</text:p>
      <text:p text:style-name="P6">(000.000)(000.818)(000.000)(000.000)(000.000)(000.000)</text:p>
      <text:p text:style-name="P6">(000.000)(000.831)(000.000)(000.002)(000.000)(000.000)</text:p>
      <text:p text:style-name="P6">(000.000)(000.830)(000.000)(000.002)(000.000)(000.000)</text:p>
      <text:p text:style-name="P6">(000.000)(000.830)(000.000)(000.000)(000.000)(000.000)</text:p>
      <text:p text:style-name="P6">(000.000)(000.830)(000.000)(000.000)(000.000)(000.000)</text:p>
      <text:p text:style-name="P6">(000.000)(000.829)(000.000)(000.002)(000.000)(000.000)</text:p>
      <text:p text:style-name="P6">(000.000)(000.803)(000.000)(000.002)(000.000)(000.000)</text:p>
      <text:p text:style-name="P6">(000.000)(000.795)(000.000)(000.002)(000.000)(000.000)</text:p>
      <text:p text:style-name="P6">(000.000)(000.795)(000.000)(000.000)(000.000)(000.000)</text:p>
      <text:p text:style-name="P6">(000.000)(000.795)(000.000)(000.003)(000.000)(000.000)</text:p>
      <text:p text:style-name="P6">(000.000)(000.795)(000.000)(000.000)(000.000)(000.000)</text:p>
      <text:p text:style-name="P6">(000.000)(000.813)(000.000)(000.000)(000.000)(000.000)</text:p>
      <text:p text:style-name="P6">(000.000)(000.821)(000.000)(000.000)(000.000)(000.000)</text:p>
      <text:p text:style-name="P6"><text:soft-page-break/>(000.000)(000.821)(000.000)(000.000)(000.000)(000.000)</text:p>
      <text:p text:style-name="P6">(000.000)(000.821)(000.000)(000.000)(000.000)(000.000)</text:p>
      <text:p text:style-name="P6">(000.000)(000.836)(000.000)(000.001)(000.000)(000.000)</text:p>
      <text:p text:style-name="P6">(000.000)(000.865)(000.000)(000.000)(000.000)(000.000)</text:p>
      <text:p text:style-name="P6">(000.000)(000.895)(000.000)(000.000)(000.000)(000.000)</text:p>
      <text:p text:style-name="P6">(000.000)(000.899)(000.000)(000.000)(000.000)(000.000)</text:p>
      <text:p text:style-name="P6">(000.000)(000.935)(000.000)(000.003)(000.000)(000.000)</text:p>
      <text:p text:style-name="P6">(000.000)(000.953)(000.000)(000.005)(000.000)(000.000)</text:p>
      <text:p text:style-name="P6">(000.000)(000.958)(000.000)(000.009)(000.000)(000.000)</text:p>
      <text:p text:style-name="P6">(000.000)(001.003)(000.000)(000.011)(000.000)(000.000)</text:p>
      <text:p text:style-name="P6">(000.000)(001.098)(000.000)(000.014)(000.000)(000.000)</text:p>
      <text:p text:style-name="P6">(000.000)(001.102)(000.000)(000.016)(000.000)(000.000)</text:p>
      <text:p text:style-name="P6">(000.000)(001.101)(000.000)(000.019)(000.000)(000.000)</text:p>
      <text:p text:style-name="P6">(000.000)(001.102)(000.000)(000.016)(000.000)(000.000)</text:p>
      <text:p text:style-name="P6">(000.000)(001.101)(000.000)(000.021)(000.000)(000.000)</text:p>
      <text:p text:style-name="P6">(000.000)(001.128)(000.000)(000.016)(000.000)(000.000)</text:p>
      <text:p text:style-name="P6">(000.000)(001.132)(000.000)(000.018)(000.000)(000.000)</text:p>
      <text:p text:style-name="P6">(000.000)(001.137)(000.000)(000.018)(000.000)(000.000)</text:p>
      <text:p text:style-name="P6">(000.000)(001.182)(000.000)(000.018)(000.000)(000.000)</text:p>
      <text:p text:style-name="P6">(000.000)(001.186)(000.000)(000.017)(000.000)(000.000)</text:p>
      <text:p text:style-name="P6">(000.000)(001.228)(000.000)(000.005)(000.000)(000.000)</text:p>
      <text:p text:style-name="P6">(000.000)(001.236)(000.000)(000.000)(000.000)(000.000)</text:p>
      <text:p text:style-name="P6">(000.000)(001.254)(000.000)(000.007)(000.000)(000.000)</text:p>
      <text:p text:style-name="P6">(000.000)(001.300)(000.000)(000.007)(000.000)(000.000)</text:p>
      <text:p text:style-name="P6">(000.000)(001.298)(000.000)(000.003)(000.000)(000.000)</text:p>
      <text:p text:style-name="P6">(000.000)(001.298)(000.000)(000.000)(000.000)(000.000)</text:p>
      <text:p text:style-name="P6">(000.000)(001.297)(000.000)(000.000)(000.000)(000.000)</text:p>
      <text:p text:style-name="P6">(000.000)(001.298)(000.000)(000.000)(000.000)(000.000)</text:p>
      <text:p text:style-name="P6">(000.000)(001.297)(000.000)(000.013)(000.000)(000.000)</text:p>
      <text:p text:style-name="P6">(000.000)(001.297)(000.000)(000.000)(000.000)(000.000)</text:p>
      <text:p text:style-name="P6">(000.000)(001.298)(000.000)(000.000)(000.000)(000.000)</text:p>
      <text:p text:style-name="P6">(000.000)(001.298)(000.000)(000.000)(000.000)(000.000)</text:p>
      <text:p text:style-name="P6">(000.000)(001.298)(000.000)(000.000)(000.000)(000.000)</text:p>
      <text:p text:style-name="P6">(000.000)(001.297)(000.000)(000.000)(000.000)(000.000)</text:p>
      <text:p text:style-name="P6">(000.000)(001.299)(000.000)(000.000)(000.000)(000.000)</text:p>
      <text:p text:style-name="P6">(000.000)(001.298)(000.000)(000.000)(000.000)(000.000)</text:p>
      <text:p text:style-name="P6">(000.000)(001.269)(000.000)(000.000)(000.000)(000.000)</text:p>
      <text:p text:style-name="P6">(000.000)(001.265)(000.000)(000.001)(000.000)(000.000)</text:p>
      <text:p text:style-name="P6">(000.000)(001.249)(000.000)(000.000)(000.000)(000.000)</text:p>
      <text:p text:style-name="P6">(000.000)(001.239)(000.000)(000.000)(000.000)(000.000)</text:p>
      <text:p text:style-name="P6">(000.000)(001.239)(000.000)(000.000)(000.000)(000.000)</text:p>
      <text:p text:style-name="P6">(000.000)(001.238)(000.000)(000.000)(000.000)(000.000)</text:p>
      <text:p text:style-name="P6">(000.000)(001.213)(000.000)(000.005)(000.000)(000.000)</text:p>
      <text:p text:style-name="P6">(000.000)(001.193)(000.000)(000.008)(000.000)(000.000)</text:p>
      <text:p text:style-name="P6">(000.000)(001.192)(000.000)(000.008)(000.000)(000.000)</text:p>
      <text:p text:style-name="P6">(000.000)(001.192)(000.000)(000.009)(000.000)(000.000)</text:p>
      <text:p text:style-name="P6">(000.000)(001.174)(000.000)(000.018)(000.000)(000.000)</text:p>
      <text:p text:style-name="P6">(000.000)(001.157)(000.000)(000.020)(000.000)(000.000)</text:p>
      <text:p text:style-name="P6">(000.000)(001.114)(000.000)(000.017)(000.000)(000.000)</text:p>
      <text:p text:style-name="P6">(000.000)(001.105)(000.000)(000.017)(000.000)(000.000)</text:p>
      <text:p text:style-name="P6">(000.000)(001.107)(000.000)(000.016)(000.000)(000.000)</text:p>
      <text:p text:style-name="P6">(000.000)(001.107)(000.000)(000.016)(000.000)(000.000)</text:p>
      <text:p text:style-name="P6"><text:soft-page-break/>(000.000)(001.107)(000.000)(000.017)(000.000)(000.000)</text:p>
      <text:p text:style-name="P6">(000.000)(001.107)(000.000)(000.018)(000.000)(000.000)</text:p>
      <text:p text:style-name="P6">(000.000)(001.107)(000.000)(000.017)(000.000)(000.000)</text:p>
      <text:p text:style-name="P6">(000.000)(001.107)(000.000)(000.017)(000.000)(000.000)</text:p>
      <text:p text:style-name="P6"/>
      <text:p text:style-name="P6">P.01(0210522001500)(00)(15)(6)(1.9)(MWh)(2.9)(MWh)(5.9)(Mvarh)(6.9)(Mvarh)(7.9)(Mvarh)(8.9)(Mvarh)</text:p>
      <text:p text:style-name="P6">(000.000)(001.054)(000.000)(000.010)(000.000)(000.000)</text:p>
      <text:p text:style-name="P6">(000.000)(001.052)(000.000)(000.020)(000.000)(000.000)</text:p>
      <text:p text:style-name="P6">(000.000)(001.051)(000.000)(000.015)(000.000)(000.000)</text:p>
      <text:p text:style-name="P6">(000.000)(001.051)(000.000)(000.015)(000.000)(000.000)</text:p>
      <text:p text:style-name="P6">(000.000)(001.051)(000.000)(000.014)(000.000)(000.000)</text:p>
      <text:p text:style-name="P6">(000.000)(001.051)(000.000)(000.015)(000.000)(000.000)</text:p>
      <text:p text:style-name="P6">(000.000)(001.050)(000.000)(000.015)(000.000)(000.000)</text:p>
      <text:p text:style-name="P6">(000.000)(001.052)(000.000)(000.015)(000.000)(000.000)</text:p>
      <text:p text:style-name="P6">(000.000)(001.043)(000.000)(000.015)(000.000)(000.000)</text:p>
      <text:p text:style-name="P6">(000.000)(001.044)(000.000)(000.015)(000.000)(000.000)</text:p>
      <text:p text:style-name="P6">(000.000)(001.044)(000.000)(000.015)(000.000)(000.000)</text:p>
      <text:p text:style-name="P6">(000.000)(001.031)(000.000)(000.015)(000.000)(000.000)</text:p>
      <text:p text:style-name="P6">(000.000)(000.989)(000.000)(000.015)(000.000)(000.000)</text:p>
      <text:p text:style-name="P6">(000.000)(000.989)(000.000)(000.011)(000.000)(000.000)</text:p>
      <text:p text:style-name="P6">(000.000)(000.989)(000.000)(000.012)(000.000)(000.000)</text:p>
      <text:p text:style-name="P6">(000.000)(000.990)(000.000)(000.012)(000.000)(000.000)</text:p>
      <text:p text:style-name="P6">(000.000)(000.989)(000.000)(000.010)(000.000)(000.000)</text:p>
      <text:p text:style-name="P6">(000.000)(000.990)(000.000)(000.013)(000.000)(000.000)</text:p>
      <text:p text:style-name="P6">(000.000)(000.990)(000.000)(000.011)(000.000)(000.000)</text:p>
      <text:p text:style-name="P6">(000.000)(000.990)(000.000)(000.014)(000.000)(000.000)</text:p>
      <text:p text:style-name="P6">(000.000)(000.989)(000.000)(000.024)(000.001)(000.000)</text:p>
      <text:p text:style-name="P6">(000.000)(000.989)(000.000)(000.003)(000.000)(000.000)</text:p>
      <text:p text:style-name="P6">(000.000)(000.988)(000.000)(000.010)(000.000)(000.000)</text:p>
      <text:p text:style-name="P6">(000.000)(000.988)(000.000)(000.007)(000.000)(000.000)</text:p>
      <text:p text:style-name="P6">(000.000)(000.958)(000.000)(000.001)(000.000)(000.000)</text:p>
      <text:p text:style-name="P6">(000.000)(000.956)(000.000)(000.002)(000.000)(000.000)</text:p>
      <text:p text:style-name="P6">(000.000)(000.955)(000.000)(000.007)(000.000)(000.000)</text:p>
      <text:p text:style-name="P6">(000.000)(000.956)(000.000)(000.001)(000.000)(000.000)</text:p>
      <text:p text:style-name="P6">(000.000)(000.930)(000.000)(000.004)(000.000)(000.000)</text:p>
      <text:p text:style-name="P6">(000.000)(000.928)(000.000)(000.003)(000.000)(000.000)</text:p>
      <text:p text:style-name="P6">(000.000)(000.929)(000.000)(000.006)(000.000)(000.000)</text:p>
      <text:p text:style-name="P6">(000.000)(000.927)(000.000)(000.005)(000.000)(000.000)</text:p>
      <text:p text:style-name="P6">(000.000)(000.910)(000.000)(000.005)(000.000)(000.000)</text:p>
      <text:p text:style-name="P6">(000.000)(000.912)(000.000)(000.003)(000.000)(000.000)</text:p>
      <text:p text:style-name="P6">(000.000)(000.912)(000.000)(000.009)(000.000)(000.000)</text:p>
      <text:p text:style-name="P6">(000.000)(000.913)(000.000)(000.003)(000.000)(000.000)</text:p>
      <text:p text:style-name="P6">(000.000)(000.947)(000.000)(000.006)(000.000)(000.000)</text:p>
      <text:p text:style-name="P6">(000.000)(000.950)(000.000)(000.011)(000.000)(000.000)</text:p>
      <text:p text:style-name="P6">(000.000)(000.949)(000.000)(000.007)(000.000)(000.000)</text:p>
      <text:p text:style-name="P6">(000.000)(000.950)(000.000)(000.007)(000.000)(000.000)</text:p>
      <text:p text:style-name="P6">(000.000)(000.950)(000.000)(000.005)(000.000)(000.000)</text:p>
      <text:p text:style-name="P6">(000.000)(000.958)(000.000)(000.004)(000.000)(000.000)</text:p>
      <text:p text:style-name="P6">(000.000)(000.999)(000.000)(000.009)(000.000)(000.000)</text:p>
      <text:p text:style-name="P6">(000.000)(001.038)(000.000)(000.010)(000.000)(000.000)</text:p>
      <text:p text:style-name="P6">(000.000)(001.038)(000.000)(000.024)(000.000)(000.000)</text:p>
      <text:p text:style-name="P6"><text:soft-page-break/>(000.000)(001.073)(000.000)(000.010)(000.000)(000.000)</text:p>
      <text:p text:style-name="P6">(000.000)(001.103)(000.000)(000.016)(000.000)(000.000)</text:p>
      <text:p text:style-name="P6">(000.000)(001.103)(000.000)(000.016)(000.000)(000.000)</text:p>
      <text:p text:style-name="P6">(000.000)(001.104)(000.000)(000.017)(000.000)(000.000)</text:p>
      <text:p text:style-name="P6">(000.000)(001.158)(000.000)(000.018)(000.000)(000.000)</text:p>
      <text:p text:style-name="P6">(000.000)(001.159)(000.000)(000.018)(000.000)(000.000)</text:p>
      <text:p text:style-name="P6">(000.000)(001.159)(000.000)(000.018)(000.000)(000.000)</text:p>
      <text:p text:style-name="P6">(000.000)(001.159)(000.000)(000.018)(000.000)(000.000)</text:p>
      <text:p text:style-name="P6">(000.000)(001.160)(000.000)(000.018)(000.000)(000.000)</text:p>
      <text:p text:style-name="P6">(000.000)(001.195)(000.000)(000.007)(000.000)(000.000)</text:p>
      <text:p text:style-name="P6">(000.000)(001.239)(000.000)(000.003)(000.000)(000.000)</text:p>
      <text:p text:style-name="P6">(000.000)(001.261)(000.000)(000.000)(000.000)(000.000)</text:p>
      <text:p text:style-name="P6">(000.000)(001.261)(000.000)(000.000)(000.000)(000.000)</text:p>
      <text:p text:style-name="P6">(000.000)(001.260)(000.000)(000.000)(000.000)(000.000)</text:p>
      <text:p text:style-name="P6">(000.000)(001.270)(000.000)(000.000)(000.000)(000.000)</text:p>
      <text:p text:style-name="P6">(000.000)(001.293)(000.000)(000.000)(000.000)(000.000)</text:p>
      <text:p text:style-name="P6">(000.000)(001.288)(000.000)(000.000)(000.000)(000.000)</text:p>
      <text:p text:style-name="P6">(000.000)(001.265)(000.000)(000.000)(000.000)(000.000)</text:p>
      <text:p text:style-name="P6">(000.000)(001.265)(000.000)(000.000)(000.000)(000.000)</text:p>
      <text:p text:style-name="P6">(000.000)(001.266)(000.000)(000.000)(000.000)(000.000)</text:p>
      <text:p text:style-name="P6">(000.000)(001.265)(000.000)(000.000)(000.000)(000.000)</text:p>
      <text:p text:style-name="P6">(000.000)(001.264)(000.000)(000.000)(000.000)(000.000)</text:p>
      <text:p text:style-name="P6">(000.000)(001.265)(000.000)(000.000)(000.000)(000.000)</text:p>
      <text:p text:style-name="P6">(000.000)(001.265)(000.000)(000.000)(000.000)(000.000)</text:p>
      <text:p text:style-name="P6">(000.000)(001.265)(000.000)(000.000)(000.000)(000.000)</text:p>
      <text:p text:style-name="P6">(000.000)(001.244)(000.000)(000.000)(000.000)(000.000)</text:p>
      <text:p text:style-name="P6">(000.000)(001.235)(000.000)(000.000)(000.000)(000.000)</text:p>
      <text:p text:style-name="P6">(000.000)(001.235)(000.000)(000.000)(000.000)(000.000)</text:p>
      <text:p text:style-name="P6">(000.000)(001.235)(000.000)(000.000)(000.000)(000.000)</text:p>
      <text:p text:style-name="P6">(000.000)(001.236)(000.000)(000.000)(000.000)(000.000)</text:p>
      <text:p text:style-name="P6">(000.000)(001.236)(000.000)(000.000)(000.000)(000.000)</text:p>
      <text:p text:style-name="P6">(000.000)(001.264)(000.000)(000.000)(000.000)(000.000)</text:p>
      <text:p text:style-name="P6">(000.000)(001.243)(000.000)(000.000)(000.000)(000.000)</text:p>
      <text:p text:style-name="P6">(000.000)(001.229)(000.000)(000.011)(000.000)(000.000)</text:p>
      <text:p text:style-name="P6">(000.000)(001.208)(000.000)(000.006)(000.000)(000.000)</text:p>
      <text:p text:style-name="P6">(000.000)(001.192)(000.000)(000.011)(000.000)(000.000)</text:p>
      <text:p text:style-name="P6">(000.000)(001.157)(000.000)(000.019)(000.000)(000.000)</text:p>
      <text:p text:style-name="P6">(000.000)(001.159)(000.000)(000.018)(000.000)(000.000)</text:p>
      <text:p text:style-name="P6">(000.000)(001.163)(000.000)(000.020)(000.000)(000.000)</text:p>
      <text:p text:style-name="P6">(000.000)(001.193)(000.000)(000.006)(000.000)(000.000)</text:p>
      <text:p text:style-name="P6">(000.000)(001.198)(000.000)(000.002)(000.000)(000.000)</text:p>
      <text:p text:style-name="P6">(000.000)(001.196)(000.000)(000.002)(000.000)(000.000)</text:p>
      <text:p text:style-name="P6">(000.000)(001.190)(000.000)(000.006)(000.000)(000.000)</text:p>
      <text:p text:style-name="P6">(000.000)(001.112)(000.000)(000.017)(000.000)(000.000)</text:p>
      <text:p text:style-name="P6">(000.000)(001.108)(000.000)(000.017)(000.000)(000.000)</text:p>
      <text:p text:style-name="P6">(000.000)(001.105)(000.000)(000.017)(000.000)(000.000)</text:p>
      <text:p text:style-name="P6">(000.000)(001.077)(000.000)(000.016)(000.000)(000.000)</text:p>
      <text:p text:style-name="P6">(000.000)(001.078)(000.000)(000.016)(000.000)(000.000)</text:p>
      <text:p text:style-name="P6">(000.000)(001.078)(000.000)(000.017)(000.000)(000.000)</text:p>
      <text:p text:style-name="P6">(000.000)(001.065)(000.000)(000.016)(000.000)(000.000)</text:p>
      <text:p text:style-name="P6">(000.000)(001.031)(000.000)(000.015)(000.000)(000.000)</text:p>
      <text:p text:style-name="P6"/>
      <text:p text:style-name="P6"><text:soft-page-break/>P.01(0210523001500)(00)(15)(6)(1.9)(MWh)(2.9)(MWh)(5.9)(Mvarh)(6.9)(Mvarh)(7.9)(Mvarh)(8.9)(Mvarh)</text:p>
      <text:p text:style-name="P6">(000.000)(001.028)(000.000)(000.013)(000.000)(000.000)</text:p>
      <text:p text:style-name="P6">(000.000)(001.005)(000.000)(000.015)(000.000)(000.000)</text:p>
      <text:p text:style-name="P6">(000.000)(001.006)(000.000)(000.014)(000.000)(000.000)</text:p>
      <text:p text:style-name="P6">(000.000)(001.006)(000.000)(000.017)(000.000)(000.000)</text:p>
      <text:p text:style-name="P6">(000.000)(001.006)(000.000)(000.008)(000.000)(000.000)</text:p>
      <text:p text:style-name="P6">(000.000)(001.005)(000.000)(000.011)(000.000)(000.000)</text:p>
      <text:p text:style-name="P6">(000.000)(000.985)(000.000)(000.010)(000.000)(000.000)</text:p>
      <text:p text:style-name="P6">(000.000)(000.975)(000.000)(000.014)(000.000)(000.000)</text:p>
      <text:p text:style-name="P6">(000.000)(000.943)(000.000)(000.000)(000.000)(000.000)</text:p>
      <text:p text:style-name="P6">(000.000)(000.944)(000.000)(000.008)(000.000)(000.000)</text:p>
      <text:p text:style-name="P6">(000.000)(000.944)(000.000)(000.004)(000.000)(000.000)</text:p>
      <text:p text:style-name="P6">(000.000)(000.944)(000.000)(000.002)(000.000)(000.000)</text:p>
      <text:p text:style-name="P6">(000.000)(000.944)(000.000)(000.002)(000.000)(000.000)</text:p>
      <text:p text:style-name="P6">(000.000)(000.943)(000.000)(000.000)(000.000)(000.000)</text:p>
      <text:p text:style-name="P6">(000.000)(000.944)(000.000)(000.001)(000.000)(000.000)</text:p>
      <text:p text:style-name="P6">(000.000)(000.943)(000.000)(000.002)(000.000)(000.000)</text:p>
      <text:p text:style-name="P6">(000.000)(000.881)(000.000)(000.000)(000.000)(000.000)</text:p>
      <text:p text:style-name="P6">(000.000)(000.881)(000.000)(000.000)(000.000)(000.000)</text:p>
      <text:p text:style-name="P6">(000.000)(000.881)(000.000)(000.000)(000.000)(000.000)</text:p>
      <text:p text:style-name="P6">(000.000)(000.882)(000.000)(000.000)(000.000)(000.000)</text:p>
      <text:p text:style-name="P6">(000.000)(000.883)(000.000)(000.006)(000.000)(000.000)</text:p>
      <text:p text:style-name="P6">(000.000)(000.882)(000.000)(000.001)(000.000)(000.000)</text:p>
      <text:p text:style-name="P6">(000.000)(000.883)(000.000)(000.000)(000.000)(000.000)</text:p>
      <text:p text:style-name="P6">(000.000)(000.883)(000.000)(000.001)(000.000)(000.000)</text:p>
      <text:p text:style-name="P6">(000.000)(000.883)(000.000)(000.005)(000.000)(000.000)</text:p>
      <text:p text:style-name="P6">(000.000)(000.883)(000.000)(000.002)(000.000)(000.000)</text:p>
      <text:p text:style-name="P6">(000.000)(000.880)(000.000)(000.000)(000.000)(000.000)</text:p>
      <text:p text:style-name="P6">(000.000)(000.880)(000.000)(000.002)(000.000)(000.000)</text:p>
      <text:p text:style-name="P6">(000.000)(000.859)(000.000)(000.000)(000.000)(000.000)</text:p>
      <text:p text:style-name="P6">(000.000)(000.859)(000.000)(000.000)(000.000)(000.000)</text:p>
      <text:p text:style-name="P6">(000.000)(000.858)(000.000)(000.001)(000.000)(000.000)</text:p>
      <text:p text:style-name="P6">(000.000)(000.858)(000.000)(000.000)(000.000)(000.000)</text:p>
      <text:p text:style-name="P6">(000.000)(000.858)(000.000)(000.000)(000.000)(000.000)</text:p>
      <text:p text:style-name="P6">(000.000)(000.857)(000.000)(000.001)(000.000)(000.000)</text:p>
      <text:p text:style-name="P6">(000.000)(000.831)(000.000)(000.004)(000.000)(000.000)</text:p>
      <text:p text:style-name="P6">(000.000)(000.812)(000.000)(000.000)(000.000)(000.000)</text:p>
      <text:p text:style-name="P6">(000.000)(000.813)(000.000)(000.001)(000.000)(000.000)</text:p>
      <text:p text:style-name="P6">(000.000)(000.813)(000.000)(000.000)(000.000)(000.000)</text:p>
      <text:p text:style-name="P6">(000.000)(000.814)(000.000)(000.000)(000.000)(000.000)</text:p>
      <text:p text:style-name="P6">(000.000)(000.814)(000.000)(000.000)(000.000)(000.000)</text:p>
      <text:p text:style-name="P6">(000.000)(000.849)(000.000)(000.009)(000.000)(000.000)</text:p>
      <text:p text:style-name="P6">(000.000)(000.840)(000.000)(000.000)(000.000)(000.000)</text:p>
      <text:p text:style-name="P6">(000.000)(000.812)(000.000)(000.000)(000.000)(000.000)</text:p>
      <text:p text:style-name="P6">(000.000)(000.812)(000.000)(000.000)(000.000)(000.000)</text:p>
      <text:p text:style-name="P6">(000.000)(000.813)(000.000)(000.000)(000.000)(000.000)</text:p>
      <text:p text:style-name="P6">(000.000)(000.819)(000.000)(000.000)(000.000)(000.000)</text:p>
      <text:p text:style-name="P6">(000.000)(000.849)(000.000)(000.000)(000.000)(000.000)</text:p>
      <text:p text:style-name="P6">(000.000)(000.876)(000.000)(000.001)(000.000)(000.000)</text:p>
      <text:p text:style-name="P6">(000.000)(000.923)(000.000)(000.005)(000.000)(000.000)</text:p>
      <text:p text:style-name="P6">(000.000)(000.921)(000.000)(000.007)(000.000)(000.000)</text:p>
      <text:p text:style-name="P6"><text:soft-page-break/>(000.000)(000.921)(000.000)(000.000)(000.000)(000.000)</text:p>
      <text:p text:style-name="P6">(000.000)(000.921)(000.000)(000.000)(000.000)(000.000)</text:p>
      <text:p text:style-name="P6">(000.000)(000.933)(000.000)(000.003)(000.000)(000.000)</text:p>
      <text:p text:style-name="P6">(000.000)(001.066)(000.000)(000.015)(000.000)(000.000)</text:p>
      <text:p text:style-name="P6">(000.000)(001.200)(000.000)(000.010)(000.000)(000.000)</text:p>
      <text:p text:style-name="P6">(000.000)(001.229)(000.000)(000.000)(000.000)(000.000)</text:p>
      <text:p text:style-name="P6">(000.000)(001.327)(000.000)(000.006)(000.000)(000.000)</text:p>
      <text:p text:style-name="P6">(000.000)(001.304)(000.000)(000.000)(000.000)(000.000)</text:p>
      <text:p text:style-name="P6">(000.000)(001.268)(000.000)(000.000)(000.000)(000.000)</text:p>
      <text:p text:style-name="P6">(000.000)(001.254)(000.000)(000.000)(000.000)(000.000)</text:p>
      <text:p text:style-name="P6">(000.000)(001.223)(000.000)(000.004)(000.000)(000.000)</text:p>
      <text:p text:style-name="P6">(000.000)(001.190)(000.000)(000.015)(000.000)(000.000)</text:p>
      <text:p text:style-name="P6">(000.000)(001.164)(000.000)(000.017)(000.000)(000.000)</text:p>
      <text:p text:style-name="P6">(000.000)(001.124)(000.000)(000.015)(000.000)(000.000)</text:p>
      <text:p text:style-name="P6">(000.000)(001.115)(000.000)(000.027)(000.000)(000.000)</text:p>
      <text:p text:style-name="P6">(000.000)(001.062)(000.000)(000.013)(000.000)(000.000)</text:p>
      <text:p text:style-name="P6">(000.000)(001.062)(000.000)(000.014)(000.000)(000.000)</text:p>
      <text:p text:style-name="P6">(000.000)(001.063)(000.000)(000.015)(000.000)(000.000)</text:p>
      <text:p text:style-name="P6">(000.000)(001.063)(000.000)(000.013)(000.000)(000.000)</text:p>
      <text:p text:style-name="P6">(000.000)(001.062)(000.000)(000.018)(000.000)(000.000)</text:p>
      <text:p text:style-name="P6">(000.000)(001.041)(000.000)(000.012)(000.000)(000.000)</text:p>
      <text:p text:style-name="P6">(000.000)(000.999)(000.000)(000.009)(000.000)(000.000)</text:p>
      <text:p text:style-name="P6">(000.000)(000.996)(000.000)(000.010)(000.000)(000.000)</text:p>
      <text:p text:style-name="P6">(000.000)(000.996)(000.000)(000.013)(000.000)(000.000)</text:p>
      <text:p text:style-name="P6">(000.000)(000.995)(000.000)(000.010)(000.000)(000.000)</text:p>
      <text:p text:style-name="P6">(000.000)(000.995)(000.000)(000.009)(000.000)(000.000)</text:p>
      <text:p text:style-name="P6">(000.000)(000.994)(000.000)(000.011)(000.000)(000.000)</text:p>
      <text:p text:style-name="P6">(000.000)(000.934)(000.000)(000.005)(000.000)(000.000)</text:p>
      <text:p text:style-name="P6">(000.000)(000.910)(000.000)(000.007)(000.000)(000.000)</text:p>
      <text:p text:style-name="P6">(000.000)(000.910)(000.000)(000.000)(000.000)(000.000)</text:p>
      <text:p text:style-name="P6">(000.000)(000.910)(000.000)(000.001)(000.000)(000.000)</text:p>
      <text:p text:style-name="P6">(000.000)(000.922)(000.000)(000.002)(000.000)(000.000)</text:p>
      <text:p text:style-name="P6">(000.000)(000.936)(000.000)(000.005)(000.000)(000.000)</text:p>
      <text:p text:style-name="P6">(000.000)(000.943)(000.000)(000.007)(000.000)(000.000)</text:p>
      <text:p text:style-name="P6">(000.000)(000.996)(000.000)(000.010)(000.000)(000.000)</text:p>
      <text:p text:style-name="P6">(000.000)(001.021)(000.000)(000.011)(000.000)(000.000)</text:p>
      <text:p text:style-name="P6">(000.000)(001.043)(000.000)(000.012)(000.000)(000.000)</text:p>
      <text:p text:style-name="P6">(000.000)(001.040)(000.000)(000.013)(000.000)(000.000)</text:p>
      <text:p text:style-name="P6">(000.000)(001.001)(000.000)(000.009)(000.000)(000.000)</text:p>
      <text:p text:style-name="P6">(000.000)(000.982)(000.000)(000.011)(000.000)(000.000)</text:p>
      <text:p text:style-name="P6">(000.000)(000.978)(000.000)(000.007)(000.000)(000.000)</text:p>
      <text:p text:style-name="P6">(000.000)(000.954)(000.000)(000.004)(000.000)(000.000)</text:p>
      <text:p text:style-name="P6">(000.000)(000.955)(000.000)(000.006)(000.000)(000.000)</text:p>
      <text:p text:style-name="P6">(000.000)(000.953)(000.000)(000.007)(000.000)(000.000)</text:p>
      <text:p text:style-name="P6">(000.000)(000.953)(000.000)(000.008)(000.000)(000.000)</text:p>
      <text:p text:style-name="P6">(000.000)(000.938)(000.000)(000.008)(000.000)(000.000)</text:p>
      <text:p text:style-name="P6"/>
      <text:p text:style-name="P6">P.01(0210524001500)(00)(15)(6)(1.9)(MWh)(2.9)(MWh)(5.9)(Mvarh)(6.9)(Mvarh)(7.9)(Mvarh)(8.9)(Mvarh)</text:p>
      <text:p text:style-name="P6">(000.000)(000.927)(000.000)(000.009)(000.000)(000.000)</text:p>
      <text:p text:style-name="P6">(000.000)(000.917)(000.000)(000.004)(000.000)(000.000)</text:p>
      <text:p text:style-name="P6">(000.000)(000.916)(000.000)(000.000)(000.000)(000.000)</text:p>
      <text:p text:style-name="P6"><text:soft-page-break/>(000.000)(000.905)(000.000)(000.000)(000.000)(000.000)</text:p>
      <text:p text:style-name="P6">(000.000)(000.869)(000.000)(000.000)(000.000)(000.000)</text:p>
      <text:p text:style-name="P6">(000.000)(000.869)(000.000)(000.000)(000.000)(000.000)</text:p>
      <text:p text:style-name="P6">(000.000)(000.868)(000.000)(000.002)(000.000)(000.000)</text:p>
      <text:p text:style-name="P6">(000.000)(000.869)(000.000)(000.011)(000.000)(000.000)</text:p>
      <text:p text:style-name="P6">(000.000)(000.854)(000.000)(000.002)(000.000)(000.000)</text:p>
      <text:p text:style-name="P6">(000.000)(000.811)(000.000)(000.004)(000.000)(000.000)</text:p>
      <text:p text:style-name="P6">(000.000)(000.812)(000.000)(000.001)(000.000)(000.000)</text:p>
      <text:p text:style-name="P6">(000.000)(000.813)(000.000)(000.000)(000.000)(000.000)</text:p>
      <text:p text:style-name="P6">(000.000)(000.813)(000.000)(000.000)(000.000)(000.000)</text:p>
      <text:p text:style-name="P6">(000.000)(000.813)(000.000)(000.000)(000.000)(000.000)</text:p>
      <text:p text:style-name="P6">(000.000)(000.813)(000.000)(000.000)(000.000)(000.000)</text:p>
      <text:p text:style-name="P6">(000.000)(000.813)(000.000)(000.000)(000.000)(000.000)</text:p>
      <text:p text:style-name="P6">(000.000)(000.813)(000.000)(000.000)(000.000)(000.000)</text:p>
      <text:p text:style-name="P6">(000.000)(000.814)(000.000)(000.000)(000.000)(000.000)</text:p>
      <text:p text:style-name="P6">(000.000)(000.813)(000.000)(000.000)(000.000)(000.000)</text:p>
      <text:p text:style-name="P6">(000.000)(000.813)(000.000)(000.000)(000.000)(000.000)</text:p>
      <text:p text:style-name="P6">(000.000)(000.812)(000.000)(000.000)(000.000)(000.000)</text:p>
      <text:p text:style-name="P6">(000.000)(000.813)(000.000)(000.000)(000.000)(000.000)</text:p>
      <text:p text:style-name="P6">(000.000)(000.811)(000.000)(000.000)(000.000)(000.000)</text:p>
      <text:p text:style-name="P6">(000.000)(000.810)(000.000)(000.000)(000.000)(000.000)</text:p>
      <text:p text:style-name="P6">(000.000)(000.723)(000.000)(000.000)(000.000)(000.000)</text:p>
      <text:p text:style-name="P6">(000.000)(000.736)(000.000)(000.000)(000.000)(000.000)</text:p>
      <text:p text:style-name="P6">(000.000)(000.737)(000.000)(000.000)(000.000)(000.000)</text:p>
      <text:p text:style-name="P6">(000.000)(000.738)(000.000)(000.000)(000.000)(000.000)</text:p>
      <text:p text:style-name="P6">(000.000)(000.739)(000.000)(000.001)(000.000)(000.000)</text:p>
      <text:p text:style-name="P6">(000.000)(000.760)(000.000)(000.000)(000.000)(000.000)</text:p>
      <text:p text:style-name="P6">(000.000)(000.756)(000.000)(000.004)(000.000)(000.000)</text:p>
      <text:p text:style-name="P6">(000.000)(000.753)(000.000)(000.001)(000.000)(000.000)</text:p>
      <text:p text:style-name="P6">(000.000)(000.752)(000.000)(000.000)(000.000)(000.000)</text:p>
      <text:p text:style-name="P6">(000.000)(000.743)(000.000)(000.000)(000.000)(000.000)</text:p>
      <text:p text:style-name="P6">(000.000)(000.740)(000.000)(000.000)(000.000)(000.000)</text:p>
      <text:p text:style-name="P6">(000.000)(000.740)(000.000)(000.000)(000.000)(000.000)</text:p>
      <text:p text:style-name="P6">(000.000)(000.724)(000.000)(000.000)(000.000)(000.000)</text:p>
      <text:p text:style-name="P6">(000.000)(000.710)(000.000)(000.000)(000.000)(000.000)</text:p>
      <text:p text:style-name="P6">(000.000)(000.701)(000.000)(000.000)(000.000)(000.000)</text:p>
      <text:p text:style-name="P6">(000.000)(000.703)(000.000)(000.000)(000.000)(000.000)</text:p>
      <text:p text:style-name="P6">(000.000)(000.702)(000.000)(000.000)(000.000)(000.000)</text:p>
      <text:p text:style-name="P6">(000.000)(000.703)(000.000)(000.000)(000.000)(000.000)</text:p>
      <text:p text:style-name="P6">(000.000)(000.705)(000.000)(000.000)(000.000)(000.000)</text:p>
      <text:p text:style-name="P6">(000.000)(000.725)(000.000)(000.000)(000.000)(000.000)</text:p>
      <text:p text:style-name="P6">(000.000)(000.712)(000.000)(000.000)(000.000)(000.000)</text:p>
      <text:p text:style-name="P6">(000.000)(000.713)(000.000)(000.000)(000.000)(000.000)</text:p>
      <text:p text:style-name="P6">(000.000)(000.712)(000.000)(000.000)(000.000)(000.000)</text:p>
      <text:p text:style-name="P6">(000.000)(000.712)(000.000)(000.000)(000.000)(000.000)</text:p>
      <text:p text:style-name="P6">(000.000)(000.710)(000.000)(000.000)(000.000)(000.000)</text:p>
      <text:p text:style-name="P6">(000.000)(000.709)(000.000)(000.000)(000.000)(000.000)</text:p>
      <text:p text:style-name="P6">(000.000)(000.696)(000.000)(000.000)(000.000)(000.000)</text:p>
      <text:p text:style-name="P6">(000.000)(000.710)(000.000)(000.000)(000.000)(000.000)</text:p>
      <text:p text:style-name="P6">(000.000)(000.719)(000.000)(000.000)(000.000)(000.000)</text:p>
      <text:p text:style-name="P6">(000.000)(000.718)(000.000)(000.000)(000.000)(000.000)</text:p>
      <text:p text:style-name="P6">(000.000)(000.732)(000.000)(000.000)(000.000)(000.000)</text:p>
      <text:p text:style-name="P6"><text:soft-page-break/>(000.000)(000.747)(000.000)(000.000)(000.000)(000.000)</text:p>
      <text:p text:style-name="P6">(000.000)(000.740)(000.000)(000.000)(000.000)(000.000)</text:p>
      <text:p text:style-name="P6">(000.000)(000.741)(000.000)(000.000)(000.000)(000.000)</text:p>
      <text:p text:style-name="P6">(000.000)(000.755)(000.000)(000.000)(000.000)(000.000)</text:p>
      <text:p text:style-name="P6">(000.000)(000.767)(000.000)(000.001)(000.000)(000.000)</text:p>
      <text:p text:style-name="P6">(000.000)(000.766)(000.000)(000.000)(000.000)(000.000)</text:p>
      <text:p text:style-name="P6">(000.000)(000.766)(000.000)(000.000)(000.000)(000.000)</text:p>
      <text:p text:style-name="P6">(000.000)(000.767)(000.000)(000.000)(000.000)(000.000)</text:p>
      <text:p text:style-name="P6">(000.000)(000.799)(000.000)(000.000)(000.000)(000.000)</text:p>
      <text:p text:style-name="P6">(000.000)(000.820)(000.000)(000.003)(000.000)(000.000)</text:p>
      <text:p text:style-name="P6">(000.000)(000.809)(000.000)(000.000)(000.000)(000.000)</text:p>
      <text:p text:style-name="P6">(000.000)(000.799)(000.000)(000.000)(000.000)(000.000)</text:p>
      <text:p text:style-name="P6">(000.000)(000.799)(000.000)(000.002)(000.000)(000.000)</text:p>
      <text:p text:style-name="P6">(000.000)(000.827)(000.000)(000.003)(000.000)(000.000)</text:p>
      <text:p text:style-name="P6">(000.000)(000.857)(000.000)(000.005)(000.000)(000.000)</text:p>
      <text:p text:style-name="P6">(000.000)(000.858)(000.000)(000.006)(000.000)(000.000)</text:p>
      <text:p text:style-name="P6">(000.000)(000.857)(000.000)(000.000)(000.000)(000.000)</text:p>
      <text:p text:style-name="P6">(000.000)(000.857)(000.000)(000.000)(000.000)(000.000)</text:p>
      <text:p text:style-name="P6">(000.000)(000.858)(000.000)(000.001)(000.000)(000.000)</text:p>
      <text:p text:style-name="P6">(000.000)(000.857)(000.000)(000.003)(000.000)(000.000)</text:p>
      <text:p text:style-name="P6">(000.000)(000.857)(000.000)(000.000)(000.000)(000.000)</text:p>
      <text:p text:style-name="P6">(000.000)(000.901)(000.000)(000.002)(000.000)(000.000)</text:p>
      <text:p text:style-name="P6">(000.000)(000.992)(000.000)(000.009)(000.000)(000.000)</text:p>
      <text:p text:style-name="P6">(000.000)(001.232)(000.000)(000.022)(000.000)(000.000)</text:p>
      <text:p text:style-name="P6">(000.000)(001.611)(000.000)(000.059)(000.000)(000.000)</text:p>
      <text:p text:style-name="P6">(000.000)(001.609)(000.000)(000.058)(000.000)(000.000)</text:p>
      <text:p text:style-name="P6">(000.000)(001.610)(000.000)(000.056)(000.000)(000.000)</text:p>
      <text:p text:style-name="P6">(000.000)(001.610)(000.000)(000.054)(000.000)(000.000)</text:p>
      <text:p text:style-name="P6">(000.000)(001.610)(000.000)(000.053)(000.000)(000.000)</text:p>
      <text:p text:style-name="P6">(000.000)(001.610)(000.000)(000.048)(000.000)(000.000)</text:p>
      <text:p text:style-name="P6">(000.000)(001.609)(000.000)(000.046)(000.000)(000.000)</text:p>
      <text:p text:style-name="P6">(000.000)(001.611)(000.000)(000.047)(000.000)(000.000)</text:p>
      <text:p text:style-name="P6">(000.000)(001.623)(000.000)(000.045)(000.000)(000.000)</text:p>
      <text:p text:style-name="P6">(000.000)(001.708)(000.000)(000.047)(000.000)(000.000)</text:p>
      <text:p text:style-name="P6">(000.000)(001.701)(000.000)(000.046)(000.000)(000.000)</text:p>
      <text:p text:style-name="P6">(000.000)(001.681)(000.000)(000.043)(000.000)(000.000)</text:p>
      <text:p text:style-name="P6">(000.000)(001.649)(000.000)(000.034)(000.000)(000.000)</text:p>
      <text:p text:style-name="P6">(000.000)(001.610)(000.000)(000.033)(000.000)(000.000)</text:p>
      <text:p text:style-name="P6">(000.000)(001.602)(000.000)(000.032)(000.000)(000.000)</text:p>
      <text:p text:style-name="P6">(000.000)(001.534)(000.000)(000.032)(000.000)(000.000)</text:p>
      <text:p text:style-name="P6">(000.000)(001.522)(000.000)(000.035)(000.000)(000.000)</text:p>
      <text:p text:style-name="P6"/>
      <text:p text:style-name="P6">P.01(0210525001500)(00)(15)(6)(1.9)(MWh)(2.9)(MWh)(5.9)(Mvarh)(6.9)(Mvarh)(7.9)(Mvarh)(8.9)(Mvarh)</text:p>
      <text:p text:style-name="P6">(000.000)(001.306)(000.000)(000.010)(000.000)(000.000)</text:p>
      <text:p text:style-name="P6">(000.000)(001.237)(000.000)(000.000)(000.000)(000.000)</text:p>
      <text:p text:style-name="P6">(000.000)(001.243)(000.000)(000.000)(000.000)(000.000)</text:p>
      <text:p text:style-name="P6">(000.000)(001.244)(000.000)(000.017)(000.000)(000.000)</text:p>
      <text:p text:style-name="P6">(000.000)(001.245)(000.000)(000.000)(000.000)(000.000)</text:p>
      <text:p text:style-name="P6">(000.000)(001.245)(000.000)(000.000)(000.000)(000.000)</text:p>
      <text:p text:style-name="P6">(000.000)(001.246)(000.000)(000.005)(000.000)(000.000)</text:p>
      <text:p text:style-name="P6">(000.000)(001.244)(000.000)(000.001)(000.000)(000.000)</text:p>
      <text:p text:style-name="P6"><text:soft-page-break/>(000.000)(001.241)(000.000)(000.003)(000.000)(000.000)</text:p>
      <text:p text:style-name="P6">(000.000)(001.230)(000.000)(000.000)(000.000)(000.000)</text:p>
      <text:p text:style-name="P6">(000.000)(001.223)(000.000)(000.000)(000.000)(000.000)</text:p>
      <text:p text:style-name="P6">(000.000)(001.111)(000.000)(000.016)(000.000)(000.000)</text:p>
      <text:p text:style-name="P6">(000.000)(001.033)(000.000)(000.013)(000.000)(000.000)</text:p>
      <text:p text:style-name="P6">(000.000)(000.994)(000.000)(000.010)(000.000)(000.000)</text:p>
      <text:p text:style-name="P6">(000.000)(000.995)(000.000)(000.013)(000.000)(000.000)</text:p>
      <text:p text:style-name="P6">(000.000)(000.996)(000.000)(000.009)(000.000)(000.000)</text:p>
      <text:p text:style-name="P6">(000.000)(000.996)(000.000)(000.009)(000.000)(000.000)</text:p>
      <text:p text:style-name="P6">(000.000)(000.995)(000.000)(000.010)(000.000)(000.000)</text:p>
      <text:p text:style-name="P6">(000.000)(000.991)(000.000)(000.010)(000.000)(000.000)</text:p>
      <text:p text:style-name="P6">(000.000)(000.991)(000.000)(000.011)(000.000)(000.000)</text:p>
      <text:p text:style-name="P6">(000.000)(000.993)(000.000)(000.007)(000.000)(000.000)</text:p>
      <text:p text:style-name="P6">(000.000)(000.993)(000.000)(000.013)(000.000)(000.000)</text:p>
      <text:p text:style-name="P6">(000.000)(000.919)(000.000)(000.001)(000.000)(000.000)</text:p>
      <text:p text:style-name="P6">(000.000)(000.965)(000.000)(000.008)(000.000)(000.000)</text:p>
      <text:p text:style-name="P6">(000.000)(000.981)(000.000)(000.008)(000.000)(000.000)</text:p>
      <text:p text:style-name="P6">(000.000)(000.981)(000.000)(000.016)(000.000)(000.000)</text:p>
      <text:p text:style-name="P6">(000.000)(000.980)(000.000)(000.008)(000.000)(000.000)</text:p>
      <text:p text:style-name="P6">(000.000)(000.966)(000.000)(000.007)(000.000)(000.000)</text:p>
      <text:p text:style-name="P6">(000.000)(000.935)(000.000)(000.007)(000.000)(000.000)</text:p>
      <text:p text:style-name="P6">(000.000)(000.933)(000.000)(000.004)(000.000)(000.000)</text:p>
      <text:p text:style-name="P6">(000.000)(000.881)(000.000)(000.001)(000.000)(000.000)</text:p>
      <text:p text:style-name="P6">(000.000)(000.886)(000.000)(000.004)(000.000)(000.000)</text:p>
      <text:p text:style-name="P6">(000.000)(000.921)(000.000)(000.004)(000.000)(000.000)</text:p>
      <text:p text:style-name="P6">(000.000)(000.912)(000.000)(000.002)(000.000)(000.000)</text:p>
      <text:p text:style-name="P6">(000.000)(000.913)(000.000)(000.005)(000.000)(000.000)</text:p>
      <text:p text:style-name="P6">(000.000)(000.914)(000.000)(000.001)(000.000)(000.000)</text:p>
      <text:p text:style-name="P6">(000.000)(000.874)(000.000)(000.002)(000.000)(000.000)</text:p>
      <text:p text:style-name="P6">(000.000)(000.869)(000.000)(000.000)(000.000)(000.000)</text:p>
      <text:p text:style-name="P6">(000.000)(000.870)(000.000)(000.000)(000.000)(000.000)</text:p>
      <text:p text:style-name="P6">(000.000)(000.898)(000.000)(000.000)(000.000)(000.000)</text:p>
      <text:p text:style-name="P6">(000.000)(000.895)(000.000)(000.000)(000.000)(000.000)</text:p>
      <text:p text:style-name="P6">(000.000)(000.896)(000.000)(000.000)(000.000)(000.000)</text:p>
      <text:p text:style-name="P6">(000.000)(000.880)(000.000)(000.000)(000.000)(000.000)</text:p>
      <text:p text:style-name="P6">(000.000)(000.876)(000.000)(000.000)(000.000)(000.000)</text:p>
      <text:p text:style-name="P6">(000.000)(000.885)(000.000)(000.000)(000.000)(000.000)</text:p>
      <text:p text:style-name="P6">(000.000)(000.896)(000.000)(000.004)(000.000)(000.000)</text:p>
      <text:p text:style-name="P6">(000.000)(000.900)(000.000)(000.009)(000.000)(000.000)</text:p>
      <text:p text:style-name="P6">(000.000)(000.901)(000.000)(000.006)(000.000)(000.000)</text:p>
      <text:p text:style-name="P6">(000.000)(000.900)(000.000)(000.007)(000.000)(000.000)</text:p>
      <text:p text:style-name="P6">(000.000)(000.901)(000.000)(000.000)(000.000)(000.000)</text:p>
      <text:p text:style-name="P6">(000.000)(000.904)(000.000)(000.011)(000.000)(000.000)</text:p>
      <text:p text:style-name="P6">(000.000)(000.895)(000.000)(000.000)(000.000)(000.000)</text:p>
      <text:p text:style-name="P6">(000.000)(000.921)(000.000)(000.007)(000.000)(000.000)</text:p>
      <text:p text:style-name="P6">(000.000)(000.916)(000.000)(000.001)(000.000)(000.000)</text:p>
      <text:p text:style-name="P6">(000.000)(000.916)(000.000)(000.002)(000.000)(000.000)</text:p>
      <text:p text:style-name="P6">(000.000)(000.952)(000.000)(000.008)(000.000)(000.000)</text:p>
      <text:p text:style-name="P6">(000.000)(000.946)(000.000)(000.006)(000.000)(000.000)</text:p>
      <text:p text:style-name="P6">(000.000)(000.945)(000.000)(000.007)(000.000)(000.000)</text:p>
      <text:p text:style-name="P6">(000.000)(000.964)(000.000)(000.009)(000.000)(000.000)</text:p>
      <text:p text:style-name="P6">(000.000)(000.980)(000.000)(000.014)(000.000)(000.000)</text:p>
      <text:p text:style-name="P6"><text:soft-page-break/>(000.000)(000.995)(000.000)(000.018)(000.001)(000.000)</text:p>
      <text:p text:style-name="P6">(000.000)(001.002)(000.000)(000.013)(000.000)(000.000)</text:p>
      <text:p text:style-name="P6">(000.000)(001.028)(000.000)(000.011)(000.000)(000.000)</text:p>
      <text:p text:style-name="P6">(000.000)(001.043)(000.000)(000.025)(000.000)(000.000)</text:p>
      <text:p text:style-name="P6">(000.000)(001.043)(000.000)(000.011)(000.000)(000.000)</text:p>
      <text:p text:style-name="P6">(000.000)(001.044)(000.000)(000.017)(000.000)(000.000)</text:p>
      <text:p text:style-name="P6">(000.000)(001.057)(000.000)(000.015)(000.000)(000.000)</text:p>
      <text:p text:style-name="P6">(000.000)(001.066)(000.000)(000.015)(000.000)(000.000)</text:p>
      <text:p text:style-name="P6">(000.000)(001.065)(000.000)(000.015)(000.000)(000.000)</text:p>
      <text:p text:style-name="P6">(000.000)(001.048)(000.000)(000.014)(000.000)(000.000)</text:p>
      <text:p text:style-name="P6">(000.000)(001.044)(000.000)(000.014)(000.000)(000.000)</text:p>
      <text:p text:style-name="P6">(000.000)(001.043)(000.000)(000.015)(000.000)(000.000)</text:p>
      <text:p text:style-name="P6">(000.000)(001.044)(000.000)(000.014)(000.000)(000.000)</text:p>
      <text:p text:style-name="P6">(000.000)(001.043)(000.000)(000.014)(000.000)(000.000)</text:p>
      <text:p text:style-name="P6">(000.000)(001.043)(000.000)(000.015)(000.000)(000.000)</text:p>
      <text:p text:style-name="P6">(000.000)(001.043)(000.000)(000.013)(000.000)(000.000)</text:p>
      <text:p text:style-name="P6">(000.000)(001.009)(000.000)(000.012)(000.000)(000.000)</text:p>
      <text:p text:style-name="P6">(000.000)(001.007)(000.000)(000.012)(000.000)(000.000)</text:p>
      <text:p text:style-name="P6">(000.000)(001.007)(000.000)(000.020)(000.000)(000.000)</text:p>
      <text:p text:style-name="P6">(000.000)(000.994)(000.000)(000.007)(000.000)(000.000)</text:p>
      <text:p text:style-name="P6">(000.000)(000.966)(000.000)(000.005)(000.000)(000.000)</text:p>
      <text:p text:style-name="P6">(000.000)(000.966)(000.000)(000.007)(000.000)(000.000)</text:p>
      <text:p text:style-name="P6">(000.000)(000.967)(000.000)(000.006)(000.000)(000.000)</text:p>
      <text:p text:style-name="P6">(000.000)(000.966)(000.000)(000.009)(000.000)(000.000)</text:p>
      <text:p text:style-name="P6">(000.000)(000.936)(000.000)(000.006)(000.000)(000.000)</text:p>
      <text:p text:style-name="P6">(000.000)(000.932)(000.000)(000.007)(000.000)(000.000)</text:p>
      <text:p text:style-name="P6">(000.000)(000.932)(000.000)(000.007)(000.000)(000.000)</text:p>
      <text:p text:style-name="P6">(000.000)(000.914)(000.000)(000.003)(000.000)(000.000)</text:p>
      <text:p text:style-name="P6">(000.000)(000.883)(000.000)(000.001)(000.000)(000.000)</text:p>
      <text:p text:style-name="P6">(000.000)(000.884)(000.000)(000.000)(000.000)(000.000)</text:p>
      <text:p text:style-name="P6">(000.000)(000.884)(000.000)(000.000)(000.000)(000.000)</text:p>
      <text:p text:style-name="P6">(000.000)(000.883)(000.000)(000.000)(000.000)(000.000)</text:p>
      <text:p text:style-name="P6">(000.000)(000.884)(000.000)(000.000)(000.000)(000.000)</text:p>
      <text:p text:style-name="P6">(000.000)(000.884)(000.000)(000.000)(000.000)(000.000)</text:p>
      <text:p text:style-name="P6">(000.000)(000.883)(000.000)(000.001)(000.000)(000.000)</text:p>
      <text:p text:style-name="P6">(000.000)(000.865)(000.000)(000.009)(000.000)(000.000)</text:p>
      <text:p text:style-name="P6"/>
      <text:p text:style-name="P6">P.01(0210526001500)(00)(15)(6)(1.9)(MWh)(2.9)(MWh)(5.9)(Mvarh)(6.9)(Mvarh)(7.9)(Mvarh)(8.9)(Mvarh)</text:p>
      <text:p text:style-name="P7">(000.000)(000.826)(000.000)(000.005)(000.000)(000.000)</text:p>
      <text:p text:style-name="P7">(000.000)(000.827)(000.000)(000.000)(000.000)(000.000)</text:p>
      <text:p text:style-name="P7">(000.000)(000.828)(000.000)(000.000)(000.000)(000.000)</text:p>
      <text:p text:style-name="P7">(000.000)(000.828)(000.000)(000.000)(000.000)(000.000)</text:p>
      <text:p text:style-name="P9">(000.000)(000.827)(000.000)(000.002)(000.000)(000.000)</text:p>
      <text:p text:style-name="P9">(000.000)(000.828)(000.000)(000.000)(000.000)(000.000)</text:p>
      <text:p text:style-name="P9">(000.000)(000.828)(000.000)(000.001)(000.000)(000.000)</text:p>
      <text:p text:style-name="P9">(000.000)(000.827)(000.000)(000.001)(000.000)(000.000)</text:p>
      <text:p text:style-name="P7">(000.000)(000.828)(000.000)(000.000)(000.000)(000.000)</text:p>
      <text:p text:style-name="P7">(000.000)(000.828)(000.000)(000.000)(000.000)(000.000)</text:p>
      <text:p text:style-name="P7">(000.000)(000.818)(000.000)(000.000)(000.000)(000.000)</text:p>
      <text:p text:style-name="P7">(000.000)(000.804)(000.000)(000.001)(000.000)(000.000)</text:p>
      <text:p text:style-name="P9">(000.000)(000.803)(000.000)(000.001)(000.000)(000.000)</text:p>
      <text:p text:style-name="P9"><text:soft-page-break/>(000.000)(000.802)(000.000)(000.000)(000.000)(000.000)</text:p>
      <text:p text:style-name="P9">(000.000)(000.803)(000.000)(000.000)(000.000)(000.000)</text:p>
      <text:p text:style-name="P9">(000.000)(000.802)(000.000)(000.000)(000.000)(000.000)</text:p>
      <text:p text:style-name="P7">(000.000)(000.748)(000.000)(000.000)(000.000)(000.000)</text:p>
      <text:p text:style-name="P7">(000.000)(000.744)(000.000)(000.001)(000.000)(000.000)</text:p>
      <text:p text:style-name="P7">(000.000)(000.744)(000.000)(000.000)(000.000)(000.000)</text:p>
      <text:p text:style-name="P7">(000.000)(000.744)(000.000)(000.000)(000.000)(000.000)</text:p>
      <text:p text:style-name="P9">(000.000)(000.745)(000.000)(000.000)(000.000)(000.000)</text:p>
      <text:p text:style-name="P9">(000.000)(000.744)(000.000)(000.000)(000.000)(000.000)</text:p>
      <text:p text:style-name="P9">(000.000)(000.748)(000.000)(000.000)(000.000)(000.000)</text:p>
      <text:p text:style-name="P9">(000.000)(000.764)(000.000)(000.002)(000.000)(000.000)</text:p>
      <text:p text:style-name="P7">(000.000)(000.746)(000.000)(000.000)(000.000)(000.000)</text:p>
      <text:p text:style-name="P7">(000.000)(000.746)(000.000)(000.000)(000.000)(000.000)</text:p>
      <text:p text:style-name="P7">(000.000)(000.746)(000.000)(000.000)(000.000)(000.000)</text:p>
      <text:p text:style-name="P7">(000.000)(000.746)(000.000)(000.000)(000.000)(000.000)</text:p>
      <text:p text:style-name="P9">(000.000)(000.745)(000.000)(000.000)(000.000)(000.000)</text:p>
      <text:p text:style-name="P9">(000.000)(000.745)(000.000)(000.000)(000.000)(000.000)</text:p>
      <text:p text:style-name="P9">(000.000)(000.744)(000.000)(000.000)(000.000)(000.000)</text:p>
      <text:p text:style-name="P9">(000.000)(000.743)(000.000)(000.000)(000.000)(000.000)</text:p>
      <text:p text:style-name="P7">(000.000)(000.721)(000.000)(000.001)(000.000)(000.000)</text:p>
      <text:p text:style-name="P7">(000.000)(000.715)(000.000)(000.000)(000.000)(000.000)</text:p>
      <text:p text:style-name="P7">(000.000)(000.693)(000.000)(000.000)(000.000)(000.000)</text:p>
      <text:p text:style-name="P7">(000.000)(000.690)(000.000)(000.000)(000.000)(000.000)</text:p>
      <text:p text:style-name="P9">(000.000)(000.690)(000.000)(000.000)(000.000)(000.000)</text:p>
      <text:p text:style-name="P9">(000.000)(000.690)(000.000)(000.000)(000.000)(000.000)</text:p>
      <text:p text:style-name="P9">(000.000)(000.690)(000.000)(000.000)(000.000)(000.000)</text:p>
      <text:p text:style-name="P9">(000.000)(000.685)(000.000)(000.000)(000.000)(000.000)</text:p>
      <text:p text:style-name="P7">(000.000)(000.663)(000.000)(000.000)(000.000)(000.000)</text:p>
      <text:p text:style-name="P7">(000.000)(000.664)(000.000)(000.000)(000.000)(000.000)</text:p>
      <text:p text:style-name="P7">(000.000)(000.665)(000.000)(000.000)(000.000)(000.000)</text:p>
      <text:p text:style-name="P7">(000.000)(000.664)(000.000)(000.000)(000.000)(000.000)</text:p>
      <text:p text:style-name="P9">(000.000)(000.680)(000.000)(000.000)(000.000)(000.000)</text:p>
      <text:p text:style-name="P9">(000.000)(000.676)(000.000)(000.000)(000.000)(000.000)</text:p>
      <text:p text:style-name="P9">(000.000)(000.676)(000.000)(000.000)(000.000)(000.000)</text:p>
      <text:p text:style-name="P9">(000.000)(000.675)(000.000)(000.000)(000.000)(000.000)</text:p>
      <text:p text:style-name="P7">(000.000)(000.676)(000.000)(000.000)(000.000)(000.000)</text:p>
      <text:p text:style-name="P6">P.01(0210526123000)(C4)(15)(6)(1.9)(MWh)(2.9)(MWh)(5.9)(Mvarh)(6.9)(Mvarh)(7.9)(Mvarh)(8.9)(Mvarh)</text:p>
      <text:p text:style-name="P7">(000.002)(000.251)(000.000)(000.000)(000.000)(000.002)</text:p>
      <text:p text:style-name="P7">(000.000)(000.503)(000.000)(000.000)(000.001)(000.000)</text:p>
      <text:p text:style-name="P7">(000.000)(000.707)(000.000)(000.000)(000.000)(000.000)</text:p>
      <text:p text:style-name="P9">(000.000)(000.675)(000.000)(000.000)(000.000)(000.000)</text:p>
      <text:p text:style-name="P9">(000.000)(000.675)(000.000)(000.000)(000.000)(000.000)</text:p>
      <text:p text:style-name="P9">(000.000)(000.675)(000.000)(000.000)(000.000)(000.000)</text:p>
      <text:p text:style-name="P9">(000.000)(000.675)(000.000)(000.000)(000.000)(000.000)</text:p>
      <text:p text:style-name="P7">(000.000)(000.676)(000.000)(000.000)(000.000)(000.000)</text:p>
      <text:p text:style-name="P7">(000.000)(000.694)(000.000)(000.000)(000.000)(000.000)</text:p>
      <text:p text:style-name="P7">(000.000)(000.714)(000.000)(000.000)(000.000)(000.000)</text:p>
      <text:p text:style-name="P7">(000.000)(000.694)(000.000)(000.000)(000.000)(000.000)</text:p>
      <text:p text:style-name="P9">(000.000)(000.690)(000.000)(000.000)(000.000)(000.000)</text:p>
      <text:p text:style-name="P9">(000.000)(000.690)(000.000)(000.000)(000.000)(000.000)</text:p>
      <text:p text:style-name="P9">(000.000)(000.712)(000.000)(000.000)(000.000)(000.000)</text:p>
      <text:p text:style-name="P9"><text:soft-page-break/>(000.000)(000.715)(000.000)(000.000)(000.000)(000.000)</text:p>
      <text:p text:style-name="P6">(000.000)(000.715)(000.000)(000.001)(000.000)(000.000)</text:p>
      <text:p text:style-name="P6">(000.000)(000.722)(000.000)(000.000)(000.000)(000.000)</text:p>
      <text:p text:style-name="P6">(000.000)(000.741)(000.000)(000.000)(000.000)(000.000)</text:p>
      <text:p text:style-name="P6">(000.000)(000.741)(000.000)(000.000)(000.000)(000.000)</text:p>
      <text:p text:style-name="P6">(000.000)(000.741)(000.000)(000.000)(000.000)(000.000)</text:p>
      <text:p text:style-name="P6">(000.000)(000.740)(000.000)(000.000)(000.000)(000.000)</text:p>
      <text:p text:style-name="P6">(000.000)(000.741)(000.000)(000.000)(000.000)(000.000)</text:p>
      <text:p text:style-name="P6">(000.000)(000.741)(000.000)(000.000)(000.000)(000.000)</text:p>
      <text:p text:style-name="P6">(000.000)(000.741)(000.000)(000.000)(000.000)(000.000)</text:p>
      <text:p text:style-name="P6">(000.000)(000.741)(000.000)(000.000)(000.000)(000.000)</text:p>
      <text:p text:style-name="P6">(000.000)(000.742)(000.000)(000.003)(000.000)(000.000)</text:p>
      <text:p text:style-name="P6">(000.000)(000.741)(000.000)(000.001)(000.000)(000.000)</text:p>
      <text:p text:style-name="P6">(000.000)(000.742)(000.000)(000.000)(000.000)(000.000)</text:p>
      <text:p text:style-name="P6">(000.000)(000.741)(000.000)(000.000)(000.000)(000.000)</text:p>
      <text:p text:style-name="P6">(000.000)(000.743)(000.000)(000.000)(000.000)(000.000)</text:p>
      <text:p text:style-name="P6">(000.000)(000.742)(000.000)(000.000)(000.000)(000.000)</text:p>
      <text:p text:style-name="P6">(000.000)(000.741)(000.000)(000.001)(000.000)(000.000)</text:p>
      <text:p text:style-name="P6">(000.000)(000.742)(000.000)(000.000)(000.000)(000.000)</text:p>
      <text:p text:style-name="P6">(000.000)(000.741)(000.000)(000.002)(000.000)(000.000)</text:p>
      <text:p text:style-name="P6">(000.000)(000.741)(000.000)(000.000)(000.000)(000.000)</text:p>
      <text:p text:style-name="P6">(000.000)(000.723)(000.000)(000.000)(000.000)(000.000)</text:p>
      <text:p text:style-name="P6">(000.000)(000.720)(000.000)(000.000)(000.000)(000.000)</text:p>
      <text:p text:style-name="P6">(000.000)(000.704)(000.000)(000.000)(000.000)(000.000)</text:p>
      <text:p text:style-name="P6">(000.000)(000.697)(000.000)(000.000)(000.000)(000.000)</text:p>
      <text:p text:style-name="P6">(000.000)(000.698)(000.000)(000.000)(000.000)(000.000)</text:p>
      <text:p text:style-name="P6">(000.000)(000.697)(000.000)(000.000)(000.000)(000.000)</text:p>
      <text:p text:style-name="P6">(000.000)(000.673)(000.000)(000.000)(000.000)(000.000)</text:p>
      <text:p text:style-name="P6">(000.000)(000.672)(000.000)(000.000)(000.000)(000.000)</text:p>
      <text:p text:style-name="P7">(000.000)(000.673)(000.000)(000.000)(000.000)(000.000)</text:p>
      <text:p text:style-name="P7">(000.000)(000.673)(000.000)(000.000)(000.000)(000.000)</text:p>
      <text:p text:style-name="P7">(000.000)(000.673)(000.000)(000.000)(000.000)(000.000)</text:p>
      <text:p text:style-name="P7">(000.000)(000.672)(000.000)(000.000)(000.000)(000.000)</text:p>
      <text:p text:style-name="P6"/>
      <text:p text:style-name="P6">P.01(0210527001500)(00)(15)(6)(1.9)(MWh)(2.9)(MWh)(5.9)(Mvarh)(6.9)(Mvarh)(7.9)(Mvarh)(8.9)(Mvarh)</text:p>
      <text:p text:style-name="P6">(000.000)(000.627)(000.000)(000.000)(000.000)(000.000)</text:p>
      <text:p text:style-name="P6">(000.000)(000.628)(000.000)(000.000)(000.000)(000.000)</text:p>
      <text:p text:style-name="P6">(000.000)(000.629)(000.000)(000.000)(000.000)(000.000)</text:p>
      <text:p text:style-name="P6">(000.000)(000.629)(000.000)(000.000)(000.000)(000.000)</text:p>
      <text:p text:style-name="P6">(000.000)(000.647)(000.000)(000.000)(000.000)(000.000)</text:p>
      <text:p text:style-name="P6">(000.000)(000.651)(000.000)(000.000)(000.000)(000.000)</text:p>
      <text:p text:style-name="P6">(000.000)(000.650)(000.000)(000.000)(000.000)(000.000)</text:p>
      <text:p text:style-name="P6">(000.000)(000.623)(000.000)(000.000)(000.000)(000.000)</text:p>
      <text:p text:style-name="P6">(000.000)(000.628)(000.000)(000.000)(000.000)(000.000)</text:p>
      <text:p text:style-name="P6">(000.000)(000.649)(000.000)(000.000)(000.000)(000.000)</text:p>
      <text:p text:style-name="P6">(000.000)(000.650)(000.000)(000.000)(000.000)(000.000)</text:p>
      <text:p text:style-name="P6">(000.000)(000.628)(000.000)(000.000)(000.000)(000.000)</text:p>
      <text:p text:style-name="P6">(000.000)(000.633)(000.000)(000.000)(000.000)(000.000)</text:p>
      <text:p text:style-name="P6">(000.000)(000.632)(000.000)(000.000)(000.000)(000.000)</text:p>
      <text:p text:style-name="P6">(000.000)(000.632)(000.000)(000.000)(000.000)(000.000)</text:p>
      <text:p text:style-name="P6">(000.000)(000.632)(000.000)(000.000)(000.000)(000.000)</text:p>
      <text:p text:style-name="P6"><text:soft-page-break/>(000.000)(000.632)(000.000)(000.000)(000.000)(000.000)</text:p>
      <text:p text:style-name="P6">(000.000)(000.632)(000.000)(000.000)(000.000)(000.000)</text:p>
      <text:p text:style-name="P6">(000.000)(000.631)(000.000)(000.002)(000.000)(000.000)</text:p>
      <text:p text:style-name="P6">(000.000)(000.631)(000.000)(000.000)(000.000)(000.000)</text:p>
      <text:p text:style-name="P6">(000.000)(000.630)(000.000)(000.000)(000.000)(000.000)</text:p>
      <text:p text:style-name="P6">(000.000)(000.628)(000.000)(000.000)(000.000)(000.000)</text:p>
      <text:p text:style-name="P6">(000.000)(000.545)(000.000)(000.000)(000.000)(000.000)</text:p>
      <text:p text:style-name="P6">(000.000)(000.545)(000.000)(000.000)(000.000)(000.000)</text:p>
      <text:p text:style-name="P6">(000.000)(000.547)(000.000)(000.000)(000.000)(000.000)</text:p>
      <text:p text:style-name="P6">(000.000)(000.546)(000.000)(000.003)(000.003)(000.000)</text:p>
      <text:p text:style-name="P6">(000.000)(000.546)(000.000)(000.001)(000.000)(000.000)</text:p>
      <text:p text:style-name="P6">(000.000)(000.545)(000.000)(000.000)(000.000)(000.000)</text:p>
      <text:p text:style-name="P6">(000.000)(000.546)(000.000)(000.000)(000.000)(000.000)</text:p>
      <text:p text:style-name="P6">(000.000)(000.554)(000.000)(000.000)(000.000)(000.000)</text:p>
      <text:p text:style-name="P6">(000.000)(000.622)(000.000)(000.000)(000.000)(000.000)</text:p>
      <text:p text:style-name="P6">(000.000)(000.596)(000.000)(000.000)(000.000)(000.000)</text:p>
      <text:p text:style-name="P6">(000.000)(000.576)(000.000)(000.000)(000.000)(000.000)</text:p>
      <text:p text:style-name="P6">(000.000)(000.570)(000.000)(000.001)(000.000)(000.000)</text:p>
      <text:p text:style-name="P6">(000.000)(000.567)(000.000)(000.000)(000.000)(000.000)</text:p>
      <text:p text:style-name="P6">(000.000)(000.567)(000.000)(000.000)(000.000)(000.000)</text:p>
      <text:p text:style-name="P6">(000.000)(000.566)(000.000)(000.001)(000.001)(000.000)</text:p>
      <text:p text:style-name="P6">(000.000)(000.567)(000.000)(000.000)(000.000)(000.000)</text:p>
      <text:p text:style-name="P6">(000.000)(000.567)(000.000)(000.000)(000.000)(000.000)</text:p>
      <text:p text:style-name="P6">(000.000)(000.566)(000.000)(000.000)(000.000)(000.000)</text:p>
      <text:p text:style-name="P6">(000.000)(000.566)(000.000)(000.000)(000.000)(000.000)</text:p>
      <text:p text:style-name="P6">(000.000)(000.567)(000.000)(000.000)(000.000)(000.000)</text:p>
      <text:p text:style-name="P6">(000.000)(000.566)(000.000)(000.000)(000.000)(000.000)</text:p>
      <text:p text:style-name="P6">(000.000)(000.567)(000.000)(000.000)(000.000)(000.000)</text:p>
      <text:p text:style-name="P6">(000.000)(000.566)(000.000)(000.000)(000.000)(000.000)</text:p>
      <text:p text:style-name="P6">(000.000)(000.567)(000.000)(000.000)(000.000)(000.000)</text:p>
      <text:p text:style-name="P6">(000.000)(000.566)(000.000)(000.000)(000.000)(000.000)</text:p>
      <text:p text:style-name="P6">(000.000)(000.566)(000.000)(000.000)(000.000)(000.000)</text:p>
      <text:p text:style-name="P6">(000.000)(000.555)(000.000)(000.002)(000.001)(000.000)</text:p>
      <text:p text:style-name="P6">(000.000)(000.553)(000.000)(000.000)(000.000)(000.000)</text:p>
      <text:p text:style-name="P6">(000.000)(000.557)(000.000)(000.000)(000.000)(000.000)</text:p>
      <text:p text:style-name="P6">(000.000)(000.581)(000.000)(000.000)(000.000)(000.000)</text:p>
      <text:p text:style-name="P6">(000.000)(000.580)(000.000)(000.000)(000.000)(000.000)</text:p>
      <text:p text:style-name="P6">(000.000)(000.602)(000.000)(000.000)(000.000)(000.000)</text:p>
      <text:p text:style-name="P6">(000.000)(000.608)(000.000)(000.001)(000.000)(000.000)</text:p>
      <text:p text:style-name="P6">(000.000)(000.607)(000.000)(000.000)(000.000)(000.000)</text:p>
      <text:p text:style-name="P6">(000.000)(000.630)(000.000)(000.000)(000.000)(000.000)</text:p>
      <text:p text:style-name="P6">(000.000)(000.647)(000.000)(000.000)(000.000)(000.000)</text:p>
      <text:p text:style-name="P6">(000.000)(000.647)(000.000)(000.000)(000.000)(000.000)</text:p>
      <text:p text:style-name="P6">(000.000)(000.654)(000.000)(000.000)(000.000)(000.000)</text:p>
      <text:p text:style-name="P6">(000.000)(000.674)(000.000)(000.000)(000.000)(000.000)</text:p>
      <text:p text:style-name="P6">(000.000)(000.684)(000.000)(000.000)(000.000)(000.000)</text:p>
      <text:p text:style-name="P6">(000.000)(000.684)(000.000)(000.000)(000.000)(000.000)</text:p>
      <text:p text:style-name="P6">(000.000)(000.692)(000.000)(000.000)(000.000)(000.000)</text:p>
      <text:p text:style-name="P6">(000.000)(000.713)(000.000)(000.000)(000.000)(000.000)</text:p>
      <text:p text:style-name="P6">(000.000)(000.712)(000.000)(000.000)(000.000)(000.000)</text:p>
      <text:p text:style-name="P6">(000.000)(000.717)(000.000)(000.000)(000.000)(000.000)</text:p>
      <text:p text:style-name="P6">(000.000)(000.730)(000.000)(000.000)(000.000)(000.000)</text:p>
      <text:p text:style-name="P6"><text:soft-page-break/>(000.000)(000.730)(000.000)(000.002)(000.000)(000.000)</text:p>
      <text:p text:style-name="P6">(000.000)(000.730)(000.000)(000.000)(000.000)(000.000)</text:p>
      <text:p text:style-name="P6">(000.000)(000.734)(000.000)(000.000)(000.000)(000.000)</text:p>
      <text:p text:style-name="P6">(000.000)(000.764)(000.000)(000.000)(000.000)(000.000)</text:p>
      <text:p text:style-name="P6">(000.000)(000.756)(000.000)(000.002)(000.000)(000.000)</text:p>
      <text:p text:style-name="P6">(000.000)(000.736)(000.000)(000.000)(000.000)(000.000)</text:p>
      <text:p text:style-name="P6">(000.000)(000.736)(000.000)(000.000)(000.000)(000.000)</text:p>
      <text:p text:style-name="P6">(000.000)(000.736)(000.000)(000.000)(000.000)(000.000)</text:p>
      <text:p text:style-name="P6">(000.000)(000.736)(000.000)(000.000)(000.000)(000.000)</text:p>
      <text:p text:style-name="P6">(000.000)(000.735)(000.000)(000.000)(000.000)(000.000)</text:p>
      <text:p text:style-name="P6">(000.000)(000.716)(000.000)(000.001)(000.000)(000.000)</text:p>
      <text:p text:style-name="P6">(000.000)(000.712)(000.000)(000.000)(000.000)(000.000)</text:p>
      <text:p text:style-name="P6">(000.000)(000.712)(000.000)(000.001)(000.000)(000.000)</text:p>
      <text:p text:style-name="P6">(000.000)(000.712)(000.000)(000.000)(000.000)(000.000)</text:p>
      <text:p text:style-name="P6">(000.000)(000.712)(000.000)(000.000)(000.000)(000.000)</text:p>
      <text:p text:style-name="P6">(000.000)(000.711)(000.000)(000.000)(000.000)(000.000)</text:p>
      <text:p text:style-name="P6">(000.000)(000.711)(000.000)(000.000)(000.000)(000.000)</text:p>
      <text:p text:style-name="P6">(000.000)(000.711)(000.000)(000.000)(000.000)(000.000)</text:p>
      <text:p text:style-name="P6">(000.000)(000.709)(000.000)(000.000)(000.000)(000.000)</text:p>
      <text:p text:style-name="P6">(000.000)(000.710)(000.000)(000.000)(000.000)(000.000)</text:p>
      <text:p text:style-name="P6">(000.000)(000.643)(000.000)(000.000)(000.000)(000.000)</text:p>
      <text:p text:style-name="P6">(000.000)(000.629)(000.000)(000.000)(000.000)(000.000)</text:p>
      <text:p text:style-name="P6">(000.000)(000.629)(000.000)(000.000)(000.000)(000.000)</text:p>
      <text:p text:style-name="P6">(000.000)(000.629)(000.000)(000.000)(000.000)(000.000)</text:p>
      <text:p text:style-name="P6">(000.000)(000.630)(000.000)(000.000)(000.000)(000.000)</text:p>
      <text:p text:style-name="P6">(000.000)(000.630)(000.000)(000.000)(000.000)(000.000)</text:p>
      <text:p text:style-name="P6">(000.000)(000.630)(000.000)(000.000)(000.000)(000.000)</text:p>
      <text:p text:style-name="P6">(000.000)(000.630)(000.000)(000.000)(000.000)(000.000)</text:p>
      <text:p text:style-name="P6"/>
      <text:p text:style-name="P6">P.01(0210528001500)(00)(15)(6)(1.9)(MWh)(2.9)(MWh)(5.9)(Mvarh)(6.9)(Mvarh)(7.9)(Mvarh)(8.9)(Mvarh)</text:p>
      <text:p text:style-name="P6">(000.000)(000.606)(000.000)(000.003)(000.001)(000.000)</text:p>
      <text:p text:style-name="P6">(000.000)(000.597)(000.000)(000.000)(000.000)(000.000)</text:p>
      <text:p text:style-name="P6">(000.000)(000.598)(000.000)(000.000)(000.000)(000.000)</text:p>
      <text:p text:style-name="P6">(000.000)(000.597)(000.000)(000.000)(000.000)(000.000)</text:p>
      <text:p text:style-name="P6">(000.000)(000.597)(000.000)(000.000)(000.000)(000.000)</text:p>
      <text:p text:style-name="P6">(000.000)(000.598)(000.000)(000.000)(000.000)(000.000)</text:p>
      <text:p text:style-name="P6">(000.000)(000.598)(000.000)(000.000)(000.000)(000.000)</text:p>
      <text:p text:style-name="P6">(000.000)(000.597)(000.000)(000.001)(000.000)(000.000)</text:p>
      <text:p text:style-name="P6">(000.000)(000.599)(000.000)(000.000)(000.000)(000.000)</text:p>
      <text:p text:style-name="P6">(000.000)(000.598)(000.000)(000.000)(000.000)(000.000)</text:p>
      <text:p text:style-name="P6">(000.000)(000.598)(000.000)(000.000)(000.000)(000.000)</text:p>
      <text:p text:style-name="P6">(000.000)(000.597)(000.000)(000.000)(000.000)(000.000)</text:p>
      <text:p text:style-name="P6">(000.000)(000.597)(000.000)(000.003)(000.000)(000.000)</text:p>
      <text:p text:style-name="P6">(000.000)(000.597)(000.000)(000.001)(000.001)(000.000)</text:p>
      <text:p text:style-name="P6">(000.000)(000.597)(000.000)(000.000)(000.000)(000.000)</text:p>
      <text:p text:style-name="P6">(000.000)(000.597)(000.000)(000.000)(000.000)(000.000)</text:p>
      <text:p text:style-name="P6">(000.000)(000.597)(000.000)(000.000)(000.000)(000.000)</text:p>
      <text:p text:style-name="P6">(000.000)(000.596)(000.000)(000.000)(000.000)(000.000)</text:p>
      <text:p text:style-name="P6">(000.000)(000.596)(000.000)(000.000)(000.000)(000.000)</text:p>
      <text:p text:style-name="P6">(000.000)(000.596)(000.000)(000.000)(000.000)(000.000)</text:p>
      <text:p text:style-name="P6">(000.000)(000.595)(000.000)(000.007)(000.006)(000.000)</text:p>
      <text:p text:style-name="P6"><text:soft-page-break/>(000.000)(000.594)(000.000)(000.001)(000.000)(000.000)</text:p>
      <text:p text:style-name="P6">(000.000)(000.593)(000.000)(000.000)(000.000)(000.000)</text:p>
      <text:p text:style-name="P6">(000.000)(000.594)(000.000)(000.000)(000.000)(000.000)</text:p>
      <text:p text:style-name="P6">(000.000)(000.491)(000.000)(000.000)(000.000)(000.000)</text:p>
      <text:p text:style-name="P6">(000.000)(000.477)(000.000)(000.001)(000.000)(000.000)</text:p>
      <text:p text:style-name="P6">(000.000)(000.479)(000.000)(000.001)(000.002)(000.000)</text:p>
      <text:p text:style-name="P6">(000.000)(000.480)(000.000)(000.000)(000.000)(000.000)</text:p>
      <text:p text:style-name="P6">(000.000)(000.491)(000.000)(000.000)(000.000)(000.000)</text:p>
      <text:p text:style-name="P6">(000.000)(000.546)(000.000)(000.004)(000.001)(000.000)</text:p>
      <text:p text:style-name="P6">(000.000)(000.555)(000.000)(000.003)(000.003)(000.000)</text:p>
      <text:p text:style-name="P6">(000.000)(000.539)(000.000)(000.001)(000.001)(000.000)</text:p>
      <text:p text:style-name="P6">(000.000)(000.565)(000.000)(000.002)(000.000)(000.000)</text:p>
      <text:p text:style-name="P6">(000.000)(000.564)(000.000)(000.000)(000.000)(000.000)</text:p>
      <text:p text:style-name="P6">(000.000)(000.552)(000.000)(000.000)(000.000)(000.000)</text:p>
      <text:p text:style-name="P6">(000.000)(000.544)(000.000)(000.000)(000.000)(000.000)</text:p>
      <text:p text:style-name="P6">(000.000)(000.544)(000.000)(000.002)(000.001)(000.000)</text:p>
      <text:p text:style-name="P6">(000.000)(000.544)(000.000)(000.000)(000.000)(000.000)</text:p>
      <text:p text:style-name="P6">(000.000)(000.544)(000.000)(000.000)(000.000)(000.000)</text:p>
      <text:p text:style-name="P6">(000.000)(000.543)(000.000)(000.000)(000.000)(000.000)</text:p>
      <text:p text:style-name="P6">(000.000)(000.543)(000.000)(000.000)(000.000)(000.000)</text:p>
      <text:p text:style-name="P6">(000.000)(000.543)(000.000)(000.000)(000.000)(000.000)</text:p>
      <text:p text:style-name="P6">(000.000)(000.543)(000.000)(000.000)(000.000)(000.000)</text:p>
      <text:p text:style-name="P6">(000.000)(000.542)(000.000)(000.001)(000.000)(000.000)</text:p>
      <text:p text:style-name="P6">(000.000)(000.543)(000.000)(000.002)(000.001)(000.000)</text:p>
      <text:p text:style-name="P6">(000.000)(000.542)(000.000)(000.000)(000.000)(000.000)</text:p>
      <text:p text:style-name="P6">(000.000)(000.543)(000.000)(000.000)(000.000)(000.000)</text:p>
      <text:p text:style-name="P6">(000.000)(000.542)(000.000)(000.000)(000.000)(000.000)</text:p>
      <text:p text:style-name="P6">(000.000)(000.546)(000.000)(000.001)(000.000)(000.000)</text:p>
      <text:p text:style-name="P6">(000.000)(000.553)(000.000)(000.000)(000.000)(000.000)</text:p>
      <text:p text:style-name="P6">(000.000)(000.553)(000.000)(000.000)(000.000)(000.000)</text:p>
      <text:p text:style-name="P6">(000.000)(000.559)(000.000)(000.000)(000.000)(000.000)</text:p>
      <text:p text:style-name="P6">(000.000)(000.597)(000.000)(000.000)(000.000)(000.000)</text:p>
      <text:p text:style-name="P6">(000.000)(000.607)(000.000)(000.000)(000.000)(000.000)</text:p>
      <text:p text:style-name="P6">(000.000)(000.607)(000.000)(000.000)(000.000)(000.000)</text:p>
      <text:p text:style-name="P6">(000.000)(000.628)(000.000)(000.000)(000.000)(000.000)</text:p>
      <text:p text:style-name="P6">(000.000)(000.641)(000.000)(000.000)(000.000)(000.000)</text:p>
      <text:p text:style-name="P6">(000.000)(000.670)(000.000)(000.000)(000.000)(000.000)</text:p>
      <text:p text:style-name="P6">(000.000)(000.671)(000.000)(000.000)(000.000)(000.000)</text:p>
      <text:p text:style-name="P6">(000.000)(000.670)(000.000)(000.000)(000.000)(000.000)</text:p>
      <text:p text:style-name="P6">(000.000)(000.683)(000.000)(000.000)(000.000)(000.000)</text:p>
      <text:p text:style-name="P6">(000.000)(000.705)(000.000)(000.000)(000.000)(000.000)</text:p>
      <text:p text:style-name="P6">(000.000)(000.722)(000.000)(000.000)(000.000)(000.000)</text:p>
      <text:p text:style-name="P6">(000.000)(000.721)(000.000)(000.000)(000.000)(000.000)</text:p>
      <text:p text:style-name="P6">(000.000)(000.721)(000.000)(000.000)(000.000)(000.000)</text:p>
      <text:p text:style-name="P6">(000.000)(000.720)(000.000)(000.000)(000.000)(000.000)</text:p>
      <text:p text:style-name="P6">(000.000)(000.720)(000.000)(000.000)(000.000)(000.000)</text:p>
      <text:p text:style-name="P6">(000.000)(000.720)(000.000)(000.000)(000.000)(000.000)</text:p>
      <text:p text:style-name="P6">(000.000)(000.739)(000.000)(000.001)(000.000)(000.000)</text:p>
      <text:p text:style-name="P6">(000.000)(000.741)(000.000)(000.000)(000.000)(000.000)</text:p>
      <text:p text:style-name="P6">(000.000)(000.723)(000.000)(000.000)(000.000)(000.000)</text:p>
      <text:p text:style-name="P6">(000.000)(000.723)(000.000)(000.000)(000.000)(000.000)</text:p>
      <text:p text:style-name="P6">(000.000)(000.723)(000.000)(000.000)(000.000)(000.000)</text:p>
      <text:p text:style-name="P6"><text:soft-page-break/>(000.000)(000.722)(000.000)(000.000)(000.000)(000.000)</text:p>
      <text:p text:style-name="P6">(000.000)(000.722)(000.000)(000.000)(000.000)(000.000)</text:p>
      <text:p text:style-name="P6">(000.000)(000.722)(000.000)(000.000)(000.000)(000.000)</text:p>
      <text:p text:style-name="P6">(000.000)(000.707)(000.000)(000.000)(000.000)(000.000)</text:p>
      <text:p text:style-name="P6">(000.000)(000.692)(000.000)(000.000)(000.000)(000.000)</text:p>
      <text:p text:style-name="P6">(000.000)(000.694)(000.000)(000.000)(000.000)(000.000)</text:p>
      <text:p text:style-name="P6">(000.000)(000.705)(000.000)(000.000)(000.000)(000.000)</text:p>
      <text:p text:style-name="P6">(000.000)(000.678)(000.000)(000.000)(000.000)(000.000)</text:p>
      <text:p text:style-name="P6">(000.000)(000.667)(000.000)(000.000)(000.000)(000.000)</text:p>
      <text:p text:style-name="P6">(000.000)(000.667)(000.000)(000.000)(000.000)(000.000)</text:p>
      <text:p text:style-name="P6">(000.000)(000.668)(000.000)(000.000)(000.000)(000.000)</text:p>
      <text:p text:style-name="P6">(000.000)(000.668)(000.000)(000.000)(000.000)(000.000)</text:p>
      <text:p text:style-name="P6">(000.000)(000.667)(000.000)(000.000)(000.000)(000.000)</text:p>
      <text:p text:style-name="P6">(000.000)(000.668)(000.000)(000.000)(000.000)(000.000)</text:p>
      <text:p text:style-name="P6">(000.000)(000.667)(000.000)(000.000)(000.000)(000.000)</text:p>
      <text:p text:style-name="P6">(000.000)(000.623)(000.000)(000.000)(000.000)(000.000)</text:p>
      <text:p text:style-name="P6">(000.000)(000.627)(000.000)(000.000)(000.000)(000.000)</text:p>
      <text:p text:style-name="P6">(000.000)(000.627)(000.000)(000.000)(000.000)(000.000)</text:p>
      <text:p text:style-name="P6">(000.000)(000.628)(000.000)(000.000)(000.000)(000.000)</text:p>
      <text:p text:style-name="P6">(000.000)(000.629)(000.000)(000.000)(000.000)(000.000)</text:p>
      <text:p text:style-name="P6">(000.000)(000.668)(000.000)(000.000)(000.000)(000.000)</text:p>
      <text:p text:style-name="P6">(000.000)(000.667)(000.000)(000.000)(000.000)(000.000)</text:p>
      <text:p text:style-name="P6">(000.000)(000.666)(000.000)(000.000)(000.000)(000.000)</text:p>
      <text:p text:style-name="P6"/>
      <text:p text:style-name="P6">P.01(0210529001500)(00)(15)(6)(1.9)(MWh)(2.9)(MWh)(5.9)(Mvarh)(6.9)(Mvarh)(7.9)(Mvarh)(8.9)(Mvarh)</text:p>
      <text:p text:style-name="P6">(000.000)(000.632)(000.000)(000.000)(000.000)(000.000)</text:p>
      <text:p text:style-name="P6">(000.000)(000.605)(000.000)(000.000)(000.000)(000.000)</text:p>
      <text:p text:style-name="P6">(000.000)(000.606)(000.000)(000.000)(000.000)(000.000)</text:p>
      <text:p text:style-name="P6">(000.000)(000.605)(000.000)(000.000)(000.000)(000.000)</text:p>
      <text:p text:style-name="P6">(000.000)(000.605)(000.000)(000.000)(000.000)(000.000)</text:p>
      <text:p text:style-name="P6">(000.000)(000.606)(000.000)(000.000)(000.000)(000.000)</text:p>
      <text:p text:style-name="P6">(000.000)(000.605)(000.000)(000.000)(000.000)(000.000)</text:p>
      <text:p text:style-name="P6">(000.000)(000.576)(000.000)(000.001)(000.000)(000.000)</text:p>
      <text:p text:style-name="P6">(000.000)(000.576)(000.000)(000.000)(000.000)(000.000)</text:p>
      <text:p text:style-name="P6">(000.000)(000.576)(000.000)(000.000)(000.000)(000.000)</text:p>
      <text:p text:style-name="P6">(000.000)(000.577)(000.000)(000.000)(000.000)(000.000)</text:p>
      <text:p text:style-name="P6">(000.000)(000.600)(000.000)(000.002)(000.001)(000.000)</text:p>
      <text:p text:style-name="P6">(000.000)(000.600)(000.000)(000.000)(000.000)(000.000)</text:p>
      <text:p text:style-name="P6">(000.000)(000.601)(000.000)(000.001)(000.000)(000.000)</text:p>
      <text:p text:style-name="P6">(000.000)(000.600)(000.000)(000.000)(000.000)(000.000)</text:p>
      <text:p text:style-name="P6">(000.000)(000.599)(000.000)(000.000)(000.000)(000.000)</text:p>
      <text:p text:style-name="P6">(000.000)(000.600)(000.000)(000.000)(000.000)(000.000)</text:p>
      <text:p text:style-name="P6">(000.000)(000.600)(000.000)(000.000)(000.000)(000.000)</text:p>
      <text:p text:style-name="P6">(000.000)(000.600)(000.000)(000.000)(000.000)(000.000)</text:p>
      <text:p text:style-name="P6">(000.000)(000.599)(000.000)(000.001)(000.000)(000.000)</text:p>
      <text:p text:style-name="P6">(000.000)(000.580)(000.000)(000.002)(000.003)(000.000)</text:p>
      <text:p text:style-name="P6">(000.000)(000.575)(000.000)(000.000)(000.000)(000.000)</text:p>
      <text:p text:style-name="P6">(000.000)(000.576)(000.000)(000.000)(000.000)(000.000)</text:p>
      <text:p text:style-name="P6">(000.000)(000.576)(000.000)(000.000)(000.000)(000.000)</text:p>
      <text:p text:style-name="P6">(000.000)(000.600)(000.000)(000.001)(000.000)(000.000)</text:p>
      <text:p text:style-name="P6">(000.000)(000.601)(000.000)(000.002)(000.000)(000.000)</text:p>
      <text:p text:style-name="P6"><text:soft-page-break/>(000.000)(000.601)(000.000)(000.000)(000.000)(000.000)</text:p>
      <text:p text:style-name="P6">(000.000)(000.602)(000.000)(000.001)(000.000)(000.000)</text:p>
      <text:p text:style-name="P6">(000.000)(000.598)(000.000)(000.001)(000.000)(000.000)</text:p>
      <text:p text:style-name="P6">(000.000)(000.575)(000.000)(000.000)(000.001)(000.000)</text:p>
      <text:p text:style-name="P6">(000.000)(000.575)(000.000)(000.000)(000.001)(000.000)</text:p>
      <text:p text:style-name="P6">(000.000)(000.575)(000.000)(000.001)(000.000)(000.000)</text:p>
      <text:p text:style-name="P6">(000.000)(000.575)(000.000)(000.000)(000.000)(000.000)</text:p>
      <text:p text:style-name="P6">(000.000)(000.574)(000.000)(000.002)(000.000)(000.000)</text:p>
      <text:p text:style-name="P6">(000.000)(000.575)(000.000)(000.000)(000.000)(000.000)</text:p>
      <text:p text:style-name="P6">(000.000)(000.574)(000.000)(000.000)(000.000)(000.000)</text:p>
      <text:p text:style-name="P6">(000.000)(000.575)(000.000)(000.001)(000.000)(000.000)</text:p>
      <text:p text:style-name="P6">(000.000)(000.574)(000.000)(000.000)(000.000)(000.000)</text:p>
      <text:p text:style-name="P6">(000.000)(000.574)(000.000)(000.000)(000.000)(000.000)</text:p>
      <text:p text:style-name="P6">(000.000)(000.549)(000.000)(000.000)(000.000)(000.000)</text:p>
      <text:p text:style-name="P6">(000.000)(000.560)(000.000)(000.000)(000.000)(000.000)</text:p>
      <text:p text:style-name="P6">(000.000)(000.562)(000.000)(000.000)(000.000)(000.000)</text:p>
      <text:p text:style-name="P6">(000.000)(000.573)(000.000)(000.000)(000.000)(000.000)</text:p>
      <text:p text:style-name="P6">(000.000)(000.579)(000.000)(000.001)(000.001)(000.000)</text:p>
      <text:p text:style-name="P6">(000.000)(000.571)(000.000)(000.003)(000.001)(000.000)</text:p>
      <text:p text:style-name="P6">(000.000)(000.569)(000.000)(000.000)(000.000)(000.000)</text:p>
      <text:p text:style-name="P6">(000.000)(000.576)(000.000)(000.000)(000.000)(000.000)</text:p>
      <text:p text:style-name="P6">(000.000)(000.585)(000.000)(000.000)(000.000)(000.000)</text:p>
      <text:p text:style-name="P6">(000.000)(000.590)(000.000)(000.001)(000.000)(000.000)</text:p>
      <text:p text:style-name="P6">(000.000)(000.599)(000.000)(000.000)(000.000)(000.000)</text:p>
      <text:p text:style-name="P6">(000.000)(000.636)(000.000)(000.000)(000.000)(000.000)</text:p>
      <text:p text:style-name="P6">(000.000)(000.646)(000.000)(000.000)(000.000)(000.000)</text:p>
      <text:p text:style-name="P6">(000.000)(000.647)(000.000)(000.000)(000.000)(000.000)</text:p>
      <text:p text:style-name="P6">(000.000)(000.646)(000.000)(000.000)(000.000)(000.000)</text:p>
      <text:p text:style-name="P6">(000.000)(000.660)(000.000)(000.000)(000.000)(000.000)</text:p>
      <text:p text:style-name="P6">(000.000)(000.687)(000.000)(000.001)(000.000)(000.000)</text:p>
      <text:p text:style-name="P6">(000.000)(000.735)(000.000)(000.002)(000.000)(000.000)</text:p>
      <text:p text:style-name="P6">(000.000)(000.713)(000.000)(000.000)(000.000)(000.000)</text:p>
      <text:p text:style-name="P6">(000.000)(000.726)(000.000)(000.000)(000.000)(000.000)</text:p>
      <text:p text:style-name="P6">(000.000)(000.750)(000.000)(000.000)(000.000)(000.000)</text:p>
      <text:p text:style-name="P6">(000.000)(000.766)(000.000)(000.001)(000.000)(000.000)</text:p>
      <text:p text:style-name="P6">(000.000)(000.765)(000.000)(000.000)(000.000)(000.000)</text:p>
      <text:p text:style-name="P6">(000.000)(000.781)(000.000)(000.000)(000.000)(000.000)</text:p>
      <text:p text:style-name="P6">(000.000)(000.800)(000.000)(000.000)(000.000)(000.000)</text:p>
      <text:p text:style-name="P6">(000.000)(000.787)(000.000)(000.000)(000.000)(000.000)</text:p>
      <text:p text:style-name="P6">(000.000)(000.787)(000.000)(000.000)(000.000)(000.000)</text:p>
      <text:p text:style-name="P6">(000.000)(000.796)(000.000)(000.000)(000.000)(000.000)</text:p>
      <text:p text:style-name="P6">(000.000)(000.813)(000.000)(000.000)(000.000)(000.000)</text:p>
      <text:p text:style-name="P6">(000.000)(000.812)(000.000)(000.003)(000.000)(000.000)</text:p>
      <text:p text:style-name="P6">(000.000)(000.807)(000.000)(000.000)(000.000)(000.000)</text:p>
      <text:p text:style-name="P6">(000.000)(000.804)(000.000)(000.000)(000.000)(000.000)</text:p>
      <text:p text:style-name="P6">(000.000)(000.780)(000.000)(000.000)(000.000)(000.000)</text:p>
      <text:p text:style-name="P6">(000.000)(000.799)(000.000)(000.002)(000.000)(000.000)</text:p>
      <text:p text:style-name="P6">(000.000)(000.812)(000.000)(000.000)(000.000)(000.000)</text:p>
      <text:p text:style-name="P6">(000.000)(000.815)(000.000)(000.000)(000.000)(000.000)</text:p>
      <text:p text:style-name="P6">(000.000)(000.832)(000.000)(000.000)(000.000)(000.000)</text:p>
      <text:p text:style-name="P6">(000.000)(000.854)(000.000)(000.000)(000.000)(000.000)</text:p>
      <text:p text:style-name="P6">(000.000)(000.901)(000.000)(000.001)(000.000)(000.000)</text:p>
      <text:p text:style-name="P6"><text:soft-page-break/>(000.000)(000.859)(000.000)(000.000)(000.000)(000.000)</text:p>
      <text:p text:style-name="P6">(000.000)(000.867)(000.000)(000.000)(000.000)(000.000)</text:p>
      <text:p text:style-name="P6">(000.000)(000.840)(000.000)(000.000)(000.000)(000.000)</text:p>
      <text:p text:style-name="P6">(000.000)(000.821)(000.000)(000.000)(000.000)(000.000)</text:p>
      <text:p text:style-name="P6">(000.000)(000.821)(000.000)(000.000)(000.000)(000.000)</text:p>
      <text:p text:style-name="P6">(000.000)(000.805)(000.000)(000.000)(000.000)(000.000)</text:p>
      <text:p text:style-name="P6">(000.000)(000.802)(000.000)(000.000)(000.000)(000.000)</text:p>
      <text:p text:style-name="P6">(000.000)(000.791)(000.000)(000.000)(000.000)(000.000)</text:p>
      <text:p text:style-name="P6">(000.000)(000.808)(000.000)(000.001)(000.000)(000.000)</text:p>
      <text:p text:style-name="P6">(000.000)(000.814)(000.000)(000.000)(000.000)(000.000)</text:p>
      <text:p text:style-name="P6">(000.000)(000.775)(000.000)(000.001)(000.000)(000.000)</text:p>
      <text:p text:style-name="P6">(000.000)(000.736)(000.000)(000.000)(000.000)(000.000)</text:p>
      <text:p text:style-name="P6">(000.000)(000.737)(000.000)(000.001)(000.000)(000.000)</text:p>
      <text:p text:style-name="P6">(000.000)(000.744)(000.000)(000.000)(000.000)(000.000)</text:p>
      <text:p text:style-name="P6">(000.000)(000.719)(000.000)(000.000)(000.000)(000.000)</text:p>
      <text:p text:style-name="P6">(000.000)(000.720)(000.000)(000.000)(000.000)(000.000)</text:p>
      <text:p text:style-name="P6">(000.000)(000.740)(000.000)(000.000)(000.000)(000.000)</text:p>
      <text:p text:style-name="P6">(000.000)(000.738)(000.000)(000.000)(000.000)(000.000)</text:p>
      <text:p text:style-name="P6"/>
      <text:p text:style-name="P6">P.01(0210530001500)(00)(15)(6)(1.9)(MWh)(2.9)(MWh)(5.9)(Mvarh)(6.9)(Mvarh)(7.9)(Mvarh)(8.9)(Mvarh)</text:p>
      <text:p text:style-name="P6">(000.000)(000.679)(000.000)(000.000)(000.000)(000.000)</text:p>
      <text:p text:style-name="P6">(000.000)(000.656)(000.000)(000.000)(000.000)(000.000)</text:p>
      <text:p text:style-name="P6">(000.000)(000.656)(000.000)(000.001)(000.000)(000.000)</text:p>
      <text:p text:style-name="P6">(000.000)(000.656)(000.000)(000.000)(000.000)(000.000)</text:p>
      <text:p text:style-name="P6">(000.000)(000.692)(000.000)(000.000)(000.000)(000.000)</text:p>
      <text:p text:style-name="P6">(000.000)(000.693)(000.000)(000.000)(000.000)(000.000)</text:p>
      <text:p text:style-name="P6">(000.000)(000.694)(000.000)(000.000)(000.000)(000.000)</text:p>
      <text:p text:style-name="P6">(000.000)(000.692)(000.000)(000.000)(000.000)(000.000)</text:p>
      <text:p text:style-name="P6">(000.000)(000.693)(000.000)(000.000)(000.000)(000.000)</text:p>
      <text:p text:style-name="P6">(000.000)(000.692)(000.000)(000.000)(000.000)(000.000)</text:p>
      <text:p text:style-name="P6">(000.000)(000.692)(000.000)(000.000)(000.000)(000.000)</text:p>
      <text:p text:style-name="P6">(000.000)(000.691)(000.000)(000.000)(000.000)(000.000)</text:p>
      <text:p text:style-name="P6">(000.000)(000.595)(000.000)(000.003)(000.002)(000.000)</text:p>
      <text:p text:style-name="P6">(000.000)(000.594)(000.000)(000.000)(000.000)(000.000)</text:p>
      <text:p text:style-name="P6">(000.000)(000.603)(000.000)(000.000)(000.000)(000.000)</text:p>
      <text:p text:style-name="P6">(000.000)(000.614)(000.000)(000.000)(000.000)(000.000)</text:p>
      <text:p text:style-name="P6">(000.000)(000.673)(000.000)(000.000)(000.000)(000.000)</text:p>
      <text:p text:style-name="P6">(000.000)(000.685)(000.000)(000.000)(000.000)(000.000)</text:p>
      <text:p text:style-name="P6">(000.000)(000.673)(000.000)(000.000)(000.000)(000.000)</text:p>
      <text:p text:style-name="P6">(000.000)(000.642)(000.000)(000.000)(000.000)(000.000)</text:p>
      <text:p text:style-name="P6">(000.000)(000.639)(000.000)(000.000)(000.000)(000.000)</text:p>
      <text:p text:style-name="P6">(000.000)(000.632)(000.000)(000.000)(000.000)(000.000)</text:p>
      <text:p text:style-name="P6">(000.000)(000.605)(000.000)(000.000)(000.000)(000.000)</text:p>
      <text:p text:style-name="P6">(000.000)(000.607)(000.000)(000.000)(000.000)(000.000)</text:p>
      <text:p text:style-name="P6">(000.000)(000.598)(000.000)(000.003)(000.001)(000.000)</text:p>
      <text:p text:style-name="P6">(000.000)(000.595)(000.000)(000.003)(000.001)(000.000)</text:p>
      <text:p text:style-name="P6">(000.000)(000.606)(000.000)(000.000)(000.000)(000.000)</text:p>
      <text:p text:style-name="P6">(000.000)(000.605)(000.000)(000.000)(000.000)(000.000)</text:p>
      <text:p text:style-name="P6">(000.000)(000.591)(000.000)(000.000)(000.000)(000.000)</text:p>
      <text:p text:style-name="P6">(000.000)(000.589)(000.000)(000.001)(000.000)(000.000)</text:p>
      <text:p text:style-name="P6">(000.000)(000.589)(000.000)(000.004)(000.000)(000.000)</text:p>
      <text:p text:style-name="P6"><text:soft-page-break/>(000.000)(000.588)(000.000)(000.000)(000.001)(000.000)</text:p>
      <text:p text:style-name="P6">(000.000)(000.589)(000.000)(000.000)(000.000)(000.000)</text:p>
      <text:p text:style-name="P6">(000.000)(000.589)(000.000)(000.000)(000.000)(000.000)</text:p>
      <text:p text:style-name="P6">(000.000)(000.583)(000.000)(000.000)(000.000)(000.000)</text:p>
      <text:p text:style-name="P6">(000.000)(000.575)(000.000)(000.002)(000.001)(000.000)</text:p>
      <text:p text:style-name="P6">(000.000)(000.574)(000.000)(000.002)(000.000)(000.000)</text:p>
      <text:p text:style-name="P6">(000.000)(000.575)(000.000)(000.000)(000.000)(000.000)</text:p>
      <text:p text:style-name="P6">(000.000)(000.571)(000.000)(000.000)(000.000)(000.000)</text:p>
      <text:p text:style-name="P6">(000.000)(000.557)(000.000)(000.000)(000.000)(000.000)</text:p>
      <text:p text:style-name="P6">(000.000)(000.557)(000.000)(000.000)(000.000)(000.000)</text:p>
      <text:p text:style-name="P6">(000.000)(000.557)(000.000)(000.000)(000.000)(000.000)</text:p>
      <text:p text:style-name="P6">(000.000)(000.557)(000.000)(000.000)(000.000)(000.000)</text:p>
      <text:p text:style-name="P6">(000.000)(000.558)(000.000)(000.007)(000.002)(000.000)</text:p>
      <text:p text:style-name="P6">(000.000)(000.568)(000.000)(000.003)(000.005)(000.000)</text:p>
      <text:p text:style-name="P6">(000.000)(000.571)(000.000)(000.000)(000.000)(000.000)</text:p>
      <text:p text:style-name="P6">(000.000)(000.570)(000.000)(000.000)(000.000)(000.000)</text:p>
      <text:p text:style-name="P6">(000.000)(000.571)(000.000)(000.000)(000.000)(000.000)</text:p>
      <text:p text:style-name="P6">(000.000)(000.570)(000.000)(000.001)(000.000)(000.000)</text:p>
      <text:p text:style-name="P6">(000.000)(000.570)(000.000)(000.000)(000.000)(000.000)</text:p>
      <text:p text:style-name="P6">(000.000)(000.570)(000.000)(000.000)(000.000)(000.000)</text:p>
      <text:p text:style-name="P6">(000.000)(000.570)(000.000)(000.000)(000.000)(000.000)</text:p>
      <text:p text:style-name="P6">(000.000)(000.569)(000.000)(000.000)(000.000)(000.000)</text:p>
      <text:p text:style-name="P6">(000.000)(000.563)(000.000)(000.000)(000.000)(000.000)</text:p>
      <text:p text:style-name="P6">(000.000)(000.561)(000.000)(000.000)(000.001)(000.000)</text:p>
      <text:p text:style-name="P6">(000.000)(000.561)(000.000)(000.003)(000.000)(000.000)</text:p>
      <text:p text:style-name="P6">(000.000)(000.543)(000.000)(000.000)(000.000)(000.000)</text:p>
      <text:p text:style-name="P6">(000.000)(000.544)(000.000)(000.000)(000.000)(000.000)</text:p>
      <text:p text:style-name="P6">(000.000)(000.544)(000.000)(000.000)(000.000)(000.000)</text:p>
      <text:p text:style-name="P6">(000.000)(000.544)(000.000)(000.000)(000.000)(000.000)</text:p>
      <text:p text:style-name="P6">(000.000)(000.544)(000.000)(000.002)(000.000)(000.000)</text:p>
      <text:p text:style-name="P6">(000.000)(000.543)(000.000)(000.000)(000.000)(000.000)</text:p>
      <text:p text:style-name="P6">(000.000)(000.544)(000.000)(000.000)(000.000)(000.000)</text:p>
      <text:p text:style-name="P6">(000.000)(000.543)(000.000)(000.000)(000.000)(000.000)</text:p>
      <text:p text:style-name="P6">(000.000)(000.544)(000.000)(000.000)(000.001)(000.000)</text:p>
      <text:p text:style-name="P6">(000.000)(000.544)(000.000)(000.001)(000.000)(000.000)</text:p>
      <text:p text:style-name="P6">(000.000)(000.544)(000.000)(000.000)(000.000)(000.000)</text:p>
      <text:p text:style-name="P6">(000.000)(000.543)(000.000)(000.004)(000.003)(000.000)</text:p>
      <text:p text:style-name="P6">(000.000)(000.442)(000.000)(000.006)(000.007)(000.000)</text:p>
      <text:p text:style-name="P6">(000.000)(000.567)(000.000)(000.000)(000.000)(000.000)</text:p>
      <text:p text:style-name="P6">(000.000)(000.567)(000.000)(000.000)(000.000)(000.000)</text:p>
      <text:p text:style-name="P6">(000.000)(000.556)(000.000)(000.000)(000.000)(000.000)</text:p>
      <text:p text:style-name="P6">(000.000)(000.532)(000.000)(000.002)(000.000)(000.000)</text:p>
      <text:p text:style-name="P6">(000.000)(000.509)(000.000)(000.000)(000.000)(000.000)</text:p>
      <text:p text:style-name="P6">(000.000)(000.509)(000.000)(000.000)(000.000)(000.000)</text:p>
      <text:p text:style-name="P6">(000.000)(000.517)(000.000)(000.000)(000.000)(000.000)</text:p>
      <text:p text:style-name="P6">(000.000)(000.543)(000.000)(000.000)(000.000)(000.000)</text:p>
      <text:p text:style-name="P6">(000.000)(000.527)(000.000)(000.000)(000.000)(000.000)</text:p>
      <text:p text:style-name="P6">(000.000)(000.497)(000.000)(000.001)(000.000)(000.000)</text:p>
      <text:p text:style-name="P6">(000.000)(000.497)(000.000)(000.003)(000.005)(000.000)</text:p>
      <text:p text:style-name="P6">(000.000)(000.498)(000.000)(000.003)(000.001)(000.000)</text:p>
      <text:p text:style-name="P6">(000.000)(000.497)(000.000)(000.000)(000.000)(000.000)</text:p>
      <text:p text:style-name="P6">(000.000)(000.502)(000.000)(000.000)(000.000)(000.000)</text:p>
      <text:p text:style-name="P6"><text:soft-page-break/>(000.000)(000.522)(000.000)(000.000)(000.000)(000.000)</text:p>
      <text:p text:style-name="P6">(000.000)(000.521)(000.000)(000.001)(000.000)(000.000)</text:p>
      <text:p text:style-name="P6">(000.000)(000.508)(000.000)(000.000)(000.000)(000.000)</text:p>
      <text:p text:style-name="P6">(000.000)(000.506)(000.000)(000.000)(000.000)(000.000)</text:p>
      <text:p text:style-name="P6">(000.000)(000.513)(000.000)(000.000)(000.000)(000.000)</text:p>
      <text:p text:style-name="P6">(000.000)(000.521)(000.000)(000.001)(000.002)(000.000)</text:p>
      <text:p text:style-name="P6">(000.000)(000.528)(000.000)(000.000)(000.000)(000.000)</text:p>
      <text:p text:style-name="P6">(000.000)(000.529)(000.000)(000.000)(000.000)(000.000)</text:p>
      <text:p text:style-name="P6">(000.000)(000.528)(000.000)(000.001)(000.000)(000.000)</text:p>
      <text:p text:style-name="P6">(000.000)(000.488)(000.000)(000.001)(000.001)(000.000)</text:p>
      <text:p text:style-name="P6">(000.000)(000.475)(000.000)(000.000)(000.000)(000.000)</text:p>
      <text:p text:style-name="P6">(000.000)(000.475)(000.000)(000.000)(000.000)(000.000)</text:p>
      <text:p text:style-name="P6">(000.000)(000.476)(000.000)(000.000)(000.000)(000.000)</text:p>
      <text:p text:style-name="P6"/>
      <text:p text:style-name="P6">P.01(0210531001500)(00)(15)(6)(1.9)(MWh)(2.9)(MWh)(5.9)(Mvarh)(6.9)(Mvarh)(7.9)(Mvarh)(8.9)(Mvarh)</text:p>
      <text:p text:style-name="P7">(000.000)(000.490)(000.000)(000.000)(000.000)(000.000)</text:p>
      <text:p text:style-name="P7">(000.000)(000.500)(000.000)(000.001)(000.001)(000.000)</text:p>
      <text:p text:style-name="P7">(000.000)(000.496)(000.000)(000.000)(000.000)(000.000)</text:p>
      <text:p text:style-name="P7">(000.000)(000.482)(000.000)(000.002)(000.002)(000.000)</text:p>
      <text:p text:style-name="P9">(000.000)(000.482)(000.000)(000.000)(000.000)(000.000)</text:p>
      <text:p text:style-name="P9">(000.000)(000.485)(000.000)(000.000)(000.000)(000.000)</text:p>
      <text:p text:style-name="P9">(000.000)(000.485)(000.000)(000.000)(000.000)(000.000)</text:p>
      <text:p text:style-name="P9">(000.000)(000.485)(000.000)(000.000)(000.000)(000.000)</text:p>
      <text:p text:style-name="P7">(000.000)(000.486)(000.000)(000.000)(000.000)(000.000)</text:p>
      <text:p text:style-name="P7">(000.000)(000.486)(000.000)(000.000)(000.000)(000.000)</text:p>
      <text:p text:style-name="P7">(000.000)(000.485)(000.000)(000.000)(000.000)(000.000)</text:p>
      <text:p text:style-name="P7">(000.000)(000.486)(000.000)(000.000)(000.000)(000.000)</text:p>
      <text:p text:style-name="P9">(000.000)(000.485)(000.000)(000.000)(000.000)(000.000)</text:p>
      <text:p text:style-name="P9">(000.000)(000.485)(000.000)(000.000)(000.000)(000.000)</text:p>
      <text:p text:style-name="P9">(000.000)(000.485)(000.000)(000.000)(000.000)(000.000)</text:p>
      <text:p text:style-name="P9">(000.000)(000.484)(000.000)(000.000)(000.000)(000.000)</text:p>
      <text:p text:style-name="P7">(000.000)(000.460)(000.000)(000.000)(000.000)(000.000)</text:p>
      <text:p text:style-name="P7">(000.000)(000.457)(000.000)(000.000)(000.000)(000.000)</text:p>
      <text:p text:style-name="P7">(000.000)(000.456)(000.000)(000.000)(000.000)(000.000)</text:p>
      <text:p text:style-name="P7">(000.000)(000.455)(000.000)(000.001)(000.001)(000.000)</text:p>
      <text:p text:style-name="P6">(000.000)(000.454)(000.000)(000.000)(000.001)(000.000)</text:p>
      <text:p text:style-name="P6">(000.000)(000.456)(000.000)(000.000)(000.000)(000.000)</text:p>
      <text:p text:style-name="P6">(000.000)(000.455)(000.000)(000.000)(000.000)(000.000)</text:p>
      <text:p text:style-name="P6">(000.000)(000.455)(000.000)(000.000)(000.000)(000.000)</text:p>
      <text:p text:style-name="P6">(000.000)(000.456)(000.000)(000.000)(000.000)(000.000)</text:p>
      <text:p text:style-name="P6">(000.000)(000.456)(000.000)(000.000)(000.000)(000.000)</text:p>
      <text:p text:style-name="P6">(000.000)(000.455)(000.000)(000.002)(000.000)(000.000)</text:p>
      <text:p text:style-name="P6">(000.000)(000.456)(000.000)(000.000)(000.002)(000.000)</text:p>
      <text:p text:style-name="P6">(000.000)(000.455)(000.000)(000.001)(000.002)(000.000)</text:p>
      <text:p text:style-name="P6">(000.000)(000.456)(000.000)(000.000)(000.000)(000.000)</text:p>
      <text:p text:style-name="P6">(000.000)(000.455)(000.000)(000.000)(000.000)(000.000)</text:p>
      <text:p text:style-name="P6">(000.000)(000.456)(000.000)(000.000)(000.000)(000.000)</text:p>
      <text:p text:style-name="P6">(000.000)(000.455)(000.000)(000.000)(000.000)(000.000)</text:p>
      <text:p text:style-name="P6">(000.000)(000.456)(000.000)(000.000)(000.000)(000.000)</text:p>
      <text:p text:style-name="P6">(000.000)(000.455)(000.000)(000.000)(000.000)(000.000)</text:p>
      <text:p text:style-name="P6">(000.000)(000.455)(000.000)(000.000)(000.000)(000.000)</text:p>
      <text:p text:style-name="P6"><text:soft-page-break/>(000.000)(000.454)(000.000)(000.000)(000.000)(000.000)</text:p>
      <text:p text:style-name="P6">(000.000)(000.451)(000.000)(000.000)(000.000)(000.000)</text:p>
      <text:p text:style-name="P6">(000.000)(000.451)(000.000)(000.000)(000.000)(000.000)</text:p>
      <text:p text:style-name="P6">(000.000)(000.452)(000.000)(000.000)(000.000)(000.000)</text:p>
      <text:p text:style-name="P6">(000.000)(000.431)(000.000)(000.000)(000.000)(000.000)</text:p>
      <text:p text:style-name="P6">(000.000)(000.427)(000.000)(000.000)(000.000)(000.000)</text:p>
      <text:p text:style-name="P6">(000.000)(000.428)(000.000)(000.000)(000.000)(000.000)</text:p>
      <text:p text:style-name="P6">(000.000)(000.428)(000.000)(000.000)(000.001)(000.000)</text:p>
      <text:p text:style-name="P6">(000.000)(000.452)(000.000)(000.000)(000.000)(000.000)</text:p>
      <text:p text:style-name="P6">(000.000)(000.455)(000.000)(000.000)(000.000)(000.000)</text:p>
      <text:p text:style-name="P6">(000.000)(000.455)(000.000)(000.000)(000.000)(000.000)</text:p>
      <text:p text:style-name="P6">(000.000)(000.458)(000.000)(000.000)(000.000)(000.000)</text:p>
      <text:p text:style-name="P6">(000.000)(000.472)(000.000)(000.000)(000.000)(000.000)</text:p>
      <text:p text:style-name="P6">(000.000)(000.472)(000.000)(000.000)(000.000)(000.000)</text:p>
      <text:p text:style-name="P6">(000.000)(000.471)(000.000)(000.000)(000.000)(000.000)</text:p>
      <text:p text:style-name="P6">(000.000)(000.520)(000.000)(000.000)(000.000)(000.000)</text:p>
      <text:p text:style-name="P6">(000.000)(000.523)(000.000)(000.000)(000.000)(000.000)</text:p>
      <text:p text:style-name="P6">(000.000)(000.523)(000.000)(000.000)(000.000)(000.000)</text:p>
      <text:p text:style-name="P6">(000.000)(000.506)(000.000)(000.000)(000.000)(000.000)</text:p>
      <text:p text:style-name="P6">(000.000)(000.503)(000.000)(000.000)(000.000)(000.000)</text:p>
      <text:p text:style-name="P6">(000.000)(000.509)(000.000)(000.000)(000.000)(000.000)</text:p>
      <text:p text:style-name="P6">(000.000)(000.523)(000.000)(000.000)(000.000)(000.000)</text:p>
      <text:p text:style-name="P6">(000.000)(000.534)(000.000)(000.001)(000.000)(000.000)</text:p>
      <text:p text:style-name="P6">(000.000)(000.549)(000.000)(000.000)(000.001)(000.000)</text:p>
      <text:p text:style-name="P6">(000.000)(000.550)(000.000)(000.000)(000.000)(000.000)</text:p>
      <text:p text:style-name="P6">(000.000)(000.549)(000.000)(000.000)(000.000)(000.000)</text:p>
      <text:p text:style-name="P6">(000.000)(000.564)(000.000)(000.000)(000.000)(000.000)</text:p>
      <text:p text:style-name="P6">(000.000)(000.575)(000.000)(000.000)(000.000)(000.000)</text:p>
      <text:p text:style-name="P6">(000.000)(000.575)(000.000)(000.000)(000.000)(000.000)</text:p>
      <text:p text:style-name="P6">(000.000)(000.575)(000.000)(000.000)(000.000)(000.000)</text:p>
      <text:p text:style-name="P6">(000.000)(000.575)(000.000)(000.000)(000.000)(000.000)</text:p>
      <text:p text:style-name="P6">(000.000)(000.574)(000.000)(000.000)(000.000)(000.000)</text:p>
      <text:p text:style-name="P6">(000.000)(000.576)(000.000)(000.001)(000.000)(000.000)</text:p>
      <text:p text:style-name="P6">(000.000)(000.580)(000.000)(000.000)(000.000)(000.000)</text:p>
      <text:p text:style-name="P6">(000.000)(000.599)(000.000)(000.000)(000.000)(000.000)</text:p>
      <text:p text:style-name="P6">(000.000)(000.600)(000.000)(000.000)(000.000)(000.000)</text:p>
      <text:p text:style-name="P6">(000.000)(000.600)(000.000)(000.001)(000.000)(000.000)</text:p>
      <text:p text:style-name="P6">(000.000)(000.599)(000.000)(000.000)(000.000)(000.000)</text:p>
      <text:p text:style-name="P6">(000.000)(000.600)(000.000)(000.000)(000.000)(000.000)</text:p>
      <text:p text:style-name="P6">(000.000)(000.599)(000.000)(000.000)(000.000)(000.000)</text:p>
      <text:p text:style-name="P6">(000.000)(000.618)(000.000)(000.000)(000.000)(000.000)</text:p>
      <text:p text:style-name="P6">(000.000)(000.629)(000.000)(000.000)(000.000)(000.000)</text:p>
      <text:p text:style-name="P6">(000.000)(000.629)(000.000)(000.000)(000.000)(000.000)</text:p>
      <text:p text:style-name="P6">(000.000)(000.629)(000.000)(000.000)(000.000)(000.000)</text:p>
      <text:p text:style-name="P6">(000.000)(000.624)(000.000)(000.000)(000.000)(000.000)</text:p>
      <text:p text:style-name="P6">(000.000)(000.599)(000.000)(000.000)(000.000)(000.000)</text:p>
      <text:p text:style-name="P6">(000.000)(000.599)(000.000)(000.000)(000.000)(000.000)</text:p>
      <text:p text:style-name="P6">(000.000)(000.599)(000.000)(000.000)(000.000)(000.000)</text:p>
      <text:p text:style-name="P6">(000.000)(000.598)(000.000)(000.000)(000.000)(000.000)</text:p>
      <text:p text:style-name="P6">(000.000)(000.598)(000.000)(000.000)(000.000)(000.000)</text:p>
      <text:p text:style-name="P6">(000.000)(000.597)(000.000)(000.000)(000.000)(000.000)</text:p>
      <text:p text:style-name="P6">(000.000)(000.598)(000.000)(000.000)(000.001)(000.000)</text:p>
      <text:p text:style-name="P6"><text:soft-page-break/>(000.000)(000.575)(000.000)(000.002)(000.000)(000.000)</text:p>
      <text:p text:style-name="P6">(000.000)(000.574)(000.000)(000.000)(000.000)(000.000)</text:p>
      <text:p text:style-name="P6">(000.000)(000.572)(000.000)(000.000)(000.000)(000.000)</text:p>
      <text:p text:style-name="P6">(000.000)(000.573)(000.000)(000.001)(000.000)(000.000)</text:p>
      <text:p text:style-name="P7">(000.000)(000.535)(000.000)(000.000)(000.000)(000.000)</text:p>
      <text:p text:style-name="P7">(000.000)(000.533)(000.000)(000.000)(000.001)(000.000)</text:p>
      <text:p text:style-name="P7">(000.000)(000.551)(000.000)(000.000)(000.000)(000.000)</text:p>
      <text:p text:style-name="P7">P.01(0210601000000)(10)(15)(6)(1.9)(MWh)(2.9)(MWh)(5.9)(Mvarh)(6.9)(Mvarh)(7.9)(Mvarh)(8.9)(Mvarh)</text:p>
      <text:p text:style-name="P7">(000.000)(000.566)(000.000)(000.000)(000.000)(000.000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6-02T11:27:34.548485273</meta:creation-date>
    <dc:date>2021-06-02T14:00:08.674387496</dc:date>
    <meta:editing-duration>PT1H59M47S</meta:editing-duration>
    <meta:editing-cycles>238</meta:editing-cycles>
    <meta:generator>LibreOffice/5.1.6.2$Linux_X86_64 LibreOffice_project/10m0$Build-2</meta:generator>
    <meta:document-statistic meta:table-count="0" meta:image-count="0" meta:object-count="0" meta:page-count="60" meta:paragraph-count="3012" meta:word-count="3012" meta:character-count="164188" meta:non-whitespace-character-count="164188"/>
  </office:meta>
</office:document-meta>
</file>